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1" svg:font-family="'Lucida Sans Unicode'"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10.797cm" style:rel-width="100%" table:align="left" style:writing-mode="lr-tb"/>
    </style:style>
    <style:style style:name="Table1.A" style:family="table-column">
      <style:table-column-properties style:column-width="10.797cm" style:rel-column-width="6121*"/>
    </style:style>
    <style:style style:name="Table1.1" style:family="table-row">
      <style:table-row-properties fo:keep-together="auto"/>
    </style:style>
    <style:style style:name="Table1.A1" style:family="table-cell">
      <style:table-cell-properties style:vertical-align="middle" fo:padding="0.132cm" fo:border="none" style:writing-mode="lr-tb"/>
    </style:style>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b38dbf6" officeooo:paragraph-rsid="3ecb6fdd" style:font-style-asian="normal" style:font-style-complex="normal"/>
    </style:style>
    <style:style style:name="P17" style:family="paragraph" style:parent-style-name="Text_20_body">
      <style:text-properties fo:font-style="normal" officeooo:rsid="35e0484a" officeooo:paragraph-rsid="3eca56fb" style:font-style-asian="normal" style:font-style-complex="normal"/>
    </style:style>
    <style:style style:name="P18" style:family="paragraph" style:parent-style-name="Text_20_body">
      <style:text-properties fo:font-style="normal" officeooo:rsid="3f0ce7b6" officeooo:paragraph-rsid="3f0ce7b6" style:font-style-asian="normal" style:font-style-complex="normal"/>
    </style:style>
    <style:style style:name="P19" style:family="paragraph" style:parent-style-name="Text_20_body">
      <style:text-properties fo:font-style="normal" officeooo:rsid="3f141063" officeooo:paragraph-rsid="3f141063" style:font-style-asian="normal" style:font-style-complex="normal"/>
    </style:style>
    <style:style style:name="P20" style:family="paragraph" style:parent-style-name="Text_20_body">
      <style:text-properties fo:font-style="normal" officeooo:rsid="0eda3bbd" officeooo:paragraph-rsid="3f2f8d78" style:font-style-asian="normal" style:font-style-complex="normal"/>
    </style:style>
    <style:style style:name="P21" style:family="paragraph" style:parent-style-name="Text_20_body">
      <style:text-properties fo:font-style="normal" officeooo:rsid="0edf419d" officeooo:paragraph-rsid="3f2f8d78" style:font-style-asian="normal" style:font-style-complex="normal"/>
    </style:style>
    <style:style style:name="P22" style:family="paragraph" style:parent-style-name="Text_20_body">
      <style:text-properties fo:font-style="normal" officeooo:rsid="0ed9dc92" officeooo:paragraph-rsid="3f2f8d78" style:font-style-asian="normal" style:font-style-complex="normal"/>
    </style:style>
    <style:style style:name="P23" style:family="paragraph" style:parent-style-name="Text_20_body">
      <style:text-properties fo:font-style="normal" officeooo:rsid="0edb61c7" officeooo:paragraph-rsid="3f2f8d78" style:font-style-asian="normal" style:font-style-complex="normal"/>
    </style:style>
    <style:style style:name="P24" style:family="paragraph" style:parent-style-name="Text_20_body">
      <style:text-properties fo:font-style="normal" officeooo:rsid="0edc37bd" officeooo:paragraph-rsid="3f2f8d78" style:font-style-asian="normal" style:font-style-complex="normal"/>
    </style:style>
    <style:style style:name="P25" style:family="paragraph" style:parent-style-name="Text_20_body">
      <style:text-properties fo:font-style="normal" officeooo:rsid="3f2fe18f" officeooo:paragraph-rsid="3f2fe18f" style:font-style-asian="normal" style:font-style-complex="normal"/>
    </style:style>
    <style:style style:name="P26" style:family="paragraph" style:parent-style-name="Text_20_body">
      <style:text-properties officeooo:rsid="339f8655" officeooo:paragraph-rsid="339f8655"/>
    </style:style>
    <style:style style:name="P27" style:family="paragraph" style:parent-style-name="Text_20_body">
      <style:text-properties fo:font-style="italic" officeooo:rsid="3a66eab9" officeooo:paragraph-rsid="3eca56fb" style:font-style-asian="italic" style:font-style-complex="italic"/>
    </style:style>
    <style:style style:name="P28" style:family="paragraph" style:parent-style-name="Text_20_body">
      <style:text-properties fo:font-style="italic" officeooo:rsid="3a3d2893" officeooo:paragraph-rsid="3a3d2893" style:font-style-asian="italic" style:font-style-complex="italic"/>
    </style:style>
    <style:style style:name="P29" style:family="paragraph" style:parent-style-name="Text_20_body">
      <style:text-properties fo:font-style="italic" officeooo:rsid="3c6be572" officeooo:paragraph-rsid="3c6be572" style:font-style-asian="italic" style:font-style-complex="italic"/>
    </style:style>
    <style:style style:name="P30" style:family="paragraph" style:parent-style-name="Text_20_body">
      <style:text-properties fo:font-style="italic" officeooo:rsid="3f141063" officeooo:paragraph-rsid="3f141063" style:font-style-asian="italic" style:font-style-complex="italic"/>
    </style:style>
    <style:style style:name="P31" style:family="paragraph" style:parent-style-name="Text_20_body">
      <style:text-properties officeooo:rsid="3c7a4650" officeooo:paragraph-rsid="3c7a4650"/>
    </style:style>
    <style:style style:name="P32" style:family="paragraph" style:parent-style-name="Text_20_body">
      <style:text-properties officeooo:rsid="3a66eab9" officeooo:paragraph-rsid="3a66eab9"/>
    </style:style>
    <style:style style:name="P33" style:family="paragraph" style:parent-style-name="Text_20_body">
      <style:text-properties officeooo:rsid="3d69cd93" officeooo:paragraph-rsid="3d69cd93"/>
    </style:style>
    <style:style style:name="P34" style:family="paragraph" style:parent-style-name="Text_20_body">
      <style:text-properties officeooo:rsid="38cb10ee" officeooo:paragraph-rsid="38cb10ee"/>
    </style:style>
    <style:style style:name="P35" style:family="paragraph" style:parent-style-name="Text_20_body">
      <style:text-properties officeooo:rsid="36bf326d" officeooo:paragraph-rsid="36bfbf9e"/>
    </style:style>
    <style:style style:name="P36" style:family="paragraph" style:parent-style-name="Text_20_body">
      <style:text-properties officeooo:rsid="3c546974" officeooo:paragraph-rsid="3c546974"/>
    </style:style>
    <style:style style:name="P37" style:family="paragraph" style:parent-style-name="Text_20_body">
      <style:text-properties officeooo:rsid="33a6cd36" officeooo:paragraph-rsid="33a6cd36"/>
    </style:style>
    <style:style style:name="P38" style:family="paragraph" style:parent-style-name="Text_20_body">
      <style:text-properties officeooo:rsid="3020b1f3" officeooo:paragraph-rsid="3ec7d21d"/>
    </style:style>
    <style:style style:name="P39" style:family="paragraph" style:parent-style-name="Text_20_body">
      <style:text-properties officeooo:rsid="30578b9f" officeooo:paragraph-rsid="3ec94f31"/>
    </style:style>
    <style:style style:name="P40" style:family="paragraph" style:parent-style-name="Text_20_body">
      <style:text-properties officeooo:rsid="35e9c591" officeooo:paragraph-rsid="3ec7d21d"/>
    </style:style>
    <style:style style:name="P41" style:family="paragraph" style:parent-style-name="Text_20_body">
      <style:text-properties officeooo:rsid="341922ca" officeooo:paragraph-rsid="3ebfa7d9"/>
    </style:style>
    <style:style style:name="P42" style:family="paragraph" style:parent-style-name="Text_20_body">
      <style:text-properties officeooo:rsid="370218e5" officeooo:paragraph-rsid="3ebfd5c0"/>
    </style:style>
    <style:style style:name="P43" style:family="paragraph" style:parent-style-name="Text_20_body">
      <style:text-properties officeooo:rsid="36e1cfb7" officeooo:paragraph-rsid="3ecab493"/>
    </style:style>
    <style:style style:name="P44" style:family="paragraph" style:parent-style-name="Text_20_body">
      <style:text-properties officeooo:rsid="2e682b1d" officeooo:paragraph-rsid="3ec94f31"/>
    </style:style>
    <style:style style:name="P45" style:family="paragraph" style:parent-style-name="Text_20_body">
      <style:text-properties officeooo:rsid="3309cb8d" officeooo:paragraph-rsid="3ec7d21d"/>
    </style:style>
    <style:style style:name="P46" style:family="paragraph" style:parent-style-name="Text_20_body">
      <style:text-properties officeooo:rsid="330e2b7e" officeooo:paragraph-rsid="3eca56fb"/>
    </style:style>
    <style:style style:name="P47" style:family="paragraph" style:parent-style-name="Text_20_body">
      <style:text-properties officeooo:rsid="35e1540e" officeooo:paragraph-rsid="3ecab493"/>
    </style:style>
    <style:style style:name="P48" style:family="paragraph" style:parent-style-name="Text_20_body">
      <style:text-properties officeooo:rsid="35e437ec" officeooo:paragraph-rsid="3ecab493"/>
    </style:style>
    <style:style style:name="P49" style:family="paragraph" style:parent-style-name="Text_20_body">
      <style:text-properties officeooo:rsid="35e77276" officeooo:paragraph-rsid="3ecab493"/>
    </style:style>
    <style:style style:name="P50" style:family="paragraph" style:parent-style-name="Text_20_body">
      <style:text-properties officeooo:rsid="3dd3ea74" officeooo:paragraph-rsid="3ec94f31"/>
    </style:style>
    <style:style style:name="P51" style:family="paragraph" style:parent-style-name="Text_20_body">
      <style:text-properties officeooo:rsid="3ea385fe" officeooo:paragraph-rsid="3ea385fe"/>
    </style:style>
    <style:style style:name="P52" style:family="paragraph" style:parent-style-name="Text_20_body">
      <style:text-properties officeooo:rsid="3b4eea96" officeooo:paragraph-rsid="3b4eea96"/>
    </style:style>
    <style:style style:name="P53" style:family="paragraph" style:parent-style-name="Text_20_body">
      <style:text-properties officeooo:rsid="38ce9fdb" officeooo:paragraph-rsid="38ce9fdb"/>
    </style:style>
    <style:style style:name="P54" style:family="paragraph" style:parent-style-name="Text_20_body">
      <style:text-properties officeooo:paragraph-rsid="3a41bb48"/>
    </style:style>
    <style:style style:name="P55" style:family="paragraph" style:parent-style-name="Text_20_body">
      <style:text-properties officeooo:paragraph-rsid="3ab46809"/>
    </style:style>
    <style:style style:name="P56" style:family="paragraph" style:parent-style-name="Text_20_body">
      <style:text-properties officeooo:rsid="3a463fd8" officeooo:paragraph-rsid="3a3d2893"/>
    </style:style>
    <style:style style:name="P57" style:family="paragraph" style:parent-style-name="Text_20_body">
      <style:text-properties officeooo:rsid="3ed1f66a" officeooo:paragraph-rsid="3ed1f66a"/>
    </style:style>
    <style:style style:name="P58" style:family="paragraph" style:parent-style-name="Text_20_body">
      <style:text-properties officeooo:rsid="3eddc644" officeooo:paragraph-rsid="3eddc644"/>
    </style:style>
    <style:style style:name="P59" style:family="paragraph" style:parent-style-name="Text_20_body">
      <style:text-properties officeooo:rsid="3ede8399" officeooo:paragraph-rsid="3ede8399"/>
    </style:style>
    <style:style style:name="P60" style:family="paragraph" style:parent-style-name="Text_20_body">
      <style:text-properties officeooo:rsid="3ee7141d" officeooo:paragraph-rsid="3ee7141d"/>
    </style:style>
    <style:style style:name="P61" style:family="paragraph" style:parent-style-name="Text_20_body">
      <style:text-properties officeooo:rsid="3ec7d21d" officeooo:paragraph-rsid="3ec7d21d"/>
    </style:style>
    <style:style style:name="P62" style:family="paragraph" style:parent-style-name="Text_20_body">
      <style:text-properties officeooo:rsid="3f06a511" officeooo:paragraph-rsid="3f06a511"/>
    </style:style>
    <style:style style:name="P63" style:family="paragraph" style:parent-style-name="Text_20_body">
      <style:text-properties officeooo:rsid="3f07feaf" officeooo:paragraph-rsid="3f07feaf"/>
    </style:style>
    <style:style style:name="P64" style:family="paragraph" style:parent-style-name="Text_20_body">
      <style:text-properties officeooo:rsid="3f0b0376" officeooo:paragraph-rsid="3f0b0376"/>
    </style:style>
    <style:style style:name="P65" style:family="paragraph" style:parent-style-name="Text_20_body">
      <style:text-properties officeooo:rsid="3ee0e308" officeooo:paragraph-rsid="3ee0e308"/>
    </style:style>
    <style:style style:name="P66" style:family="paragraph" style:parent-style-name="Text_20_body">
      <style:text-properties officeooo:rsid="3f0eae5f" officeooo:paragraph-rsid="3f0eae5f"/>
    </style:style>
    <style:style style:name="P67" style:family="paragraph" style:parent-style-name="Text_20_body">
      <style:text-properties officeooo:rsid="3f10a869" officeooo:paragraph-rsid="3f10a869"/>
    </style:style>
    <style:style style:name="P68" style:family="paragraph" style:parent-style-name="Text_20_body">
      <style:text-properties officeooo:rsid="3f142d61" officeooo:paragraph-rsid="3f142d61"/>
    </style:style>
    <style:style style:name="P69" style:family="paragraph" style:parent-style-name="Text_20_body">
      <style:text-properties officeooo:rsid="3f1830f5" officeooo:paragraph-rsid="3f1830f5"/>
    </style:style>
    <style:style style:name="P70" style:family="paragraph" style:parent-style-name="Text_20_body">
      <style:text-properties officeooo:rsid="3f1ccc3d" officeooo:paragraph-rsid="3f1ccc3d"/>
    </style:style>
    <style:style style:name="P71" style:family="paragraph" style:parent-style-name="Text_20_body">
      <style:text-properties officeooo:rsid="3f23f01f" officeooo:paragraph-rsid="3f23f01f"/>
    </style:style>
    <style:style style:name="P72" style:family="paragraph" style:parent-style-name="Text_20_body">
      <style:text-properties officeooo:rsid="3f26cdd4" officeooo:paragraph-rsid="3f28e62b"/>
    </style:style>
    <style:style style:name="P73" style:family="paragraph" style:parent-style-name="Text_20_body">
      <style:text-properties officeooo:rsid="3f283fcc" officeooo:paragraph-rsid="3f283fcc"/>
    </style:style>
    <style:style style:name="P74" style:family="paragraph" style:parent-style-name="Text_20_body">
      <style:text-properties officeooo:rsid="3f25f56d" officeooo:paragraph-rsid="3f28e62b"/>
    </style:style>
    <style:style style:name="P75" style:family="paragraph" style:parent-style-name="Text_20_body">
      <style:text-properties officeooo:rsid="3f258ed1" officeooo:paragraph-rsid="3f28e62b"/>
    </style:style>
    <style:style style:name="P76" style:family="paragraph" style:parent-style-name="Text_20_body">
      <style:text-properties officeooo:rsid="3f2c7b5b" officeooo:paragraph-rsid="3f2c7b5b"/>
    </style:style>
    <style:style style:name="P77" style:family="paragraph" style:parent-style-name="Text_20_body">
      <style:text-properties officeooo:rsid="3f2de3f3" officeooo:paragraph-rsid="3f2de3f3"/>
    </style:style>
    <style:style style:name="P78" style:family="paragraph" style:parent-style-name="Text_20_body">
      <style:text-properties officeooo:rsid="3f2f2a88" officeooo:paragraph-rsid="3f2f2a88"/>
    </style:style>
    <style:style style:name="P79" style:family="paragraph" style:parent-style-name="Text_20_body">
      <style:text-properties officeooo:rsid="36fca773" officeooo:paragraph-rsid="3f3655d2"/>
    </style:style>
    <style:style style:name="P80" style:family="paragraph" style:parent-style-name="Text_20_body">
      <style:text-properties officeooo:paragraph-rsid="3f3655d2"/>
    </style:style>
    <style:style style:name="P81" style:family="paragraph" style:parent-style-name="Text_20_body">
      <style:text-properties officeooo:rsid="3f3950c3" officeooo:paragraph-rsid="3f3950c3"/>
    </style:style>
    <style:style style:name="P82" style:family="paragraph" style:parent-style-name="Text_20_body">
      <style:text-properties style:text-underline-style="solid" style:text-underline-width="auto" style:text-underline-color="font-color"/>
    </style:style>
    <style:style style:name="P83" style:family="paragraph" style:parent-style-name="Text_20_body">
      <loext:graphic-properties draw:fill="solid" draw:fill-color="#b3b3b3" draw:opacity="100%"/>
      <style:paragraph-properties fo:background-color="#b3b3b3"/>
      <style:text-properties style:text-underline-style="solid" style:text-underline-width="auto" style:text-underline-color="font-color"/>
    </style:style>
    <style:style style:name="P84" style:family="paragraph" style:parent-style-name="Text_20_body">
      <style:text-properties style:text-underline-style="solid" style:text-underline-width="auto" style:text-underline-color="font-color" fo:background-color="#b3b3b3"/>
    </style:style>
    <style:style style:name="P85" style:family="paragraph" style:parent-style-name="Text_20_body">
      <style:paragraph-properties fo:text-align="justify" style:justify-single-word="false"/>
      <style:text-properties style:text-underline-style="solid" style:text-underline-width="auto" style:text-underline-color="font-color"/>
    </style:style>
    <style:style style:name="P86" style:family="paragraph" style:parent-style-name="Text_20_body">
      <style:text-properties style:text-line-through-style="none" style:text-line-through-type="none" style:text-underline-style="none" style:text-blinking="false"/>
    </style:style>
    <style:style style:name="P87" style:family="paragraph" style:parent-style-name="Text_20_body">
      <loext:graphic-properties draw:fill="solid" draw:fill-color="#b3b3b3" draw:opacity="100%"/>
      <style:paragraph-properties fo:background-color="#b3b3b3"/>
      <style:text-properties style:text-line-through-style="none" style:text-line-through-type="none" style:text-underline-style="none" style:text-blinking="false"/>
    </style:style>
    <style:style style:name="P88" style:family="paragraph" style:parent-style-name="Text_20_body">
      <style:paragraph-properties fo:text-align="justify" style:justify-single-word="false"/>
      <style:text-properties style:text-line-through-style="none" style:text-line-through-type="none" style:text-underline-style="none" style:text-blinking="false"/>
    </style:style>
    <style:style style:name="P89" style:family="paragraph" style:parent-style-name="Text_20_body">
      <style:text-properties fo:font-weight="bold"/>
    </style:style>
    <style:style style:name="P90" style:family="paragraph" style:parent-style-name="Text_20_body">
      <style:text-properties officeooo:rsid="3f3ca34b" officeooo:paragraph-rsid="3f3fcc11"/>
    </style:style>
    <style:style style:name="P91" style:family="paragraph" style:parent-style-name="Standard">
      <style:text-properties officeooo:rsid="3ee7141d" officeooo:paragraph-rsid="3ee7141d"/>
    </style:style>
    <style:style style:name="P92" style:family="paragraph" style:parent-style-name="Standard">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93" style:family="paragraph" style:parent-style-name="Standard">
      <style:text-properties style:use-window-font-color="true" fo:font-size="10pt" fo:language="cs" fo:country="CZ" officeooo:rsid="36fca773" officeooo:paragraph-rsid="3f368aba" fo:background-color="transparent" style:font-name-asian="Times New Roman" style:font-size-asian="10pt" style:language-asian="zxx" style:country-asian="none" style:font-name-complex="Times New Roman" style:font-size-complex="12pt" style:language-complex="zxx" style:country-complex="none"/>
    </style:style>
    <style:style style:name="P94" style:family="paragraph" style:parent-style-name="Standard">
      <style:text-properties style:use-window-font-color="true" fo:font-size="10pt" fo:language="cs" fo:country="CZ" officeooo:paragraph-rsid="3f368aba" fo:background-color="transparent" style:font-name-asian="Times New Roman" style:font-size-asian="10pt" style:language-asian="zxx" style:country-asian="none" style:font-name-complex="Times New Roman" style:font-size-complex="12pt" style:language-complex="zxx" style:country-complex="none"/>
    </style:style>
    <style:style style:name="P95" style:family="paragraph" style:parent-style-name="Text_20_body">
      <style:paragraph-properties fo:margin-top="0cm" fo:margin-bottom="0cm" loext:contextual-spacing="false"/>
      <style:text-properties fo:color="#000000" style:font-name="CharisSILW" loext:padding="0cm" loext:border="none"/>
    </style:style>
    <style:style style:name="P96" style:family="paragraph" style:parent-style-name="Text_20_body">
      <style:paragraph-properties fo:margin-left="1.251cm" fo:margin-right="0cm" fo:text-indent="0cm" style:auto-text-indent="false"/>
      <style:text-properties officeooo:paragraph-rsid="3f3655d2"/>
    </style:style>
    <style:style style:name="P97" style:family="paragraph" style:parent-style-name="List_20_Heading">
      <style:paragraph-properties style:snap-to-layout-grid="false"/>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98" style:family="paragraph" style:parent-style-name="List_20_Heading">
      <style:text-properties fo:language="cs" fo:country="CZ" officeooo:paragraph-rsid="3f3433df"/>
    </style:style>
    <style:style style:name="P99" style:family="paragraph" style:parent-style-name="List_20_Contents">
      <style:text-properties fo:language="cs" fo:country="CZ" officeooo:paragraph-rsid="3f3433df"/>
    </style:style>
    <style:style style:name="P100" style:family="paragraph" style:parent-style-name="List_20_Contents">
      <style:text-properties officeooo:paragraph-rsid="3f3433df"/>
    </style:style>
    <style:style style:name="P101" style:family="paragraph" style:parent-style-name="List_20_Contents">
      <style:paragraph-properties fo:margin-top="0cm" fo:margin-bottom="0.499cm" loext:contextual-spacing="false"/>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02" style:family="paragraph" style:parent-style-name="Text_20_body">
      <style:paragraph-properties fo:margin-left="1.27cm" fo:margin-right="0cm" fo:text-indent="-0.635cm" style:auto-text-indent="false"/>
    </style:style>
    <style:style style:name="P103" style:family="paragraph" style:parent-style-name="Text_20_body">
      <style:paragraph-properties fo:margin-left="1.27cm" fo:margin-right="0cm" fo:text-align="justify" style:justify-single-word="false" fo:text-indent="-0.635cm" style:auto-text-indent="false"/>
    </style:style>
    <style:style style:name="P104" style:family="paragraph" style:parent-style-name="Standard" style:list-style-name="L12">
      <style:text-properties officeooo:rsid="3aa3bfb1"/>
    </style:style>
    <style:style style:name="P105" style:family="paragraph" style:parent-style-name="Heading_20_1">
      <style:text-properties officeooo:rsid="3f16467e" officeooo:paragraph-rsid="3f16467e"/>
    </style:style>
    <style:style style:name="P106" style:family="paragraph" style:parent-style-name="Heading_20_1">
      <style:paragraph-properties fo:margin-left="0cm" fo:margin-right="0cm" fo:text-indent="0cm" style:auto-text-indent="false"/>
      <style:text-properties style:text-underline-style="solid" style:text-underline-width="auto" style:text-underline-color="font-color"/>
    </style:style>
    <style:style style:name="P107" style:family="paragraph" style:parent-style-name="Heading_20_2">
      <style:text-properties style:text-underline-style="solid" style:text-underline-width="auto" style:text-underline-color="font-color"/>
    </style:style>
    <style:style style:name="P108" style:family="paragraph" style:parent-style-name="Heading_20_2">
      <style:text-properties officeooo:paragraph-rsid="3f3433df"/>
    </style:style>
    <style:style style:name="P109" style:family="paragraph" style:parent-style-name="Heading_20_2">
      <style:text-properties officeooo:paragraph-rsid="3ecb6fdd"/>
    </style:style>
    <style:style style:name="P110" style:family="paragraph" style:parent-style-name="Heading_20_2">
      <style:text-properties officeooo:rsid="3f07feaf" officeooo:paragraph-rsid="3f07feaf"/>
    </style:style>
    <style:style style:name="P111" style:family="paragraph" style:parent-style-name="Heading_20_2">
      <style:text-properties officeooo:rsid="3f0b0376" officeooo:paragraph-rsid="3f0b0376"/>
    </style:style>
    <style:style style:name="P112" style:family="paragraph" style:parent-style-name="Heading_20_2" style:master-page-name="Standard">
      <style:paragraph-properties style:page-number="auto"/>
      <style:text-properties officeooo:rsid="3f3950c3" officeooo:paragraph-rsid="3f3950c3"/>
    </style:style>
    <style:style style:name="P113" style:family="paragraph" style:parent-style-name="Heading_20_2">
      <style:paragraph-properties fo:margin-left="0cm" fo:margin-right="0cm" fo:text-indent="0cm" style:auto-text-indent="false"/>
      <style:text-properties style:text-underline-style="solid" style:text-underline-width="auto" style:text-underline-color="font-color"/>
    </style:style>
    <style:style style:name="P114" style:family="paragraph" style:parent-style-name="Heading_20_3">
      <style:text-properties officeooo:paragraph-rsid="3f368aba" style:language-asian="zxx" style:country-asian="none" style:language-complex="zxx" style:country-complex="none"/>
    </style:style>
    <style:style style:name="P115" style:family="paragraph" style:parent-style-name="Heading_20_3">
      <style:text-properties officeooo:paragraph-rsid="3ecb6fdd"/>
    </style:style>
    <style:style style:name="P116" style:family="paragraph" style:parent-style-name="Heading_20_3">
      <style:text-properties officeooo:rsid="3eddc644" officeooo:paragraph-rsid="3eddc644"/>
    </style:style>
    <style:style style:name="P117" style:family="paragraph" style:parent-style-name="Heading_20_3">
      <style:text-properties fo:font-style="normal" officeooo:rsid="3f2f2a88" officeooo:paragraph-rsid="3f2f2a88" style:font-style-asian="normal" style:font-style-complex="normal"/>
    </style:style>
    <style:style style:name="P118" style:family="paragraph" style:parent-style-name="Heading_20_3">
      <style:paragraph-properties fo:margin-left="0cm" fo:margin-right="0cm" fo:text-indent="0cm" style:auto-text-indent="false"/>
      <style:text-properties style:text-underline-style="solid" style:text-underline-width="auto" style:text-underline-color="font-color"/>
    </style:style>
    <style:style style:name="P119" style:family="paragraph" style:parent-style-name="Heading_20_5">
      <style:paragraph-properties fo:margin-left="0cm" fo:margin-right="0cm" fo:text-indent="0cm" style:auto-text-indent="false"/>
    </style:style>
    <style:style style:name="P120" style:family="paragraph" style:parent-style-name="Heading_20_5">
      <style:paragraph-properties fo:margin-left="0cm" fo:margin-right="0cm" fo:text-indent="0cm" style:auto-text-indent="false"/>
      <style:text-properties style:text-underline-style="solid" style:text-underline-width="auto" style:text-underline-color="font-color"/>
    </style:style>
    <style:style style:name="P121" style:family="paragraph" style:parent-style-name="Example" style:list-style-name="L1">
      <style:text-properties fo:language="cs" fo:country="CZ" officeooo:rsid="3d947f21" officeooo:paragraph-rsid="3d947f21"/>
    </style:style>
    <style:style style:name="P122" style:family="paragraph" style:parent-style-name="Example" style:list-style-name="L1">
      <style:text-properties fo:language="cs" fo:country="CZ" officeooo:rsid="3c220128" officeooo:paragraph-rsid="3d9a3a47"/>
    </style:style>
    <style:style style:name="P123" style:family="paragraph" style:parent-style-name="Example" style:list-style-name="L1">
      <style:text-properties officeooo:rsid="27ea0ea6" officeooo:paragraph-rsid="3d9f166b"/>
    </style:style>
    <style:style style:name="P124" style:family="paragraph" style:parent-style-name="Heading_20_4">
      <style:text-properties officeooo:paragraph-rsid="3f3655d2"/>
    </style:style>
    <style:style style:name="P125" style:family="paragraph" style:parent-style-name="Heading_20_4">
      <style:paragraph-properties fo:keep-with-next="auto">
        <style:tab-stops>
          <style:tab-stop style:position="0cm"/>
        </style:tab-stops>
      </style:paragraph-properties>
      <style:text-properties style:use-window-font-color="true" fo:font-size="10.5pt" fo:language="cs" fo:country="CZ" fo:font-style="normal" style:text-underline-style="solid" style:text-underline-width="auto" style:text-underline-color="font-color" fo:font-weight="normal" officeooo:paragraph-rsid="3f3433df" style:font-name-asian="Lucida Sans Unicode1" style:font-size-asian="10.5pt" style:language-asian="zxx" style:country-asian="none" style:font-style-asian="normal" style:font-weight-asian="normal" style:font-name-complex="Tahoma1" style:font-size-complex="12pt" style:language-complex="ar" style:country-complex="SA" style:font-style-complex="italic" style:font-weight-complex="bold"/>
    </style:style>
    <style:style style:name="P126" style:family="paragraph" style:parent-style-name="Heading_20_4">
      <style:paragraph-properties fo:margin-left="0cm" fo:margin-right="0cm" fo:text-indent="0cm" style:auto-text-indent="false"/>
      <style:text-properties style:text-underline-style="solid" style:text-underline-width="auto" style:text-underline-color="font-color"/>
    </style:style>
    <style:style style:name="P127" style:family="paragraph" style:parent-style-name="Heading_20_6">
      <style:paragraph-properties fo:margin-left="0cm" fo:margin-right="0cm" fo:text-indent="0cm" style:auto-text-indent="false"/>
    </style:style>
    <style:style style:name="P128" style:family="paragraph" style:parent-style-name="Text_20_body" style:list-style-name="L1">
      <style:text-properties officeooo:paragraph-rsid="3bed1a53"/>
    </style:style>
    <style:style style:name="P129" style:family="paragraph" style:parent-style-name="Text_20_body" style:list-style-name="L1">
      <style:text-properties officeooo:paragraph-rsid="3d9f166b"/>
    </style:style>
    <style:style style:name="P130" style:family="paragraph" style:parent-style-name="Text_20_body" style:list-style-name="L1">
      <style:text-properties officeooo:rsid="3c7d9eea" officeooo:paragraph-rsid="3c7d9eea"/>
    </style:style>
    <style:style style:name="P131" style:family="paragraph" style:parent-style-name="Text_20_body" style:list-style-name="L1">
      <style:text-properties fo:language="cs" fo:country="CZ" officeooo:rsid="3c7d9eea" officeooo:paragraph-rsid="3c7d9eea"/>
    </style:style>
    <style:style style:name="P132" style:family="paragraph" style:parent-style-name="Text_20_body" style:list-style-name="L1">
      <style:text-properties fo:language="cs" fo:country="CZ" officeooo:rsid="3d947f21" officeooo:paragraph-rsid="3d947f21"/>
    </style:style>
    <style:style style:name="P133" style:family="paragraph" style:parent-style-name="Text_20_body" style:list-style-name="L14">
      <style:text-properties fo:language="cs" fo:country="CZ" officeooo:rsid="3f04d66c" officeooo:paragraph-rsid="3f04d66c"/>
    </style:style>
    <style:style style:name="P134" style:family="paragraph" style:parent-style-name="Text_20_body" style:list-style-name="L15">
      <style:text-properties fo:language="cs" fo:country="CZ" officeooo:rsid="3ee23eb9" officeooo:paragraph-rsid="3ee23eb9" style:language-asian="cs" style:country-asian="CZ"/>
    </style:style>
    <style:style style:name="P135" style:family="paragraph" style:parent-style-name="Text_20_body" style:list-style-name="L20">
      <style:text-properties fo:language="cs" fo:country="CZ" officeooo:rsid="36ed2054" officeooo:paragraph-rsid="3eca56fb"/>
    </style:style>
    <style:style style:name="P136" style:family="paragraph" style:parent-style-name="Text_20_body" style:list-style-name="L20">
      <style:text-properties fo:language="cs" fo:country="CZ" fo:font-style="normal" officeooo:rsid="36ed2054" officeooo:paragraph-rsid="3eca56fb" style:font-style-asian="normal" style:font-style-complex="normal"/>
    </style:style>
    <style:style style:name="P137" style:family="paragraph" style:parent-style-name="Text_20_body" style:list-style-name="L20">
      <style:text-properties fo:language="cs" fo:country="CZ" fo:font-style="normal" officeooo:rsid="3eca56fb" officeooo:paragraph-rsid="3eca56fb" style:font-style-asian="normal" style:font-style-complex="normal"/>
    </style:style>
    <style:style style:name="P138" style:family="paragraph" style:parent-style-name="Text_20_body" style:list-style-name="L14">
      <style:text-properties fo:language="cs" fo:country="CZ" officeooo:rsid="3ebe0368" officeooo:paragraph-rsid="3ebe0368"/>
    </style:style>
    <style:style style:name="P139" style:family="paragraph" style:parent-style-name="Text_20_body" style:list-style-name="L39">
      <style:text-properties fo:language="cs" fo:country="CZ" officeooo:rsid="3dd42e51" officeooo:paragraph-rsid="3ec94f31"/>
    </style:style>
    <style:style style:name="P140" style:family="paragraph" style:parent-style-name="Text_20_body" style:list-style-name="L40">
      <style:text-properties fo:language="cs" fo:country="CZ" officeooo:rsid="3dd26aad" officeooo:paragraph-rsid="3dd26aad"/>
    </style:style>
    <style:style style:name="P141" style:family="paragraph" style:parent-style-name="Text_20_body" style:list-style-name="L41">
      <style:text-properties fo:language="cs" fo:country="CZ" officeooo:rsid="2e68a41c" officeooo:paragraph-rsid="3ec94f31"/>
    </style:style>
    <style:style style:name="P142" style:family="paragraph" style:parent-style-name="Text_20_body" style:list-style-name="L1">
      <style:text-properties officeooo:rsid="3e73e580" officeooo:paragraph-rsid="3e73e580"/>
    </style:style>
    <style:style style:name="P143" style:family="paragraph" style:parent-style-name="Text_20_body" style:list-style-name="L1">
      <style:text-properties officeooo:rsid="339f8655" officeooo:paragraph-rsid="3ebe0368"/>
    </style:style>
    <style:style style:name="P144" style:family="paragraph" style:parent-style-name="Text_20_body" style:list-style-name="L12">
      <style:text-properties officeooo:rsid="339f8655" officeooo:paragraph-rsid="36feed1e"/>
    </style:style>
    <style:style style:name="P145" style:family="paragraph" style:parent-style-name="Text_20_body" style:list-style-name="L2">
      <style:text-properties officeooo:rsid="381ba151" officeooo:paragraph-rsid="381ba151"/>
    </style:style>
    <style:style style:name="P146" style:family="paragraph" style:parent-style-name="Text_20_body" style:list-style-name="L2">
      <style:text-properties officeooo:rsid="381bdf6f" officeooo:paragraph-rsid="381bdf6f"/>
    </style:style>
    <style:style style:name="P147" style:family="paragraph" style:parent-style-name="Text_20_body" style:list-style-name="L3">
      <style:text-properties officeooo:rsid="37385ef0" officeooo:paragraph-rsid="37385ef0"/>
    </style:style>
    <style:style style:name="P148" style:family="paragraph" style:parent-style-name="Text_20_body" style:list-style-name="L3">
      <style:text-properties officeooo:rsid="3ecb6fdd" officeooo:paragraph-rsid="3ecb6fdd"/>
    </style:style>
    <style:style style:name="P149" style:family="paragraph" style:parent-style-name="Text_20_body" style:list-style-name="L4">
      <style:text-properties officeooo:rsid="3f0b1019" officeooo:paragraph-rsid="3f0b1019"/>
    </style:style>
    <style:style style:name="P150" style:family="paragraph" style:parent-style-name="Text_20_body" style:list-style-name="L4">
      <style:text-properties officeooo:rsid="3f0b8380" officeooo:paragraph-rsid="3f0b8380"/>
    </style:style>
    <style:style style:name="P151" style:family="paragraph" style:parent-style-name="Text_20_body" style:list-style-name="L5">
      <style:text-properties officeooo:rsid="3ebfd5c0" officeooo:paragraph-rsid="3ebfd5c0"/>
    </style:style>
    <style:style style:name="P152" style:family="paragraph" style:parent-style-name="Text_20_body" style:list-style-name="L6">
      <style:text-properties officeooo:rsid="37054b75" officeooo:paragraph-rsid="3ec7d21d"/>
    </style:style>
    <style:style style:name="P153" style:family="paragraph" style:parent-style-name="Text_20_body" style:list-style-name="L6">
      <style:text-properties officeooo:rsid="3ec7d21d" officeooo:paragraph-rsid="3ec7d21d"/>
    </style:style>
    <style:style style:name="P154" style:family="paragraph" style:parent-style-name="Text_20_body" style:list-style-name="L7">
      <style:text-properties fo:font-style="normal" officeooo:rsid="0ee122e0" officeooo:paragraph-rsid="3f2f8d78" style:font-style-asian="normal" style:font-style-complex="normal"/>
    </style:style>
    <style:style style:name="P155" style:family="paragraph" style:parent-style-name="Text_20_body" style:list-style-name="L7">
      <style:text-properties fo:font-style="normal" officeooo:rsid="0f2cc164" officeooo:paragraph-rsid="3f2f8d78" style:font-style-asian="normal" style:font-style-complex="normal"/>
    </style:style>
    <style:style style:name="P156" style:family="paragraph" style:parent-style-name="Text_20_body" style:list-style-name="L9">
      <style:text-properties fo:font-style="normal" officeooo:rsid="0f2cc164" officeooo:paragraph-rsid="3f2f8d78" style:font-style-asian="normal" style:font-style-complex="normal"/>
    </style:style>
    <style:style style:name="P157" style:family="paragraph" style:parent-style-name="Text_20_body" style:list-style-name="L7">
      <style:text-properties fo:font-style="normal" officeooo:rsid="0f25d860" officeooo:paragraph-rsid="3f2f8d78" style:font-style-asian="normal" style:font-style-complex="normal"/>
    </style:style>
    <style:style style:name="P158" style:family="paragraph" style:parent-style-name="Text_20_body" style:list-style-name="L8">
      <style:text-properties fo:font-style="normal" officeooo:rsid="0ed9dc92" officeooo:paragraph-rsid="3f2f8d78" style:font-style-asian="normal" style:font-style-complex="normal"/>
    </style:style>
    <style:style style:name="P159" style:family="paragraph" style:parent-style-name="Text_20_body" style:list-style-name="L8">
      <style:text-properties fo:font-style="normal" officeooo:rsid="0f583031" officeooo:paragraph-rsid="3f2f8d78" style:font-style-asian="normal" style:font-style-complex="normal"/>
    </style:style>
    <style:style style:name="P160" style:family="paragraph" style:parent-style-name="Text_20_body" style:list-style-name="L11">
      <style:text-properties fo:font-style="normal" officeooo:rsid="0f583031" officeooo:paragraph-rsid="3f2f8d78" style:font-style-asian="normal" style:font-style-complex="normal"/>
    </style:style>
    <style:style style:name="P161" style:family="paragraph" style:parent-style-name="Text_20_body" style:list-style-name="L8">
      <style:text-properties fo:font-style="normal" officeooo:rsid="0ee88ab1" officeooo:paragraph-rsid="3f2f8d78" style:font-style-asian="normal" style:font-style-complex="normal"/>
    </style:style>
    <style:style style:name="P162" style:family="paragraph" style:parent-style-name="Text_20_body" style:list-style-name="L10">
      <style:text-properties fo:font-style="normal" officeooo:rsid="0ee88ab1" officeooo:paragraph-rsid="3f2f8d78" style:font-style-asian="normal" style:font-style-complex="normal"/>
    </style:style>
    <style:style style:name="P163" style:family="paragraph" style:parent-style-name="Text_20_body" style:list-style-name="L11">
      <style:text-properties fo:font-style="normal" officeooo:rsid="0ee88ab1" officeooo:paragraph-rsid="3f2f8d78" style:font-style-asian="normal" style:font-style-complex="normal"/>
    </style:style>
    <style:style style:name="P164" style:family="paragraph" style:parent-style-name="Text_20_body" style:list-style-name="L9">
      <style:text-properties fo:font-style="normal" officeooo:rsid="0edb61c7" officeooo:paragraph-rsid="3f2f8d78" style:font-style-asian="normal" style:font-style-complex="normal"/>
    </style:style>
    <style:style style:name="P165" style:family="paragraph" style:parent-style-name="Text_20_body" style:list-style-name="L11">
      <style:text-properties fo:font-style="normal" officeooo:rsid="0edb61c7" officeooo:paragraph-rsid="3f2f8d78" style:font-style-asian="normal" style:font-style-complex="normal"/>
    </style:style>
    <style:style style:name="P166" style:family="paragraph" style:parent-style-name="Text_20_body" style:list-style-name="L9">
      <style:text-properties fo:font-style="normal" officeooo:rsid="0f17f064" officeooo:paragraph-rsid="3f2f8d78" style:font-style-asian="normal" style:font-style-complex="normal"/>
    </style:style>
    <style:style style:name="P167" style:family="paragraph" style:parent-style-name="Text_20_body" style:list-style-name="L10">
      <style:text-properties fo:font-style="normal" officeooo:rsid="0edccf1b" officeooo:paragraph-rsid="3f2f8d78" style:font-style-asian="normal" style:font-style-complex="normal"/>
    </style:style>
    <style:style style:name="P168" style:family="paragraph" style:parent-style-name="Text_20_body" style:list-style-name="L10">
      <style:text-properties fo:font-style="normal" officeooo:rsid="0eea0e60" officeooo:paragraph-rsid="3f2f8d78" style:font-style-asian="normal" style:font-style-complex="normal"/>
    </style:style>
    <style:style style:name="P169" style:family="paragraph" style:parent-style-name="Text_20_body" style:list-style-name="L12">
      <style:text-properties fo:font-style="normal" officeooo:rsid="3a72d9d4" officeooo:paragraph-rsid="3a72d9d4" style:font-style-asian="normal" style:font-style-complex="normal"/>
    </style:style>
    <style:style style:name="P170" style:family="paragraph" style:parent-style-name="Text_20_body" style:list-style-name="L14">
      <style:text-properties fo:font-style="normal" officeooo:rsid="3a463fd8" officeooo:paragraph-rsid="3a463fd8" style:font-style-asian="normal" style:font-style-complex="normal"/>
    </style:style>
    <style:style style:name="P171" style:family="paragraph" style:parent-style-name="Text_20_body" style:list-style-name="L19">
      <style:text-properties fo:font-style="normal" officeooo:rsid="3a3e0abe" officeooo:paragraph-rsid="3a3e0abe" style:font-style-asian="normal" style:font-style-complex="normal"/>
    </style:style>
    <style:style style:name="P172" style:family="paragraph" style:parent-style-name="Text_20_body" style:list-style-name="L14">
      <style:text-properties fo:font-style="normal" officeooo:rsid="3a3e0abe" officeooo:paragraph-rsid="3a3e0abe" style:font-style-asian="normal" style:font-style-complex="normal"/>
    </style:style>
    <style:style style:name="P173" style:family="paragraph" style:parent-style-name="Text_20_body" style:list-style-name="L19">
      <style:text-properties fo:font-style="normal" officeooo:rsid="3a4591ca" officeooo:paragraph-rsid="3a4591ca" style:font-style-asian="normal" style:font-style-complex="normal"/>
    </style:style>
    <style:style style:name="P174" style:family="paragraph" style:parent-style-name="Text_20_body" style:list-style-name="L14">
      <style:text-properties fo:font-style="normal" officeooo:rsid="3a43af0f" officeooo:paragraph-rsid="3a43af0f" style:font-style-asian="normal" style:font-style-complex="normal"/>
    </style:style>
    <style:style style:name="P175" style:family="paragraph" style:parent-style-name="Text_20_body" style:list-style-name="L21">
      <style:text-properties fo:font-style="normal" officeooo:rsid="3f0ce7b6" officeooo:paragraph-rsid="3f0ce7b6" style:font-style-asian="normal" style:font-style-complex="normal"/>
    </style:style>
    <style:style style:name="P176" style:family="paragraph" style:parent-style-name="Text_20_body" style:list-style-name="L23">
      <style:text-properties fo:font-style="normal" officeooo:rsid="3b38dbf6" officeooo:paragraph-rsid="3ecb6fdd" style:font-style-asian="normal" style:font-style-complex="normal"/>
    </style:style>
    <style:style style:name="P177" style:family="paragraph" style:parent-style-name="Text_20_body" style:list-style-name="L14">
      <style:text-properties fo:font-style="normal" officeooo:rsid="33a90648" officeooo:paragraph-rsid="33a90648" style:font-style-asian="normal" style:font-style-complex="normal"/>
    </style:style>
    <style:style style:name="P178" style:family="paragraph" style:parent-style-name="Text_20_body" style:list-style-name="L14">
      <style:text-properties fo:font-style="normal" officeooo:rsid="33a8d05b" officeooo:paragraph-rsid="33a90648" style:font-style-asian="normal" style:font-style-complex="normal"/>
    </style:style>
    <style:style style:name="P179" style:family="paragraph" style:parent-style-name="Text_20_body" style:list-style-name="L14">
      <style:text-properties fo:font-style="normal" officeooo:rsid="3a589509" officeooo:paragraph-rsid="3a589509" style:font-style-asian="normal" style:font-style-complex="normal"/>
    </style:style>
    <style:style style:name="P180" style:family="paragraph" style:parent-style-name="Text_20_body" style:list-style-name="L12">
      <style:text-properties officeooo:rsid="3a4ce24a" officeooo:paragraph-rsid="3e8b078d"/>
    </style:style>
    <style:style style:name="P181" style:family="paragraph" style:parent-style-name="Text_20_body" style:list-style-name="L12">
      <style:text-properties officeooo:rsid="3ad3531a" officeooo:paragraph-rsid="3ad3531a"/>
    </style:style>
    <style:style style:name="P182" style:family="paragraph" style:parent-style-name="Text_20_body" style:list-style-name="L12">
      <style:text-properties officeooo:rsid="3aa3bfb1" officeooo:paragraph-rsid="36feed1e"/>
    </style:style>
    <style:style style:name="P183" style:family="paragraph" style:parent-style-name="Text_20_body" style:list-style-name="L13">
      <style:text-properties officeooo:rsid="3aa3bfb1" officeooo:paragraph-rsid="3aa3bfb1"/>
    </style:style>
    <style:style style:name="P184" style:family="paragraph" style:parent-style-name="Text_20_body" style:list-style-name="L12">
      <style:text-properties officeooo:rsid="39f13955" officeooo:paragraph-rsid="39f13955"/>
    </style:style>
    <style:style style:name="P185" style:family="paragraph" style:parent-style-name="Text_20_body" style:list-style-name="L12">
      <style:text-properties officeooo:rsid="3a72d9d4" officeooo:paragraph-rsid="3a72d9d4"/>
    </style:style>
    <style:style style:name="P186" style:family="paragraph" style:parent-style-name="Text_20_body" style:list-style-name="L12">
      <style:text-properties officeooo:rsid="37b016f0" officeooo:paragraph-rsid="37b016f0"/>
    </style:style>
    <style:style style:name="P187" style:family="paragraph" style:parent-style-name="Text_20_body" style:list-style-name="L12">
      <style:text-properties officeooo:rsid="339fccc0" officeooo:paragraph-rsid="36feed1e"/>
    </style:style>
    <style:style style:name="P188" style:family="paragraph" style:parent-style-name="Text_20_body" style:list-style-name="L12">
      <style:text-properties officeooo:rsid="3279e20a" officeooo:paragraph-rsid="36feed1e"/>
    </style:style>
    <style:style style:name="P189" style:family="paragraph" style:parent-style-name="Text_20_body" style:list-style-name="L12">
      <style:text-properties fo:font-variant="normal" fo:text-transform="none" fo:color="#000000" style:font-name="TriviaSeznam" fo:font-size="9.60000038146973pt" fo:letter-spacing="normal" fo:font-style="normal" fo:font-weight="normal" officeooo:rsid="3279e20a" officeooo:paragraph-rsid="36feed1e"/>
    </style:style>
    <style:style style:name="P190" style:family="paragraph" style:parent-style-name="Text_20_body" style:list-style-name="L12">
      <style:text-properties fo:font-variant="normal" fo:text-transform="none" fo:color="#000000" style:font-name="TriviaSeznam" fo:font-size="9.60000038146973pt" fo:letter-spacing="normal" fo:font-style="normal" fo:font-weight="normal" officeooo:rsid="33b16c59" officeooo:paragraph-rsid="36feed1e"/>
    </style:style>
    <style:style style:name="P191" style:family="paragraph" style:parent-style-name="Text_20_body" style:list-style-name="L14">
      <style:text-properties officeooo:rsid="3f04d66c" officeooo:paragraph-rsid="3f04d66c"/>
    </style:style>
    <style:style style:name="P192" style:family="paragraph" style:parent-style-name="Text_20_body" style:list-style-name="L14">
      <style:text-properties officeooo:rsid="2c9bc398" officeooo:paragraph-rsid="36fd79c9"/>
    </style:style>
    <style:style style:name="P193" style:family="paragraph" style:parent-style-name="Text_20_body" style:list-style-name="L14">
      <style:text-properties officeooo:rsid="33bbf52c" officeooo:paragraph-rsid="33bbf52c"/>
    </style:style>
    <style:style style:name="P194" style:family="paragraph" style:parent-style-name="Text_20_body" style:list-style-name="L14">
      <style:text-properties officeooo:rsid="33a80abc" officeooo:paragraph-rsid="33a80abc"/>
    </style:style>
    <style:style style:name="P195" style:family="paragraph" style:parent-style-name="Text_20_body" style:list-style-name="L14">
      <style:text-properties officeooo:rsid="36fca773" officeooo:paragraph-rsid="36fca773"/>
    </style:style>
    <style:style style:name="P196" style:family="paragraph" style:parent-style-name="Text_20_body" style:list-style-name="L16">
      <style:text-properties officeooo:rsid="3ea385fe" officeooo:paragraph-rsid="3ea385fe"/>
    </style:style>
    <style:style style:name="P197" style:family="paragraph" style:parent-style-name="Text_20_body" style:list-style-name="L17">
      <style:text-properties officeooo:paragraph-rsid="3c6be572"/>
    </style:style>
    <style:style style:name="P198" style:family="paragraph" style:parent-style-name="Text_20_body" style:list-style-name="L18">
      <style:text-properties officeooo:paragraph-rsid="3a3d2893"/>
    </style:style>
    <style:style style:name="P199" style:family="paragraph" style:parent-style-name="Text_20_body" style:list-style-name="L14">
      <style:text-properties fo:font-style="italic" officeooo:rsid="3a3e57aa" officeooo:paragraph-rsid="3a3e57aa" style:font-style-asian="italic" style:font-style-complex="italic"/>
    </style:style>
    <style:style style:name="P200" style:family="paragraph" style:parent-style-name="Text_20_body" style:list-style-name="L14">
      <style:text-properties officeooo:rsid="3a7bf547" officeooo:paragraph-rsid="3a7bf547"/>
    </style:style>
    <style:style style:name="P201" style:family="paragraph" style:parent-style-name="Text_20_body" style:list-style-name="L14">
      <style:text-properties officeooo:rsid="37061743" officeooo:paragraph-rsid="3ebf82fa"/>
    </style:style>
    <style:style style:name="P202" style:family="paragraph" style:parent-style-name="Text_20_body" style:list-style-name="L12">
      <style:text-properties officeooo:rsid="36e655ab" officeooo:paragraph-rsid="3ec17803"/>
    </style:style>
    <style:style style:name="P203" style:family="paragraph" style:parent-style-name="Text_20_body" style:list-style-name="L22">
      <style:text-properties officeooo:rsid="3f1043da" officeooo:paragraph-rsid="3f1043da"/>
    </style:style>
    <style:style style:name="P204" style:family="paragraph" style:parent-style-name="Text_20_body" style:list-style-name="L22">
      <style:text-properties officeooo:rsid="3f0f74f9" officeooo:paragraph-rsid="3f0f74f9"/>
    </style:style>
    <style:style style:name="P205" style:family="paragraph" style:parent-style-name="Text_20_body" style:list-style-name="L14">
      <style:text-properties officeooo:rsid="3ed78054" officeooo:paragraph-rsid="3ed78054"/>
    </style:style>
    <style:style style:name="P206" style:family="paragraph" style:parent-style-name="Text_20_body" style:list-style-name="L14">
      <style:text-properties officeooo:rsid="3ed8f1c6" officeooo:paragraph-rsid="3ed8f1c6"/>
    </style:style>
    <style:style style:name="P207" style:family="paragraph" style:parent-style-name="Text_20_body" style:list-style-name="L14">
      <style:text-properties officeooo:rsid="374ad17d" officeooo:paragraph-rsid="3ebe0368"/>
    </style:style>
    <style:style style:name="P208" style:family="paragraph" style:parent-style-name="Text_20_body" style:list-style-name="L14">
      <style:text-properties fo:language="en" fo:country="US" officeooo:rsid="37afcdf1" officeooo:paragraph-rsid="3ebe0368"/>
    </style:style>
    <style:style style:name="P209" style:family="paragraph" style:parent-style-name="Text_20_body" style:list-style-name="L14">
      <style:text-properties officeooo:rsid="3e9be86e" officeooo:paragraph-rsid="3e9be86e"/>
    </style:style>
    <style:style style:name="P210" style:family="paragraph" style:parent-style-name="Text_20_body" style:list-style-name="L14">
      <style:text-properties officeooo:rsid="3e9a9a4c" officeooo:paragraph-rsid="3e9a9a4c"/>
    </style:style>
    <style:style style:name="P211" style:family="paragraph" style:parent-style-name="Text_20_body" style:list-style-name="L14">
      <style:text-properties officeooo:rsid="3c78ce9e" officeooo:paragraph-rsid="3c78ce9e"/>
    </style:style>
    <style:style style:name="P212" style:family="paragraph" style:parent-style-name="Text_20_body" style:list-style-name="L14">
      <style:text-properties officeooo:rsid="3bff2c40" officeooo:paragraph-rsid="3bff2c40"/>
    </style:style>
    <style:style style:name="P213" style:family="paragraph" style:parent-style-name="Text_20_body" style:list-style-name="L14">
      <style:text-properties officeooo:rsid="3bff54f5" officeooo:paragraph-rsid="3bff54f5"/>
    </style:style>
    <style:style style:name="P214" style:family="paragraph" style:parent-style-name="Text_20_body" style:list-style-name="L14">
      <style:text-properties officeooo:rsid="3bc0c43a" officeooo:paragraph-rsid="3bc0c43a"/>
    </style:style>
    <style:style style:name="P215" style:family="paragraph" style:parent-style-name="Text_20_body" style:list-style-name="L14">
      <style:text-properties officeooo:rsid="3414ccfe" officeooo:paragraph-rsid="36e80b4f"/>
    </style:style>
    <style:style style:name="P216" style:family="paragraph" style:parent-style-name="Text_20_body" style:list-style-name="L12">
      <style:text-properties officeooo:rsid="3020b1f3" officeooo:paragraph-rsid="3ec7d21d"/>
    </style:style>
    <style:style style:name="P217" style:family="paragraph" style:parent-style-name="Text_20_body" style:list-style-name="L24">
      <style:text-properties officeooo:rsid="3ed1f66a" officeooo:paragraph-rsid="3ed1f66a"/>
    </style:style>
    <style:style style:name="P218" style:family="paragraph" style:parent-style-name="Text_20_body" style:list-style-name="L25">
      <style:text-properties officeooo:paragraph-rsid="3ebe0368"/>
    </style:style>
    <style:style style:name="P219" style:family="paragraph" style:parent-style-name="Text_20_body" style:list-style-name="L26">
      <style:text-properties officeooo:paragraph-rsid="3d69cd93"/>
    </style:style>
    <style:style style:name="P220" style:family="paragraph" style:parent-style-name="Text_20_body" style:list-style-name="L27">
      <style:text-properties officeooo:rsid="3b4eea96" officeooo:paragraph-rsid="3b4eea96"/>
    </style:style>
    <style:style style:name="P221" style:family="paragraph" style:parent-style-name="Text_20_body" style:list-style-name="L28">
      <style:text-properties officeooo:rsid="38ce9fdb" officeooo:paragraph-rsid="38ce9fdb"/>
    </style:style>
    <style:style style:name="P222" style:family="paragraph" style:parent-style-name="Text_20_body" style:list-style-name="L29">
      <style:text-properties officeooo:rsid="3915fa4e" officeooo:paragraph-rsid="3915fa4e"/>
    </style:style>
    <style:style style:name="P223" style:family="paragraph" style:parent-style-name="Text_20_body" style:list-style-name="L30">
      <style:text-properties officeooo:paragraph-rsid="3c546974"/>
    </style:style>
    <style:style style:name="P224" style:family="paragraph" style:parent-style-name="Text_20_body" style:list-style-name="L30">
      <style:text-properties officeooo:rsid="3c546974" officeooo:paragraph-rsid="3c546974"/>
    </style:style>
    <style:style style:name="P225" style:family="paragraph" style:parent-style-name="Text_20_body" style:list-style-name="L31">
      <style:text-properties officeooo:rsid="3697c503" officeooo:paragraph-rsid="3697c503"/>
    </style:style>
    <style:style style:name="P226" style:family="paragraph" style:parent-style-name="Text_20_body" style:list-style-name="L32">
      <style:text-properties officeooo:rsid="3f2a714e" officeooo:paragraph-rsid="3f2a714e"/>
    </style:style>
    <style:style style:name="P227" style:family="paragraph" style:parent-style-name="Text_20_body" style:list-style-name="L32">
      <style:text-properties officeooo:rsid="3f2c13c1" officeooo:paragraph-rsid="3f2c13c1"/>
    </style:style>
    <style:style style:name="P228" style:family="paragraph" style:parent-style-name="Text_20_body" style:list-style-name="L33">
      <style:text-properties officeooo:rsid="3c605881" officeooo:paragraph-rsid="3c605881"/>
    </style:style>
    <style:style style:name="P229" style:family="paragraph" style:parent-style-name="Text_20_body" style:list-style-name="L34">
      <style:text-properties officeooo:rsid="37189b7a" officeooo:paragraph-rsid="3a6a5233"/>
    </style:style>
    <style:style style:name="P230" style:family="paragraph" style:parent-style-name="Text_20_body" style:list-style-name="L35">
      <style:text-properties officeooo:rsid="3309b033" officeooo:paragraph-rsid="3a6a5233"/>
    </style:style>
    <style:style style:name="P231" style:family="paragraph" style:parent-style-name="Text_20_body" style:list-style-name="L35">
      <style:text-properties officeooo:rsid="35e3f9d0" officeooo:paragraph-rsid="3a6a5233"/>
    </style:style>
    <style:style style:name="P232" style:family="paragraph" style:parent-style-name="Text_20_body" style:list-style-name="L35">
      <style:text-properties officeooo:rsid="3a73822d" officeooo:paragraph-rsid="3a73822d"/>
    </style:style>
    <style:style style:name="P233" style:family="paragraph" style:parent-style-name="Text_20_body" style:list-style-name="L35">
      <style:text-properties officeooo:rsid="3ee845d3" officeooo:paragraph-rsid="3ee845d3"/>
    </style:style>
    <style:style style:name="P234" style:family="paragraph" style:parent-style-name="Text_20_body" style:list-style-name="L35">
      <style:text-properties officeooo:rsid="3eea5748" officeooo:paragraph-rsid="3eea5748"/>
    </style:style>
    <style:style style:name="P235" style:family="paragraph" style:parent-style-name="Text_20_body" style:list-style-name="L35">
      <style:text-properties officeooo:rsid="3eec3378" officeooo:paragraph-rsid="3eec3378"/>
    </style:style>
    <style:style style:name="P236" style:family="paragraph" style:parent-style-name="Text_20_body" style:list-style-name="L35">
      <style:text-properties officeooo:rsid="3eeca9c5" officeooo:paragraph-rsid="3eeca9c5"/>
    </style:style>
    <style:style style:name="P237" style:family="paragraph" style:parent-style-name="Text_20_body" style:list-style-name="L34">
      <style:text-properties officeooo:rsid="3a68a159" officeooo:paragraph-rsid="3a68a159"/>
    </style:style>
    <style:style style:name="P238" style:family="paragraph" style:parent-style-name="Text_20_body" style:list-style-name="L34">
      <style:text-properties officeooo:rsid="3ec68062" officeooo:paragraph-rsid="3ec68062"/>
    </style:style>
    <style:style style:name="P239" style:family="paragraph" style:parent-style-name="Text_20_body" style:list-style-name="L34">
      <style:text-properties officeooo:rsid="3a68eecf" officeooo:paragraph-rsid="3a68eecf"/>
    </style:style>
    <style:style style:name="P240" style:family="paragraph" style:parent-style-name="Text_20_body" style:list-style-name="L34">
      <style:text-properties officeooo:rsid="3a53735e" officeooo:paragraph-rsid="3a53735e"/>
    </style:style>
    <style:style style:name="P241" style:family="paragraph" style:parent-style-name="Text_20_body" style:list-style-name="L36">
      <style:text-properties officeooo:rsid="3a735f4d" officeooo:paragraph-rsid="3a735f4d"/>
    </style:style>
    <style:style style:name="P242" style:family="paragraph" style:parent-style-name="Text_20_body" style:list-style-name="L37">
      <style:text-properties officeooo:rsid="3a735f4d" officeooo:paragraph-rsid="3a735f4d"/>
    </style:style>
    <style:style style:name="P243" style:family="paragraph" style:parent-style-name="Text_20_body" style:list-style-name="L38">
      <style:text-properties officeooo:rsid="3a735f4d" officeooo:paragraph-rsid="3a735f4d"/>
    </style:style>
    <style:style style:name="P244" style:family="paragraph" style:parent-style-name="Text_20_body" style:list-style-name="L37">
      <style:text-properties officeooo:rsid="3f10855d" officeooo:paragraph-rsid="3f10855d"/>
    </style:style>
    <style:style style:name="P245" style:family="paragraph" style:parent-style-name="Text_20_body" style:list-style-name="L38">
      <style:text-properties officeooo:rsid="3a747284" officeooo:paragraph-rsid="3a747284"/>
    </style:style>
    <style:style style:name="P246" style:family="paragraph" style:parent-style-name="Text_20_body" style:list-style-name="L38">
      <style:text-properties officeooo:rsid="3a796459" officeooo:paragraph-rsid="3a796459"/>
    </style:style>
    <style:style style:name="P247" style:family="paragraph" style:parent-style-name="Text_20_body" style:list-style-name="L38">
      <style:text-properties officeooo:rsid="3ed01efb" officeooo:paragraph-rsid="3ed01efb"/>
    </style:style>
    <style:style style:name="P248" style:family="paragraph" style:parent-style-name="Text_20_body" style:list-style-name="L39">
      <style:text-properties officeooo:rsid="3dd4a44e" officeooo:paragraph-rsid="3ec94f31"/>
    </style:style>
    <style:style style:name="P249" style:family="paragraph" style:parent-style-name="Text_20_body">
      <style:text-properties officeooo:rsid="3f441780" officeooo:paragraph-rsid="3f441780"/>
    </style:style>
    <style:style style:name="T1" style:family="text">
      <style:text-properties fo:language="cs" fo:country="CZ"/>
    </style:style>
    <style:style style:name="T2" style:family="text">
      <style:text-properties fo:language="cs" fo:country="CZ" fo:font-style="italic" style:font-style-asian="italic"/>
    </style:style>
    <style:style style:name="T3" style:family="text">
      <style:text-properties fo:language="cs" fo:country="CZ" fo:font-style="italic" officeooo:rsid="3dd4a44e" style:font-style-asian="italic" style:font-style-complex="italic"/>
    </style:style>
    <style:style style:name="T4" style:family="text">
      <style:text-properties fo:language="cs" fo:country="CZ" officeooo:rsid="3605a9e1"/>
    </style:style>
    <style:style style:name="T5" style:family="text">
      <style:text-properties fo:language="cs" fo:country="CZ" officeooo:rsid="3b01cb12"/>
    </style:style>
    <style:style style:name="T6" style:family="text">
      <style:text-properties fo:language="cs" fo:country="CZ" officeooo:rsid="3bed1a53"/>
    </style:style>
    <style:style style:name="T7" style:family="text">
      <style:text-properties fo:language="cs" fo:country="CZ" officeooo:rsid="3dd42e51"/>
    </style:style>
    <style:style style:name="T8" style:family="text">
      <style:text-properties fo:language="cs" fo:country="CZ" officeooo:rsid="3dd61929"/>
    </style:style>
    <style:style style:name="T9" style:family="text">
      <style:text-properties fo:language="cs" fo:country="CZ" officeooo:rsid="3dd4a44e"/>
    </style:style>
    <style:style style:name="T10" style:family="text">
      <style:text-properties fo:language="cs" fo:country="CZ" officeooo:rsid="3ecb6fdd"/>
    </style:style>
    <style:style style:name="T11" style:family="text">
      <style:text-properties fo:language="cs" fo:country="CZ" fo:font-weight="bold" officeooo:rsid="3ecb6fdd" style:font-weight-asian="bold" style:font-weight-complex="bold"/>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officeooo:rsid="3e734d5b" style:font-style-asian="italic" style:font-style-complex="italic"/>
    </style:style>
    <style:style style:name="T15" style:family="text">
      <style:text-properties fo:font-style="italic" officeooo:rsid="3eb5997b" style:font-style-asian="italic" style:font-style-complex="italic"/>
    </style:style>
    <style:style style:name="T16" style:family="text">
      <style:text-properties fo:font-style="italic" officeooo:rsid="3a3d2893" style:font-style-asian="italic" style:font-style-complex="italic"/>
    </style:style>
    <style:style style:name="T17" style:family="text">
      <style:text-properties fo:font-style="italic" officeooo:rsid="3a41bb48"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3a405660" style:font-style-asian="normal" style:font-style-complex="normal"/>
    </style:style>
    <style:style style:name="T20" style:family="text">
      <style:text-properties fo:font-style="normal" officeooo:rsid="3a424cc0" style:font-style-asian="normal" style:font-style-complex="normal"/>
    </style:style>
    <style:style style:name="T21" style:family="text">
      <style:text-properties fo:font-style="normal" officeooo:rsid="3a43a215" style:font-style-asian="normal" style:font-style-complex="normal"/>
    </style:style>
    <style:style style:name="T22" style:family="text">
      <style:text-properties fo:font-style="normal" officeooo:rsid="3eca56fb" style:font-style-asian="normal" style:font-style-complex="normal"/>
    </style:style>
    <style:style style:name="T23" style:family="text">
      <style:text-properties fo:font-style="normal" officeooo:rsid="3a3d2893" style:font-style-asian="normal" style:font-style-complex="normal"/>
    </style:style>
    <style:style style:name="T24" style:family="text">
      <style:text-properties fo:font-style="normal" officeooo:rsid="3a41bb48" style:font-style-asian="normal" style:font-style-complex="normal"/>
    </style:style>
    <style:style style:name="T25" style:family="text">
      <style:text-properties fo:font-style="normal" fo:background-color="transparent" loext:char-shading-value="0" style:font-style-asian="normal" style:font-style-complex="normal"/>
    </style:style>
    <style:style style:name="T26" style:family="text">
      <style:text-properties fo:font-style="normal" officeooo:rsid="3ef61aaa" fo:background-color="transparent" loext:char-shading-value="0" style:font-style-asian="normal" style:font-style-complex="normal"/>
    </style:style>
    <style:style style:name="T27" style:family="text">
      <style:text-properties fo:font-style="normal" officeooo:rsid="0f583031" fo:background-color="transparent" loext:char-shading-value="0" style:font-style-asian="normal" style:font-style-complex="normal"/>
    </style:style>
    <style:style style:name="T28" style:family="text">
      <style:text-properties fo:font-style="normal" officeooo:rsid="27e08a27" style:language-asian="cs" style:country-asian="CZ" style:font-style-asian="normal" style:font-style-complex="normal"/>
    </style:style>
    <style:style style:name="T29" style:family="text">
      <style:text-properties fo:font-style="normal" officeooo:rsid="3d9c2686" style:language-asian="cs" style:country-asian="CZ" style:font-style-asian="normal" style:font-style-complex="normal"/>
    </style:style>
    <style:style style:name="T30" style:family="text">
      <style:text-properties fo:language="en" fo:country="US" officeooo:rsid="3605a9e1"/>
    </style:style>
    <style:style style:name="T31" style:family="text">
      <style:text-properties fo:font-weight="bold"/>
    </style:style>
    <style:style style:name="T32" style:family="text">
      <style:text-properties fo:font-weight="bold" officeooo:rsid="3c546974"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3ebe0368" style:font-weight-asian="normal" style:font-weight-complex="normal"/>
    </style:style>
    <style:style style:name="T35" style:family="text">
      <style:text-properties fo:color="#6482ff" officeooo:rsid="1a1cdfe0" style:language-asian="cs" style:country-asian="CZ"/>
    </style:style>
    <style:style style:name="T36" style:family="text">
      <style:text-properties officeooo:rsid="2e68a41c"/>
    </style:style>
    <style:style style:name="T37" style:family="text">
      <style:text-properties officeooo:rsid="3022a04c"/>
    </style:style>
    <style:style style:name="T38" style:family="text">
      <style:text-properties officeooo:rsid="3309d2f0"/>
    </style:style>
    <style:style style:name="T39" style:family="text">
      <style:text-properties officeooo:rsid="33a8d05b"/>
    </style:style>
    <style:style style:name="T40" style:family="text">
      <style:text-properties officeooo:rsid="33aaf01c"/>
    </style:style>
    <style:style style:name="T41" style:family="text">
      <style:text-properties officeooo:rsid="34f4f7b4"/>
    </style:style>
    <style:style style:name="T42" style:family="text">
      <style:text-properties officeooo:rsid="35e24b1f"/>
    </style:style>
    <style:style style:name="T43" style:family="text">
      <style:text-properties officeooo:rsid="35e37636"/>
    </style:style>
    <style:style style:name="T44" style:family="text">
      <style:text-properties officeooo:rsid="35e57e9c"/>
    </style:style>
    <style:style style:name="T45" style:family="text">
      <style:text-properties fo:font-variant="normal" fo:text-transform="none" fo:color="#000000" style:font-name="Verdana" fo:font-size="7.19999980926514pt" fo:letter-spacing="normal" fo:font-style="normal" fo:font-weight="normal"/>
    </style:style>
    <style:style style:name="T46" style:family="text">
      <style:text-properties fo:font-variant="normal" fo:text-transform="none" fo:color="#000000" style:font-name="Verdana" fo:font-size="7.19999980926514pt" fo:letter-spacing="normal" fo:font-style="normal" fo:font-weight="normal" officeooo:rsid="36ffdfcb"/>
    </style:style>
    <style:style style:name="T47" style:family="text">
      <style:text-properties fo:font-variant="normal" fo:text-transform="none" fo:color="#000000" style:font-name="Verdana" fo:font-size="5.15000009536743pt" fo:letter-spacing="normal" fo:font-style="normal" fo:font-weight="normal" officeooo:rsid="3c6be572"/>
    </style:style>
    <style:style style:name="T48" style:family="text">
      <style:text-properties fo:font-variant="normal" fo:text-transform="none" fo:color="#000000" style:font-name="CharisSILW" fo:font-size="6.44999980926514pt" fo:letter-spacing="normal" fo:font-style="normal" fo:font-weight="normal"/>
    </style:style>
    <style:style style:name="T49" style:family="text">
      <style:text-properties fo:font-variant="normal" fo:text-transform="none" fo:color="#333333" style:font-name="CharisSILW" fo:font-size="9pt" fo:letter-spacing="normal" fo:font-style="normal" fo:font-weight="normal"/>
    </style:style>
    <style:style style:name="T50" style:family="text">
      <style:text-properties fo:font-variant="normal" fo:text-transform="none" fo:color="#333333" style:font-name="CharisSILW" fo:font-size="9pt" fo:letter-spacing="normal" fo:font-style="normal" fo:font-weight="normal" officeooo:rsid="3d69cd93"/>
    </style:style>
    <style:style style:name="T51" style:family="text">
      <style:text-properties fo:font-variant="normal" fo:text-transform="none" fo:color="#333333" style:font-name="CharisSILW" fo:font-size="9pt" fo:letter-spacing="normal" fo:font-style="normal" fo:font-weight="normal" officeooo:rsid="3f28f494"/>
    </style:style>
    <style:style style:name="T52" style:family="text">
      <style:text-properties fo:font-variant="normal" fo:text-transform="none" fo:color="#333333" style:font-name="CharisSILW" fo:font-size="9pt" fo:letter-spacing="normal" fo:font-style="normal" fo:font-weight="normal" officeooo:rsid="3f2a414f"/>
    </style:style>
    <style:style style:name="T53" style:family="text">
      <style:text-properties fo:font-variant="normal" fo:text-transform="none" fo:color="#333333" fo:letter-spacing="normal"/>
    </style:style>
    <style:style style:name="T54" style:family="text">
      <style:text-properties fo:font-variant="normal" fo:text-transform="none" fo:color="#333333" fo:letter-spacing="normal" officeooo:rsid="3f28f494"/>
    </style:style>
    <style:style style:name="T55" style:family="text">
      <style:text-properties fo:font-variant="normal" fo:text-transform="none" style:font-name="Symbol"/>
    </style:style>
    <style:style style:name="T56" style:family="text">
      <style:text-properties fo:font-variant="normal" fo:text-transform="none" style:font-name="Symbol" fo:font-size="9pt"/>
    </style:style>
    <style:style style:name="T57" style:family="text">
      <style:text-properties officeooo:rsid="3602e46a"/>
    </style:style>
    <style:style style:name="T58" style:family="text">
      <style:text-properties officeooo:rsid="36ed2054"/>
    </style:style>
    <style:style style:name="T59" style:family="text">
      <style:text-properties officeooo:rsid="37070849"/>
    </style:style>
    <style:style style:name="T60" style:family="text">
      <style:text-properties officeooo:rsid="3728c3b1"/>
    </style:style>
    <style:style style:name="T61" style:family="text">
      <style:text-properties officeooo:rsid="37b016f0"/>
    </style:style>
    <style:style style:name="T62" style:family="text">
      <style:text-properties officeooo:rsid="39bb9bcd"/>
    </style:style>
    <style:style style:name="T63" style:family="text">
      <style:text-properties officeooo:rsid="3a4ed03c"/>
    </style:style>
    <style:style style:name="T64" style:family="text">
      <style:text-properties officeooo:rsid="3a66eab9"/>
    </style:style>
    <style:style style:name="T65" style:family="text">
      <style:text-properties officeooo:rsid="3a68eecf"/>
    </style:style>
    <style:style style:name="T66" style:family="text">
      <style:text-properties officeooo:rsid="3a747284"/>
    </style:style>
    <style:style style:name="T67" style:family="text">
      <style:text-properties officeooo:rsid="3a796459"/>
    </style:style>
    <style:style style:name="T68" style:family="text">
      <style:text-properties officeooo:rsid="3ab46809"/>
    </style:style>
    <style:style style:name="T69" style:family="text">
      <style:text-properties fo:color="#000000" style:font-name="CharisSILW" fo:font-size="6.44999980926514pt" fo:letter-spacing="normal" fo:font-style="italic" fo:font-weight="normal"/>
    </style:style>
    <style:style style:name="T70" style:family="text">
      <style:text-properties officeooo:rsid="22404075" style:language-asian="cs" style:country-asian="CZ"/>
    </style:style>
    <style:style style:name="T71" style:family="text">
      <style:text-properties officeooo:rsid="228a0369" style:language-asian="cs" style:country-asian="CZ"/>
    </style:style>
    <style:style style:name="T72" style:family="text">
      <style:text-properties officeooo:rsid="3d9377ea"/>
    </style:style>
    <style:style style:name="T73" style:family="text">
      <style:text-properties fo:color="#faa61a" officeooo:rsid="3d9377ea"/>
    </style:style>
    <style:style style:name="T74" style:family="text">
      <style:text-properties officeooo:rsid="3e734d5b"/>
    </style:style>
    <style:style style:name="T75" style:family="text">
      <style:text-properties officeooo:rsid="27ea0ea6"/>
    </style:style>
    <style:style style:name="T76" style:family="text">
      <style:text-properties officeooo:rsid="3e9b09e9"/>
    </style:style>
    <style:style style:name="T77" style:family="text">
      <style:text-properties officeooo:rsid="3ebe0368"/>
    </style:style>
    <style:style style:name="T78" style:family="text">
      <style:text-properties officeooo:rsid="3d69cd93"/>
    </style:style>
    <style:style style:name="T79" style:family="text">
      <style:text-properties officeooo:rsid="3c546974"/>
    </style:style>
    <style:style style:name="T80" style:family="text">
      <style:text-properties officeooo:rsid="3ec2de4d"/>
    </style:style>
    <style:style style:name="T81" style:family="text">
      <style:text-properties officeooo:rsid="3ec7d21d"/>
    </style:style>
    <style:style style:name="T82" style:family="text">
      <style:text-properties officeooo:rsid="3ecab493"/>
    </style:style>
    <style:style style:name="T83" style:family="text">
      <style:text-properties officeooo:rsid="3ecb6fdd"/>
    </style:style>
    <style:style style:name="T84" style:family="text">
      <style:text-properties officeooo:rsid="3c6be572"/>
    </style:style>
    <style:style style:name="T85" style:family="text">
      <style:text-properties officeooo:rsid="3ed12f39"/>
    </style:style>
    <style:style style:name="T86" style:family="text">
      <style:text-properties officeooo:rsid="3ed8f1c6"/>
    </style:style>
    <style:style style:name="T87" style:family="text">
      <style:text-properties officeooo:rsid="3ede8399"/>
    </style:style>
    <style:style style:name="T88" style:family="text">
      <style:text-properties officeooo:rsid="3eea2106"/>
    </style:style>
    <style:style style:name="T89" style:family="text">
      <style:text-properties officeooo:rsid="3f09fa12"/>
    </style:style>
    <style:style style:name="T90" style:family="text">
      <style:text-properties officeooo:rsid="3f1500af"/>
    </style:style>
    <style:style style:name="T91" style:family="text">
      <style:text-properties officeooo:rsid="3f1a0ed7"/>
    </style:style>
    <style:style style:name="T92" style:family="text">
      <style:text-properties officeooo:rsid="3f1e9860"/>
    </style:style>
    <style:style style:name="T93" style:family="text">
      <style:text-properties officeooo:rsid="3f23f2ca"/>
    </style:style>
    <style:style style:name="T94" style:family="text">
      <style:text-properties officeooo:rsid="3f283fcc"/>
    </style:style>
    <style:style style:name="T95" style:family="text">
      <style:text-properties officeooo:rsid="3f28e62b"/>
    </style:style>
    <style:style style:name="T96" style:family="text">
      <style:text-properties fo:color="#333333" style:font-name="CharisSILW" fo:font-size="9pt" fo:letter-spacing="normal" fo:font-style="italic" fo:font-weight="normal"/>
    </style:style>
    <style:style style:name="T97" style:family="text">
      <style:text-properties officeooo:rsid="3f2a714e"/>
    </style:style>
    <style:style style:name="T98" style:family="text">
      <style:text-properties officeooo:rsid="3f2d647c"/>
    </style:style>
    <style:style style:name="T99" style:family="text">
      <style:text-properties officeooo:rsid="0f231a5b"/>
    </style:style>
    <style:style style:name="T100" style:family="text">
      <style:text-properties officeooo:rsid="0f52b778"/>
    </style:style>
    <style:style style:name="T101" style:family="text">
      <style:text-properties officeooo:rsid="0f544b72"/>
    </style:style>
    <style:style style:name="T102" style:family="text">
      <style:text-properties officeooo:rsid="0ee88ab1"/>
    </style:style>
    <style:style style:name="T103" style:family="text">
      <style:text-properties officeooo:rsid="0edb61c7"/>
    </style:style>
    <style:style style:name="T104" style:family="text">
      <style:text-properties officeooo:rsid="0f75ed91"/>
    </style:style>
    <style:style style:name="T105" style:family="text">
      <style:text-properties officeooo:rsid="0f204f14"/>
    </style:style>
    <style:style style:name="T106" style:family="text">
      <style:text-properties officeooo:rsid="0f26248b"/>
    </style:style>
    <style:style style:name="T107" style:family="text">
      <style:text-properties officeooo:rsid="0f20af76"/>
    </style:style>
    <style:style style:name="T108" style:family="text">
      <style:text-properties officeooo:rsid="0f219034"/>
    </style:style>
    <style:style style:name="T109" style:family="text">
      <style:text-properties officeooo:rsid="0eebd78e"/>
    </style:style>
    <style:style style:name="T110" style:family="text">
      <style:text-properties officeooo:rsid="0f22e081"/>
    </style:style>
    <style:style style:name="T111" style:family="text">
      <style:text-properties officeooo:rsid="3f30fe63"/>
    </style:style>
    <style:style style:name="T112" style:family="text">
      <style:text-properties style:font-name="Symbol"/>
    </style:style>
    <style:style style:name="T113" style:family="text">
      <style:text-properties style:font-name="Symbol" fo:font-size="9pt"/>
    </style:style>
    <style:style style:name="T114" style:family="text">
      <style:text-properties style:text-underline-style="solid" style:text-underline-width="auto" style:text-underline-color="font-color"/>
    </style:style>
    <style:style style:name="T115" style:family="text">
      <style:text-properties style:text-underline-style="solid" style:text-underline-width="auto" style:text-underline-color="font-color" fo:font-weight="bold"/>
    </style:style>
    <style:style style:name="T116" style:family="text">
      <style:text-properties officeooo:rsid="3f3e36f3"/>
    </style:style>
    <style:style style:name="T117" style:family="text">
      <style:text-properties officeooo:rsid="3f42fd19"/>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2" text:outline-level="2">Vytahování inspirace ze starších textů:</text:h>
      <text:p text:style-name="P81">+Up to c:\Dakara\RPG\Dakara_DungeonCrawl_0.6.206.17.doc </text:p>
      <text:h text:style-name="Heading_20_1" text:outline-level="1">Formátování</text:h>
      <text:list xml:id="list3487869782" text:style-name="L1">
        <text:list-item>
          <text:p text:style-name="P128"><text:span text:style-name="T5">T</text:span><text:span text:style-name="T6">ODO: V textu kurzívou (což je typicky přímá řeč za postavu) nezvýrazňovat kouzla a předměty.</text:span></text:p>
        </text:list-item>
        <text:list-item>
          <text:p text:style-name="P130"><text:span text:style-name="T6">T</text:span><text:span text:style-name="T1">ODO: Udělat character styl pro zranění bleskem (a ohněm, atd.).</text:span></text:p>
        </text:list-item>
        <text:list-item>
          <text:p text:style-name="P131">TODO: Udělat character styl pro Osobu.</text:p>
        </text:list-item>
        <text:list-item>
          <text:p text:style-name="P132">Styly pro barvy zranění:</text:p>
          <text:list>
            <text:list-item>
              <text:p text:style-name="P121"><text:span text:style-name="T73">duševní</text:span><text:span text:style-name="T72"> zranění</text:span></text:p>
            </text:list-item>
            <text:list-item>
              <text:p text:style-name="P122"><text:span text:style-name="T29">z</text:span><text:span text:style-name="T28">ranění</text:span><text:span text:style-name="T70"> </text:span><text:span text:style-name="T71">4</text:span><text:span text:style-name="T70">kz </text:span><text:span text:style-name="T35">bleskem</text:span></text:p>
            </text:list-item>
            <text:list-item>
              <text:p text:style-name="P123">zranění bodem</text:p>
            </text:list-item>
          </text:list>
        </text:list-item>
        <text:list-item>
          <text:p text:style-name="P129"><text:span text:style-name="T75">TODO: Prokliky (cross-reference) na kouzla a schopnosti (</text:span><text:span text:style-name="T14">neviditelnost</text:span><text:span text:style-name="T74">)</text:span></text:p>
          <text:list>
            <text:list-item>
              <text:p text:style-name="P142">Problém: Budou asi s velkým písmenem...</text:p>
            </text:list-item>
          </text:list>
        </text:list-item>
        <text:list-item>
          <text:p text:style-name="P143">Opravit uvozovky</text:p>
        </text:list-item>
        <text:list-item>
          <text:p text:style-name="P143">Vysvělit, že italikou mluví hráči za postavu a normálním písmem za hráče.<text:line-break/>/<text:span text:style-name="T40">* Někde vysvětlit, co v příkladech znamená přímá řeč v kurzívě (asi do kapitoly, kde se mluví o hraní v roli a mimo ni). */</text:span></text:p>
          <text:list>
            <text:list-item>
              <text:p text:style-name="P143">Všude zkontrolovat, že to tak opravdu je.</text:p>
            </text:list-item>
          </text:list>
        </text:list-item>
      </text:list>
      <text:h text:style-name="P105" text:outline-level="1">Růst vlastností a rozdělení úrovní</text:h>
      <text:p text:style-name="P69">Rozdělení úrovní bude následující:</text:p>
      <text:p text:style-name="Example">Základní úrovně: 1. a 2. (nejvyšší vlastnost 3)</text:p>
      <text:p text:style-name="Example">Pokročilé úrovně: 3. až 8. (nejvyšší vlastnost 4)</text:p>
      <text:p text:style-name="Example">Mistrovské úrovně: Mistrovské úrovně: od 9. výš (nejvyšší vlastnost 5)</text:p>
      <text:p text:style-name="Text_20_body">A zvedání vlastností bude tak<text:span text:style-name="T91">h</text:span>le:</text:p>
      <text:p text:style-name="Example">1. úroveň: Přiděl do vlastností hodnoty 3 2 1</text:p>
      <text:p text:style-name="Example">3. úroveň: Zvedni nejvyšší vlastnost (4 2 1)</text:p>
      <text:p text:style-name="Example">5. úroveň: Zvedni prostřední vlastnost (4 3 1)</text:p>
      <text:p text:style-name="Example">7. úroveň: Zvedni nejnižší vlastnost (4 3 2)</text:p>
      <text:p text:style-name="Example">9. úroveň: Zvedni nejvyšší vlastnost (5 3 2)</text:p>
      <text:p text:style-name="Example">11. úroveň: Zvedni prostřední vlastnost (5 4 2)</text:p>
      <text:p text:style-name="Example">13. úroveň: Zvedni nejnižší vlastnost (5 4 3)</text:p>
      <text:h text:style-name="Heading_20_1" text:outline-level="1">Netříděné TODO</text:h>
      <text:p text:style-name="P71">IMPORTANT: Rada pro kluky: „Když budeš hledat spoluhráče, zeptej se svých kamarádek, jestli by si chtěl<text:span text:style-name="T93">y</text:span> zahrát s váma. Dračák rozhodně není jen klukovská zábava a s holkama je hra obvykle pestřejší a zábavnější. Když je ale neoslovíš, samy od sebe se nejspíš nepřidají.“</text:p>
      <text:p text:style-name="P68">TODO: <text:span text:style-name="T90">Kapitola </text:span>Nebezpečné situace (<text:span text:style-name="T90">příklad: </text:span>pokusím se proběhnout pod běžícím koněm).<text:line-break/>- <text:span text:style-name="T90">hází se stejně jako obrana proti pasti</text:span></text:p>
      <text:p text:style-name="P8">TODO: Sandboxové prvky, moduly a podobně.</text:p>
      <text:list xml:id="list3946936902" text:style-name="L2">
        <text:list-item>
          <text:p text:style-name="P145">Asi jen návod pro PJe, jak to použít.</text:p>
          <text:list>
            <text:list-item>
              <text:p text:style-name="P146">musíš o tom dát hráčům vědět.</text:p>
            </text:list-item>
          </text:list>
        </text:list-item>
      </text:list>
      <text:p text:style-name="P7">TODO: <text:span text:style-name="T83">Ještě jednou z</text:span>vážit, jestli by Velikost (a tedy počet životů) neměl mít nějakou explicitní counterbalance.</text:p>
      <text:list xml:id="list1913384588" text:style-name="L3">
        <text:list-item>
          <text:p text:style-name="P147">Otázka je, jakou. Kroll je velkej a ještě navíc má ultrasluch.</text:p>
        </text:list-item>
        <text:list-item>
          <text:p text:style-name="P148">(Zmínil jsem, že velikost má i své nevýhody – malé chodby a tak, a že jsou různé velikosti vybavení)</text:p>
        </text:list-item>
      </text:list>
      <text:p text:style-name="P6">TODO: Zmínit někde koncept magenergie (v popisu světa?)</text:p>
      <text:p text:style-name="P45">TODO: Zvedat limit na počet připoutaných předmětů hned na 2. úrovni možná není dobře – znamená to, že na prvních dvou úrovních budou postavy získávat předměty mnohem rychlejš než později.<text:line-break/><text:tab/><text:span text:style-name="T38">(Chtěl jsem se ale trefit mimo úrovně, kde se zvedají atributy...)</text:span></text:p>
      <text:h text:style-name="Heading_20_1" text:outline-level="1">Kapitoly</text:h>
      <text:h text:style-name="Heading_20_2" text:outline-level="2">Úvod</text:h>
      <text:h text:style-name="P107" text:outline-level="2">Cíl hry</text:h>
      <text:p text:style-name="P82">Hlavním a nejdůležitějším cílem je se u hry bavit. V této hře nejde o vítězství. Důsledky toho, že postavám něco nevyšlo, jak mělo, mohou být stejně zábavné, jako úspěšné splnění stanoveného úkolu. Zábavou se zde totiž nemyslí jen legrace, ale jakákoliv forma hry, která vede k zajímavě a příjemně strávenému času s přáteli. Pokud vás hra bavila, odnesli jste si z ní nějaký nevšední zážitek a budete na ni třeba časem vzpomínat, všichni jste zvítězili. Pokud vás naopak nudila, přestože příběh skončil dobře a úspěšně, tak dobrá nebyla a měli byste se zamyslet nad tím, co změnit, aby byla příště zábavnější.</text:p>
      <text:h text:style-name="P107" text:outline-level="2">Jak najít spoluhráče</text:h>
      <text:p text:style-name="P82">Nejjednodušší je zeptat se ve svém okolí. Možná zjistíš, že někteří z tvých známých hry na prožívání příběhů (někdy také označované jako hry na hrdiny, rolové hry nebo anglicky roleplaying games či zkratkou RPG) znají a třeba si rádi vyzkouší něco nového, nebo už dokonce Dakaru hrají a třeba tě budou ochotni přibrat ke své herní skupině.<text:line-break/>               Další dobré místo ke shánění skupiny či spoluhráčů jsou různá diskusní fóra na internetu. Pokud jsi členem nějakého diskusního serveru, je velice pravděpodobné, že se na něm vyskytují i <text:soft-page-break/>kluby o RPG, kde se dá po spoluhráčích poptat.<text:line-break/>               Najít někoho, kdo už tento druh her zná, je nejlepší možný začátek, protože ani sebelepší pravidla nemohou osobní zkušenost nahradit. Rozhodně se ale neboj hru s přáteli vyzkoušet, i když to pro vás bude nové. Tato příručka vás povede podobně, jako by to dělal zkušený spoluhráč.</text:p>
      <text:p text:style-name="Text_20_body"/>
      <text:h text:style-name="Heading_20_2" text:outline-level="2">Tvoje postava</text:h>
      <text:p text:style-name="P62">TODO: Do rysů dát arachnofóbii (a možná i další fóbie)</text:p>
      <text:p text:style-name="P65">IDEA: Hobitovi dát jen <text:span text:style-name="T13">vytříbenou chuť</text:span>, kudůkovi <text:span text:style-name="T13">výborný čich</text:span>.</text:p>
      <text:list xml:id="list3176770200" text:style-name="L4">
        <text:list-item>
          <text:p text:style-name="P149">Spíš jinak: Hobitovi dát čich i chuť a kudůkovi <text:span text:style-name="T13">citlivý sluch</text:span>.</text:p>
        </text:list-item>
        <text:list-item>
          <text:p text:style-name="P150">A možná oběma ještě navíc <text:span text:style-name="T13">tichou chůzi</text:span> (výhoda při přížení) na vyrovnání nižšího počtu životů.</text:p>
        </text:list-item>
      </text:list>
      <text:p text:style-name="P42">TODO: Měl by mít hobit čich jako pes?</text:p>
      <text:list xml:id="list3885700729" text:style-name="L5">
        <text:list-item>
          <text:p text:style-name="P151">Asi ano, ať není zbytečně moc kategorií</text:p>
        </text:list-item>
      </text:list>
      <text:p text:style-name="P14">TODO: V kapitole Minulost zmínit, kým postava být nemůže - strop na společenské postavení?</text:p>
      <text:p text:style-name="P41"><text:span text:style-name="Emphasis"><text:span text:style-name="T25">TODO: Známosti - možná je explicitně vypisovat na deník?</text:span></text:span></text:p>
      <text:p text:style-name="P13">TODO: Rozhodnout, jak se budou počítat životy.</text:p>
      <text:list xml:id="list4188770549" text:style-name="L6">
        <text:list-item>
          <text:p text:style-name="P152">Jen podle velikosti? (Takže debuff Síly nesníží životy?)</text:p>
        </text:list-item>
        <text:list-item>
          <text:p text:style-name="P153"><text:span text:style-name="Emphasis"><text:span text:style-name="T25">Snížení Síly životy sníží (někde jsem to měl napsané, nemůžu to najít), protože při přestupu na vyšší úroveň se se zvýšením Síly životy zvyšujou a mělo by to být konzistentní.</text:span></text:span></text:p>
        </text:list-item>
      </text:list>
      <text:p text:style-name="P61"><text:soft-page-break/><text:span text:style-name="Emphasis"><text:span text:style-name="T26">TODO: Zrušit primární vlastnosti povolání (minimální hodnoty). Místo nich napsat texty, které vlastnosti jsou důležité pro každé povolání a proč (takové mininávody, jak se dají pojmout různá povolání).</text:span></text:span></text:p>
      <text:h text:style-name="Heading_20_4" text:outline-level="4"><text:span text:style-name="Emphasis">Raciálky z OSR Dungeoncrawlu:</text:span></text:h>
      <text:p text:style-name="P20">Člověk</text:p>
      <text:p text:style-name="P21"><text:span text:style-name="T99">L</text:span>idé se rodí všech možných tvarů, velikostí a nadání. <text:span text:style-name="T99">Vyber si</text:span> <text:span text:style-name="T99">tři</text:span> z následujících výhod:</text:p>
      <text:list xml:id="list428700151" text:style-name="L7">
        <text:list-item>
          <text:p text:style-name="P154">Velká síla (zvedání předmětů, vyrážení dveří, atd. – nepočítá se v boji)</text:p>
        </text:list-item>
        <text:list-item>
          <text:p text:style-name="P154">Perfektní rovnováha (šplhání, akrobacie, atp.)</text:p>
        </text:list-item>
        <text:list-item>
          <text:p text:style-name="P155">Ne<text:span text:style-name="T100">únavnost</text:span> (dokážeš jít celý den bez přestávky, stačí ti 4 hodiny spánku. <text:span text:style-name="T101">O 1 nižší postih za únavu.</text:span>)</text:p>
        </text:list-item>
        <text:list-item>
          <text:p text:style-name="P154">Šikovnost (otevírání zámků, odstraňování pastí, řemesla)</text:p>
        </text:list-item>
        <text:list-item>
          <text:p text:style-name="P154">Fotografická paměť</text:p>
        </text:list-item>
        <text:list-item>
          <text:p text:style-name="P157">Ohebnost (výhoda při útěku z pout, prolézání úzkými prostory)</text:p>
        </text:list-item>
      </text:list>
      <text:p text:style-name="P22">Elf</text:p>
      <text:list xml:id="list2476746842" text:style-name="L8">
        <text:list-item>
          <text:p text:style-name="P158"><text:span text:style-name="T102">O</text:span>strý zrak <text:span text:style-name="T103">(rozeznáš detaily na velkou vzdálenost, postih za vzdálenost u střelby máš o 1 nižší)</text:span></text:p>
        </text:list-item>
        <text:list-item>
          <text:p text:style-name="P159">Vidění v šeru (nemáš nevýhodu za málo světla, v úplné tmě máš <text:span text:style-name="T104">ale</text:span> stále velkou nevýhodu)</text:p>
        </text:list-item>
        <text:list-item>
          <text:p text:style-name="P161">Perfektní rovnováha</text:p>
        </text:list-item>
      </text:list>
      <text:p text:style-name="P20"><text:soft-page-break/>Trpaslík</text:p>
      <text:list xml:id="list2272906074" text:style-name="L9">
        <text:list-item>
          <text:p text:style-name="P164"><text:span text:style-name="T105">I</text:span>nfravidění (v úplné tmě má<text:span text:style-name="T106">š</text:span> jen malou nevýhodu)</text:p>
        </text:list-item>
        <text:list-item>
          <text:p text:style-name="P156">Ne<text:span text:style-name="T100">únavnost</text:span></text:p>
        </text:list-item>
        <text:list-item>
          <text:p text:style-name="P166">Šikovnost (otevírání zámků, odstraňování pastí, řemesla)</text:p>
        </text:list-item>
      </text:list>
      <text:p text:style-name="P23">Kudůk</text:p>
      <text:list xml:id="list302187064" text:style-name="L10">
        <text:list-item>
          <text:p text:style-name="P167"><text:span text:style-name="T107">V</text:span>ýborný sluch <text:span text:style-name="T107">(výhoda při naslouchání a hodech na postřeh sluchem)</text:span></text:p>
        </text:list-item>
        <text:list-item>
          <text:p text:style-name="P168"><text:span text:style-name="T108">K</text:span>radmost (<text:span text:style-name="T109">výhoda</text:span> při plížení)</text:p>
        </text:list-item>
        <text:list-item>
          <text:p text:style-name="P162">Šikovnost (otevírání zámků, odstraňování pastí, řemesla)</text:p>
        </text:list-item>
      </text:list>
      <text:p text:style-name="P24">Ork</text:p>
      <text:list xml:id="list1393938479" text:style-name="L11">
        <text:list-item>
          <text:p text:style-name="P165"><text:span text:style-name="T108">V</text:span>ýborný čich <text:span text:style-name="T110">(výhoda při stopování)</text:span></text:p>
        </text:list-item>
        <text:list-item>
          <text:p text:style-name="P163">Velká síla</text:p>
        </text:list-item>
        <text:list-item>
          <text:p text:style-name="P160"><text:span text:style-name="Emphasis"><text:span text:style-name="T27">Vidění v šeru (nemáš nevýhodu za málo světla, v úplné tmě máš stále velkou nevýhodu).</text:span></text:span></text:p>
        </text:list-item>
      </text:list>
      <text:p text:style-name="P61"><text:span text:style-name="Emphasis"><text:span text:style-name="T26"/></text:span></text:p>
      <text:h text:style-name="Heading_20_2" text:outline-level="2"><text:soft-page-break/>Dovednosti</text:h>
      <text:p text:style-name="P249">TODO: Znalost jedů a protijedů<text:line-break/>- Postava podle příznaků určí jed (PJ hráči řekne, co je to zač a jaké má účinky).<text:line-break/>- Postava zná všechny známé protijedy (u jedu by mělo být uvedeno, zda proti němu existuje protidej) a umí vyrobit séra proti živočišným jedům (to ale zabere několik dní, takže to je třeba udělat dopředu).</text:p>
      <text:p text:style-name="Text_20_body">TODO: Imitace hlasu (to asi nechám jako dovednost)</text:p>
      <text:p text:style-name="P77">IDEA: Zrušit automatické dove<text:span text:style-name="T117">d</text:span>nosti, místo toho dát ke každému povolání seznam doporučených.<text:line-break/>- problém: Kouzelník a čtení/psaní + staroelfština.</text:p>
      <text:p text:style-name="P73"><text:span text:style-name="T13">Výcvik a velení</text:span> – <text:span text:style-name="T98">dokážeš z bandy rekrutů udělat koordinovanou jednotku, která bude poslouchat tvoje příkazy. (válečník)</text:span></text:p>
      <text:p text:style-name="P73">Odezírání ze rtů (pokud není) <text:span text:style-name="T95">(zloděj)</text:span></text:p>
      <text:p text:style-name="P72">Znaková řeč (hodí se, když ji umí víc postav)<text:span text:style-name="T94"> (zloděj)</text:span></text:p>
      <text:p text:style-name="P74">Nenápadnost (pokud není) – zapadne do davu apod.<text:span text:style-name="T94"> (zloděj)</text:span></text:p>
      <text:p text:style-name="P75">TODO: Odhad ceny (a rozpoznání pravosti pokladů)<text:span text:style-name="T94"> (zloděj)</text:span></text:p>
      <text:list xml:id="list2320231295" text:style-name="L12">
        <text:list-item>
          <text:list>
            <text:list-item>
              <text:p text:style-name="P180">IDEA: Zloděj (ostraňování a líčení pastí) pozná, co past dělá a jak se dá vypnout (kam vede mechanismus a tak).<text:line-break/>- <text:span text:style-name="T63">respektive spíš asi jen co je to za mechanismus (nášlapná dlaždice vs propadlo, výmetnice na šipku vs na kouzlo a podobně).</text:span></text:p>
            </text:list-item>
            <text:list-item>
              <text:p text:style-name="P181">TODO: Do kapitoly Dovednosti dát odkazy na kapitoly v Herních postupech, kde se mluví o použití příslušné dovednosti.</text:p>
            </text:list-item>
          </text:list>
        </text:list-item>
        <text:list-item>
          <text:p text:style-name="P182"><text:soft-page-break/>TODO: Jezdectví</text:p>
        </text:list-item>
      </text:list>
      <text:list xml:id="list1599819529" text:style-name="L13">
        <text:list-item>
          <text:list>
            <text:list-item>
              <text:list>
                <text:list-item>
                  <text:p text:style-name="P183">Obyčejné cestování zvládne každý. Popohnat koně do <text:s/>trysku, skákat s ním přes překážky, kličkovat, střílet ze sedla a podobně už se ale musí umět.</text:p>
                </text:list-item>
              </text:list>
            </text:list-item>
          </text:list>
        </text:list-item>
      </text:list>
      <text:list xml:id="list122804037398973" text:continue-list="list2320231295" text:style-name="L12">
        <text:list-item>
          <text:p text:style-name="P104">Hobiti a kudůci preferují poníky.</text:p>
          <text:list>
            <text:list-item>
              <text:p text:style-name="P184">TODO: Zvážit dovednost řemeslná zručnost (nebo tak něco).</text:p>
            </text:list-item>
            <text:list-item>
              <text:p text:style-name="P185">TODO: Zvážit dovednost <text:span text:style-name="T13">znalost kouzel</text:span><text:span text:style-name="T18"> (umožní z run poznat, co je to za kouzlo).</text:span></text:p>
              <text:list>
                <text:list-item>
                  <text:p text:style-name="P169">Asi ne, nebylo by dost příležitostí k použití.</text:p>
                </text:list-item>
              </text:list>
            </text:list-item>
            <text:list-item>
              <text:p text:style-name="P144">Předělat dovednosti</text:p>
              <text:list>
                <text:list-item>
                  <text:p text:style-name="P186">Kapitola Dovednosti je přepsaná, ale ještě bude potřeba vyřešit Soupeření (TODO).</text:p>
                </text:list-item>
              </text:list>
            </text:list-item>
            <text:list-item>
              <text:p text:style-name="P187">Všichni si vybírají 2 dovednosti</text:p>
              <text:list>
                <text:list-item>
                  <text:p text:style-name="P186">Tímhle si nejsem úplně jistej, u kouzelníka jsem už na první úrovni měl problém, co za druhou dovednost si vybrat (ok, zapomněl jsem na jazyky, tam se asi dá vyřádit).</text:p>
                </text:list-item>
              </text:list>
            </text:list-item>
            <text:list-item>
              <text:p text:style-name="P188">TODO: Plížení</text:p>
              <text:list>
                <text:list-item>
                  <text:p text:style-name="P189">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90"><text:soft-page-break/>TODO: Pokud se bude házet na Finesu (a při pronásledování na Sílu), tak to opravit ve Vedení hry – Kdy se hází. <text:span text:style-name="T61">A pokud ne, tak to opravit v představení vlastností v tvorbě postavy.</text:span></text:p>
                </text:list-item>
              </text:list>
            </text:list-item>
          </text:list>
        </text:list-item>
      </text:list>
      <text:h text:style-name="Heading_20_4" text:outline-level="4">Bylinkářství</text:h>
      <text:h text:style-name="P125" text:outline-level="4">Kategorie účinků bylin</text:h>
      <text:p text:style-name="P92">Jedovaté</text:p>
      <text:p text:style-name="P92">Narkotika (tlumí bolest, navozují pocit síly)</text:p>
      <text:p text:style-name="P92">Očišťující (na pročištění trávicího ústrojí)</text:p>
      <text:p text:style-name="P92">Omamné</text:p>
      <text:p text:style-name="P92">Hojivé (do mastí)</text:p>
      <text:p text:style-name="P92">Paralyzující</text:p>
      <text:p text:style-name="P92">Posilující (posilují přirozenou imunitu a tělesnou vitalitu)</text:p>
      <text:p text:style-name="P92">Protinakažlivé</text:p>
      <text:p text:style-name="P92">Protizánětlivé</text:p>
      <text:p text:style-name="P92">Protijedy</text:p>
      <text:p text:style-name="P92">Regenerační</text:p>
      <text:p text:style-name="P92">Stimulační (mohou výrazně posílit výkonnost organismu, ale bývají často návykové)</text:p>
      <text:p text:style-name="P92">Tlumivé (proti bolesti)</text:p>
      <text:p text:style-name="P92"/>
      <text:p text:style-name="P92"/>
      <table:table table:name="Table1" table:style-name="Table1">
        <table:table-column table:style-name="Table1.A"/>
        <table:table-row table:style-name="Table1.1">
          <table:table-cell table:style-name="Table1.A1" office:value-type="string">
            <text:p text:style-name="P97">Acidophilus </text:p>
            <text:p text:style-name="P99">A friendly organism that crowds out harmful kinds, helps the body fight disease and restore health, and acidifies the colon.  Manufactures most of the B vitamins in the body. </text:p>
            <text:p text:style-name="P98">Alfalfa </text:p>
            <text:p text:style-name="P99">Contains all vitamins and minerals known to science;  for overacidity, pituitary gland, arthritis, chlorophyll.  Highly nutritive, alkalizes the body rapidly, and detoxifies the body and liver. </text:p>
            <text:p text:style-name="P98">Algin/Sodium Alginate </text:p>
            <text:p text:style-name="P99">Helps rid the body of radiation poisoning. </text:p>
            <text:p text:style-name="P98">Aloe Vera </text:p>
            <text:p text:style-name="P99">A quick healing agent for burns, abrasions, skin problems, and <text:soft-page-break/>wounds.  Stops bleeding, and is soothing and healing to the stomach. </text:p>
            <text:p text:style-name="P98">Barberry Bark </text:p>
            <text:p text:style-name="P99">Laxative, soothing to the gall bladder.  Treats typhoid, jaundice, and improves appetite. </text:p>
            <text:p text:style-name="P98">Bayberry </text:p>
            <text:p text:style-name="P99">Drains sinuses and mucous membranes.  Extremely good for all female organs and adrenals.  A stimulant. </text:p>
            <text:p text:style-name="P98">Bee Pollen </text:p>
            <text:p text:style-name="P99">Energy food, hay fever, allergies.  May be the only perfect food on earth.  Contains RNA and DNA. </text:p>
            <text:p text:style-name="P98">Bentonite Clay </text:p>
            <text:p text:style-name="P99">Clay with a high mineral content;  has a negatively charged electrical attraction for toxic poisons, which are positively charged.  Always take with an herbal laxative.  Great for diarrhea and stomach flu. </text:p>
            <text:p text:style-name="P98">Bilberry </text:p>
            <text:p text:style-name="P99">Good for the eyes, especially night blindness and light sensitivity;  helps with blood sugar problems. </text:p>
            <text:p text:style-name="P98">Black Cohosh </text:p>
            <text:p text:style-name="P99">Female estrogen, menstrual cramps, high blood pressure, spinal meningitis, poisonous bites, relieves childbirth pain and hot flashes.  Calms the nervous system.  Good for rheumatism, neuralgia, tension, and eyestrain. </text:p>
            <text:p text:style-name="P98">Black Current Oil </text:p>
            <text:p text:style-name="P100"><text:span text:style-name="T1">Overcomes the abnormalities of fatty-acid metabolism which </text:span><text:span text:style-name="T2">candida albicans</text:span><text:span text:style-name="T1"> sufferers develop. </text:span></text:p>
            <text:p text:style-name="P98">Black Walnut </text:p>
            <text:p text:style-name="P99">Cleanses parasites, ringworm, tuberculosis, expels tape worms, diarrhea.  Oxygenates blood;  good for rashes and poison oak. </text:p>
            <text:p text:style-name="P98">Blessed Thistle </text:p>
            <text:p text:style-name="P99">Strengthens the heart and lungs;  takes oxygen to the brain.  Increases breast milk.  Has treated depression, loss of memory, and suicidal tendencies. </text:p>
            <text:p text:style-name="P98">Blue Cohosh </text:p>
            <text:p text:style-name="P99">Regulates menstrual flow, makes childbirth easy, good for whooping cough, bronchial mucus, palpitations, high blood pressure, epilepsy, spasms, muscular pain, and supports the uterus, <text:soft-page-break/>nerves, joints, and urinary tract. </text:p>
            <text:p text:style-name="P98">Blue Vervain </text:p>
            <text:p text:style-name="P99">A natural tranquilizer, stops convulsions, aids the circulation, lungs, nerves, spleen, liver,  and colon; promotes sweating, settles the stomach, expels phlegm from the throat and chest, and expels worms. </text:p>
            <text:p text:style-name="P98">Boneset </text:p>
            <text:p text:style-name="P99">One of the most common remedies in the 1800s;  good for fever, pain, colds, measles, influenza, and cleans the gastrointestinal tract. </text:p>
            <text:p text:style-name="P98">Buchu </text:p>
            <text:p text:style-name="P99">Helps all types of urinary disorders, as well as prostate disorders, venereal disease, weak bladder, dropsy, and bed-wetting.  Produces perspiration when taken as a warm tea. </text:p>
            <text:p text:style-name="P98">Buckthorn </text:p>
            <text:p text:style-name="P99">Good for rheumatism, gout, dropsy, skin disease, and chronic constipation;  expels impurities, removes warts and itching. </text:p>
            <text:p text:style-name="P98">Bugleweed </text:p>
            <text:p text:style-name="P99">Useful for enlargement of the thyroid gland.  Kills pain.  Has eased asthma, indigestion, excess menstruation, nosebleeds, bronchitis, bleeding, and nervousness.  More effective when taken with demulcent herbs.  Supports the heart. </text:p>
            <text:p text:style-name="P98">Burdock </text:p>
            <text:p text:style-name="P99">A rapid blood purifier, a diuretic, and good for ulcers.  Aids the pituitary gland, keeps waste moving out of a weak body, and expels kidney and bladder stones.  Reduces calcium deposits in the joints. </text:p>
            <text:p text:style-name="P98">Butcher’s Broom </text:p>
            <text:p text:style-name="P99">So called because butchers used to rub this on chopping blocks to remove grease.  Anti-inflammatory, it removes obstructions in veins, and increases the flow of urine.  Aids with jaundice, expels phlegm, and helps hemorrhoids, varicose veins, and phlebitis. </text:p>
            <text:p text:style-name="P98">Calendula (Marigold) </text:p>
            <text:p text:style-name="P99">Soothes earaches, toothaches, ulcers, bleeding, hemorrhoids, fevers, cramps, and skin eruptions. </text:p>
            <text:p text:style-name="P98">Capsicum (Cayenne Pepper) </text:p>
            <text:p text:style-name="P99">A catalyst for all herbs, cayenne stops bleeding (inside or outside the body, even arterially), and aids the circulation and heart.  Use with Lobelia for nerves.  Use as a stimulant.  Reduces fevers, heals <text:soft-page-break/>ulcerated stomach, and stops shock. </text:p>
            <text:p text:style-name="P98">Cascara Sagrada (Sacred Bark) </text:p>
            <text:p text:style-name="P99">Good for chronic constipation and gall stones;  increases the secretion of bile. </text:p>
            <text:p text:style-name="P98">Catnip </text:p>
            <text:p text:style-name="P99">Relieves convulsions, colic, and high fever in babies; a sleep aid, soothes the stomach and nerves, as well as insanity.  Relieves pain. </text:p>
            <text:p text:style-name="P98">Chamomile </text:p>
            <text:p text:style-name="P99">Soothes nerves and toothaches, muscle pain, corns, eases smoking and alcohol addictions, normalizes appetite, and eliminates insomnia. </text:p>
            <text:p text:style-name="P98">Chaparral </text:p>
            <text:p text:style-name="P99">A blood cleanser and purifier;  good for arthritis, acne, and boils;  promotes hair growth;  dissolved tumors and warts. </text:p>
            <text:p text:style-name="P98">Chickweed </text:p>
            <text:p text:style-name="P99">A bronchial cleanser, eats cellulite (fat), helps with deafness, peritonitis;  can be externally applied to skin disorders (such as eczema).  Reduces cholesterol. </text:p>
            <text:p text:style-name="P98">Chlorophyll </text:p>
            <text:p text:style-name="P99">A natural deodorizer and super blood builder.  Also used in douches, enemas, and foot baths. </text:p>
            <text:p text:style-name="P98">Comfrey </text:p>
            <text:p text:style-name="P99">A blood cleanser;  good for ulcers, stomach, kidneys, and bowel;  a bone-knitter, used for sprains and arthritis.  High in Vitamins A and C. </text:p>
            <text:p text:style-name="P98">Cornsilk </text:p>
            <text:p text:style-name="P99">Used for prostate difficulties and painful urination.  Controls inflammation and regulates urination.  Good for kidney and bladder problems. </text:p>
            <text:p text:style-name="P98">Damiana </text:p>
            <text:p text:style-name="P99">Aids with sexual impotency and issues with reproductive organs.  Overcomes loss of nerves and energy to limbs.  An aphrodisiac. </text:p>
            <text:p text:style-name="P98">Dandelion </text:p>
            <text:p text:style-name="P99">Rich in sodium, Vitamin A, and calcium;  beneficial for low blood pressure, issues with kidneys and bladder, iron anemia, and gout.  A diuretic. </text:p>
            <text:p text:style-name="P98">Echinacea </text:p>
            <text:p text:style-name="P101"><text:soft-page-break/>A blood and lymph cleaner, with mild antibiotic activity.  Interferon-like, cortisone-like (anti-inflammatory), increases T-cells, and demonstrates anti-tumor activity.  Stimulates the immune response.</text:p>
          </table:table-cell>
        </table:table-row>
      </table:table>
      <text:p text:style-name="Text_20_body"/>
      <text:p text:style-name="Text_20_body">Bojove:</text:p>
      <text:p text:style-name="Text_20_body">---------</text:p>
      <text:p text:style-name="Text_20_body">- Boj se zbrani</text:p>
      <text:p text:style-name="Text_20_body">- Boj beze zbrane</text:p>
      <text:p text:style-name="Text_20_body">- Uhybani</text:p>
      <text:p text:style-name="Text_20_body">- Noseni zbroje</text:p>
      <text:p text:style-name="Text_20_body">- Strelba</text:p>
      <text:p text:style-name="Text_20_body">- Vrhaci zbrane</text:p>
      <text:p text:style-name="Text_20_body"/>
      <text:p text:style-name="Text_20_body">Fyzicke:</text:p>
      <text:p text:style-name="Text_20_body">----------</text:p>
      <text:p text:style-name="Text_20_body">Akrobacie a gymnastika</text:p>
      <text:p text:style-name="Text_20_body">Atletika</text:p>
      <text:p text:style-name="Text_20_body">Plavani</text:p>
      <text:p text:style-name="Text_20_body">Horolezectvi</text:p>
      <text:p text:style-name="Text_20_body">Výdrž</text:p>
      <text:p text:style-name="Text_20_body"><text:soft-page-break/></text:p>
      <text:p text:style-name="Text_20_body">Umelecke:</text:p>
      <text:p text:style-name="Text_20_body">-----------</text:p>
      <text:p text:style-name="Text_20_body">Břichomluvectví</text:p>
      <text:p text:style-name="Text_20_body">Herectví</text:p>
      <text:p text:style-name="Text_20_body">Hra na hudební nástroj</text:p>
      <text:p text:style-name="Text_20_body">Malba</text:p>
      <text:p text:style-name="Text_20_body">Provazochodectví</text:p>
      <text:p text:style-name="Text_20_body">Sochařství</text:p>
      <text:p text:style-name="Text_20_body">Tanec</text:p>
      <text:p text:style-name="Text_20_body">Zpěv</text:p>
      <text:p text:style-name="Text_20_body">Žonglérství</text:p>
      <text:p text:style-name="Text_20_body"/>
      <text:p text:style-name="Text_20_body">Profesní:</text:p>
      <text:p text:style-name="Text_20_body">-----------</text:p>
      <text:p text:style-name="Text_20_body">Dřevařství (lehká)</text:p>
      <text:p text:style-name="Text_20_body">Hornictví (lehká)</text:p>
      <text:p text:style-name="Text_20_body">Iluminace (lehká)</text:p>
      <text:p text:style-name="Text_20_body">Hrnčířství <text:s/>(lehká)</text:p>
      <text:p text:style-name="Text_20_body">Kamenictví (lehká)</text:p>
      <text:p text:style-name="Text_20_body"><text:soft-page-break/>Kartografie (lehká)</text:p>
      <text:p text:style-name="Text_20_body">Klenotnictví (lehká)</text:p>
      <text:p text:style-name="Text_20_body">Kožedělnictví (lehká)</text:p>
      <text:p text:style-name="Text_20_body">Kovářství (lehká)</text:p>
      <text:p text:style-name="Text_20_body">Krejčířství (lehká)</text:p>
      <text:p text:style-name="Text_20_body">Krocení a cvičení zvířat (lehká)</text:p>
      <text:p text:style-name="Text_20_body">Námořnictví (lehká)</text:p>
      <text:p text:style-name="Text_20_body">Písařství (lehká)</text:p>
      <text:p text:style-name="Text_20_body">Pekařství (lehká)</text:p>
      <text:p text:style-name="Text_20_body">Provaznictví (lehká)</text:p>
      <text:p text:style-name="Text_20_body">Rybaření (lehká)</text:p>
      <text:p text:style-name="Text_20_body">Řezbářství (lehká)</text:p>
      <text:p text:style-name="Text_20_body">Ševcovina (lehká)</text:p>
      <text:p text:style-name="Text_20_body">Tesařina (lehká)</text:p>
      <text:p text:style-name="Text_20_body">Tkalcovství (lehká)</text:p>
      <text:p text:style-name="Text_20_body">Vaření (lehká)</text:p>
      <text:p text:style-name="Text_20_body">Výroba luků (lehká)</text:p>
      <text:p text:style-name="Text_20_body">Výroba zbraní (střední)</text:p>
      <text:p text:style-name="Text_20_body">Farmařina (lehká)</text:p>
      <text:p text:style-name="Text_20_body">Zámečnictví (lehká)</text:p>
      <text:p text:style-name="Text_20_body"><text:soft-page-break/>Zbrojířství (střední)</text:p>
      <text:p text:style-name="Text_20_body">Zednictví (střední)</text:p>
      <text:p text:style-name="Text_20_body">Zlatnictví (střední)</text:p>
      <text:p text:style-name="Text_20_body"/>
      <text:p text:style-name="Text_20_body">Lov:</text:p>
      <text:p text:style-name="Text_20_body">------</text:p>
      <text:p text:style-name="Text_20_body">Skrytý pohyb v divočině</text:p>
      <text:p text:style-name="Text_20_body">Stopování</text:p>
      <text:p text:style-name="Text_20_body"/>
      <text:p text:style-name="Text_20_body">Léčitelské:</text:p>
      <text:p text:style-name="Text_20_body">-------------</text:p>
      <text:p text:style-name="Text_20_body">První pomoc (lehká)</text:p>
      <text:p text:style-name="Text_20_body"/>
      <text:p text:style-name="Text_20_body">Jezdecké:</text:p>
      <text:p text:style-name="Text_20_body">-----------</text:p>
      <text:p text:style-name="Text_20_body">Jezdectví pozemní (lehká)</text:p>
      <text:p text:style-name="Text_20_body">Jezdectví vzdušné (střední)</text:p>
      <text:p text:style-name="Text_20_body">Vozatajství (lehká)</text:p>
      <text:p text:style-name="Text_20_body"/>
      <text:p text:style-name="Text_20_body">Zlodějské:</text:p>
      <text:p text:style-name="Text_20_body"><text:soft-page-break/>------------</text:p>
      <text:p text:style-name="Text_20_body">Gambleřina (lehká)</text:p>
      <text:p text:style-name="Text_20_body">Kapsářství (lehká)</text:p>
      <text:p text:style-name="Text_20_body">Nenápadnost (těžká)</text:p>
      <text:p text:style-name="Text_20_body">Otevírání zámků (střední)</text:p>
      <text:p text:style-name="Text_20_body">Převleky (lehká)</text:p>
      <text:p text:style-name="Text_20_body">Padělatelství (těžká)</text:p>
      <text:p text:style-name="Text_20_body">Skrytý pohyb (lehká)</text:p>
      <text:p text:style-name="Text_20_body">Škrtící šňůra (střední)</text:p>
      <text:p text:style-name="Text_20_body">Šplhání po zdi (střední)</text:p>
      <text:p text:style-name="Text_20_body">Uzlování (lehká)</text:p>
      <text:p text:style-name="Text_20_body">Zneškodňování pastí (střední)</text:p>
      <text:h text:style-name="P108" text:outline-level="2">Živobytí</text:h>
      <text:p text:style-name="P11">TODO (Kapitola vůbec není)</text:p>
      <text:p text:style-name="P39">TODO: Skupinové živobytí (sleva za každou postavu nad první?)</text:p>
      <text:h text:style-name="Heading_20_2" text:outline-level="2">Výbava</text:h>
      <text:list xml:id="list1816206522" text:style-name="L14">
        <text:list-item>
          <text:list>
            <text:list-item>
              <text:p text:style-name="P191">TODO: M<text:span text:style-name="T1">á lehká zbroj postih na plížení? A těžká?</text:span></text:p>
              <text:list>
                <text:list-item>
                  <text:p text:style-name="P133">Lehká by asi neměla mít, jak hraničář tak zloděj jsou plížiči a zbroj se k nim hodí.</text:p>
                </text:list-item>
                <text:list-item>
                  <text:p text:style-name="P133"><text:soft-page-break/>Těžká by naopak měla mít.</text:p>
                </text:list-item>
                <text:list-item>
                  <text:p text:style-name="P133">TODO: Změnit to jak v pravidlech, tak na kartách.</text:p>
                </text:list-item>
                <text:list-item>
                  <text:p text:style-name="P133"/>
                </text:list-item>
              </text:list>
            </text:list-item>
            <text:list-item>
              <text:p text:style-name="P192">TODO: Tvoje postava - Výbava</text:p>
            </text:list-item>
            <text:list-item>
              <text:p text:style-name="P193">Startovní výbava</text:p>
            </text:list-item>
            <text:list-item>
              <text:p text:style-name="P194">Tabulka zbraní</text:p>
              <text:list>
                <text:list-item>
                  <text:p text:style-name="P195">Možná ji spíš dát do kapitoly Boj?</text:p>
                </text:list-item>
              </text:list>
            </text:list-item>
          </text:list>
        </text:list-item>
      </text:list>
      <text:h text:style-name="P124" text:outline-level="4">Základní tábornické potřeby</text:h>
      <text:p text:style-name="P80">Základní tábornické potřeby jsou v ceníku uvedeny jako jedna položka, postava je ale samozřejmě ve skutečnosti nakupuje zvlášť. V této ceně je obvykle zahrnuto:</text:p>
      <text:p text:style-name="P80"/>
      <text:p text:style-name="P96">Torna</text:p>
      <text:p text:style-name="P96">Čutora (0,5 litru)</text:p>
      <text:p text:style-name="P96">Dva dvoulitrové měchy (tato zásoba vody běžně vystačí pro jednu postavy na dva dny, v případě extrémní nouze (a maximálního šetření) až na týden)</text:p>
      <text:p text:style-name="P96">Korbel, kalich nebo roh na pití</text:p>
      <text:p text:style-name="P96">Kotlík nebo malý hrnec</text:p>
      <text:p text:style-name="P96">Dřevěná vařečka, naběračka</text:p>
      <text:p text:style-name="P96">Dřevěný talíř</text:p>
      <text:p text:style-name="P96">Dřevěný příbor</text:p>
      <text:p text:style-name="P96"><text:soft-page-break/>Mýdlo</text:p>
      <text:p text:style-name="P96">Brousek</text:p>
      <text:p text:style-name="P96">Křesadlo a troud</text:p>
      <text:p text:style-name="P96">Pokrývka</text:p>
      <text:p text:style-name="P96">Jehla a špulka nití</text:p>
      <text:p text:style-name="P96">Kus hrubého plátna</text:p>
      <text:p text:style-name="P96">Provaz (několik sáhů)</text:p>
      <text:p text:style-name="P80"/>
      <text:p text:style-name="P80">Kromě těchto položek tam může být jakákoliv další drobnost, co tě napadne (nemusíš za ni platit, pokud půjde o věc v ceně do několika denárů, ale určitě si ji zapiš, ať je jasné, co všechno má postava k dispozici).</text:p>
      <text:p text:style-name="P79">V ceně není zahrnuta celta ani žádný stan (stanové plátno je totiž hodně drahé), předpokládá se tedy, že postava s touto základní výbavou tráví noci pod svým cestovním pláštěm, nebo si celtu či stan přikoupí.</text:p>
      <text:h text:style-name="P114" text:outline-level="3">Přechovávání hotovosti</text:h>
      <text:p text:style-name="P94">Kde (a v čem) postava nosí peníze? Má je nějak rozdělené? Zašité v podšívce či v opasku?</text:p>
      <text:p text:style-name="P93">Kde postava přechovává hotovost, kterou nenosí u sebe (zašitou ve slamníku, skrytou v tajné schránce pod uvolněným prknem v podlaze (banky jsou jen pro šlechtice a bohaté měšťany).</text:p>
      <text:h text:style-name="P109" text:outline-level="2"><text:soft-page-break/>Schopnosti povolání</text:h>
      <text:p text:style-name="P4">TODO: Sjednotit a zjednodušit pravidla pro zvířecí společníky, summony, metamorfózu a podobně</text:p>
      <text:list xml:id="list3171838420" text:style-name="L15">
        <text:list-item>
          <text:p text:style-name="P134">Pet (hraničářův pes) může mít nejvyšší vlastnost max o 1 pod postavou.</text:p>
        </text:list-item>
        <text:list-item>
          <text:p text:style-name="P134">Při proměně se hodnota nejvyšší vlastnosti zachovává.</text:p>
        </text:list-item>
        <text:list-item>
          <text:p text:style-name="P134">Chce to nějakej limit na velikost (tedy životy)</text:p>
          <text:list>
            <text:list-item>
              <text:p text:style-name="P134">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115" text:outline-level="3">Válečník</text:h>
      <text:p text:style-name="P31">TODO: Schopnost <text:span text:style-name="T13">ochránce</text:span> nejspíš po změnách soubojáku přestane dávat smysl (beztak se mi nelíbila).</text:p>
      <text:p text:style-name="P32">TODO: <text:span text:style-name="T15">Rychlý boj</text:span> a obránce jde kombinovat (bránit někoho před dvěma útočníky, nebo třeba před jedním bránit a druhýho zranit).</text:p>
      <text:p text:style-name="P47">TODO: Válečnická schopnost <text:span text:style-name="T13">ocelový stisk</text:span></text:p>
      <text:p text:style-name="P47"><text:span text:style-name="T42">(Máš ve stisku sílu jako svěrák)</text:span><text:line-break/>(Nejde disarmnout, nedá se mu vytrhnout ze sevření, atd.)<text:line-break/><text:span text:style-name="T43">(Když někoho chytneš <text:s/>- dostaneš ho do nevýhody, máš proti němu holou rukou zranění +3).</text:span></text:p>
      <text:h text:style-name="P116" text:outline-level="3">Hraničář</text:h>
      <text:p text:style-name="P58">TODO: Jde telekinezí nadzvednout sebe?</text:p>
      <text:p text:style-name="P58"><text:soft-page-break/>- <text:span text:style-name="T87">asi by nemělo jít</text:span></text:p>
      <text:p text:style-name="P59">(Síla jako dítě).</text:p>
      <text:h text:style-name="Heading_20_3" text:outline-level="3">Kou<text:span text:style-name="T64">zelník</text:span></text:h>
      <text:p text:style-name="P76">TODO: <text:span text:style-name="T13">Hypnóza</text:span> je rituál, ne kouzlo (protože se sesílá dlouho).</text:p>
      <text:p text:style-name="P51">TODO: Popsat sesílání kouzel <text:span text:style-name="T10">(nejspíš se odkázat na kapitolu </text:span><text:span text:style-name="T11">Herní postupy</text:span><text:span text:style-name="T10"> / </text:span><text:span text:style-name="T11">Sesílání kouzel</text:span><text:span text:style-name="T10">)</text:span></text:p>
      <text:list xml:id="list1163055428" text:style-name="L16">
        <text:list-item>
          <text:p text:style-name="P196">vyžaduje gestikulaci celýma rukama</text:p>
        </text:list-item>
        <text:list-item>
          <text:p text:style-name="P196">vyžaduje nahlas vyslovit zaklínací formuli</text:p>
        </text:list-item>
        <text:list-item>
          <text:p text:style-name="P196">postih za zbroj</text:p>
        </text:list-item>
      </text:list>
      <text:p text:style-name="P30">Ohnivá střela (Eš týl)</text:p>
      <text:p text:style-name="P19">/* Možná ji nedávat do pravidel a nechat ji jen na svitky? */</text:p>
      <text:p text:style-name="P29">Montyho čardáš</text:p>
      <text:list xml:id="list3077321827" text:style-name="L17">
        <text:list-item>
          <text:p text:style-name="P197"><text:span text:style-name="T47">Sešlu Tašin smích!</text:span><text:span text:style-name="T84"><text:line-break/></text:span><text:span text:style-name="T47">Hm, nehodil to.</text:span><text:span text:style-name="T84"><text:line-break/></text:span><text:span text:style-name="T47">Zatímco se směje, svážu ho, aby se nemohl hýbat.</text:span><text:span text:style-name="T84"><text:line-break/></text:span><text:span text:style-name="T47">Když se nemůže hýbat, tak mu naliju do krku ten uspávací lektvar.</text:span><text:span text:style-name="T84"><text:line-break/></text:span><text:span text:style-name="T47">Hm, usnul.</text:span><text:span text:style-name="T84"><text:line-break/></text:span><text:span text:style-name="T47">Když spí, tak mu jednoduše přiložím nůž ke krku a podříznu ho.</text:span><text:span text:style-name="T84"> </text:span></text:p>
        </text:list-item>
      </text:list>
      <text:p text:style-name="P56">Teleportaci zatím vidím na tři kouzla:</text:p>
      <text:list xml:id="list1766948378" text:style-name="L18">
        <text:list-item>
          <text:p text:style-name="P198"><text:span text:style-name="T16">Hyperprostor</text:span><text:span text:style-name="T23">: self only, krátká vzdálenost, na viditelnost.</text:span></text:p>
        </text:list-item>
      </text:list>
      <text:list xml:id="list122804245510215" text:continue-list="list1816206522" text:style-name="L14">
        <text:list-item>
          <text:list>
            <text:list-item>
              <text:p text:style-name="P199"><text:span text:style-name="T18">Tzn. kouzelník se dostane i za mříž, ale sám </text:span><text:span text:style-name="T19">(což je otázka, jestli je dobře...)</text:span><text:span text:style-name="T18">.</text:span></text:p>
            </text:list-item>
            <text:list-item>
              <text:p text:style-name="P170">Asi by to i tak mělo bejt mistrovské kouzlo, ať to nerozbíjí lowlevelové dungeony.</text:p>
            </text:list-item>
          </text:list>
        </text:list-item>
      </text:list>
      <text:p text:style-name="P28"><text:soft-page-break/>Návrat:<text:span text:style-name="T18">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2122162936" text:style-name="L19">
        <text:list-item>
          <text:p text:style-name="P171">Chtěl bych to dát na víc cílů, ale pak budu zase muset řešit friend/foe.</text:p>
        </text:list-item>
        <text:list-item>
          <text:p text:style-name="P173">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71">Možná se je jich třeba dotknout?</text:p>
        </text:list-item>
      </text:list>
      <text:list xml:id="list122802869754784" text:continue-list="list122804245510215" text:style-name="L14">
        <text:list-item>
          <text:list>
            <text:list-item>
              <text:p text:style-name="P174">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72">Nebo obráceně: Oni se musí dotknout kouzelníka.</text:p>
            </text:list-item>
            <text:list-item>
              <text:p text:style-name="P170">Možná by mohlo jít, zakouzlit nejdřív někde kotvu – seslat ji na víc cílů, a pak tam všechny tyhle cíle vrátit najednou (mistrovské kouzlo?).</text:p>
            </text:list-item>
          </text:list>
        </text:list-item>
      </text:list>
      <text:p text:style-name="P54"><text:span text:style-name="T17">Portál:</text:span><text:span text:style-name="T24"> Fyzický, obvykle kamenný portál. Na obou místech je do něj potřeba vyrýt příslušné runy, pak jím půjde procházet. </text:span><text:span text:style-name="T20">Výroba by asi buď měla trvat dlouho </text:span><text:span text:style-name="T21">(asi by to měl bejt rituál – mohlo by to trvat třeba měsíc, nebo tak nějak)</text:span><text:span text:style-name="T20">, nebo bejt hodně drahá (třeba podle vzdálenosti), aby za chvíli ve světě nebylo přeportálováno.</text:span></text:p>
      <text:h text:style-name="Heading_20_3" text:outline-level="3"><text:soft-page-break/>Alchymista</text:h>
      <text:p text:style-name="P25">IDEA: Alchymista může podle knihy (nebo svitku) s receptem v laborce vyrobit cokoliv (pokud na to má úroveň, tj. třeba mistrovské recepty až od 9. úrovně).<text:line-break/>- naučený recept může vyrábět i smícháním předpřipravených surovin někde v terénu.<text:line-break/>- bylo by to podobně jako u kouze<text:span text:style-name="T111">l</text:span>níka, t<text:span text:style-name="T111">j. recept může buď použít <text:tab/>přímo z textu (byť teda v laboratoři), nebo se ho naučit.</text:span></text:p>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58">vyrábět</text:span>.</text:p>
      <text:list xml:id="list4045957104" text:style-name="L20">
        <text:list-item>
          <text:p text:style-name="P135">A pokud ho umí, mohl by bejt znatelně silnější (to bych ale musel ke každému předmětu napsat, co to posílení znamená).</text:p>
          <text:p text:style-name="P136">(Každopádně tak, jak je mám teď, jsou ty suroviny nudný.)</text:p>
        </text:list-item>
        <text:list-item>
          <text:p text:style-name="P137">/* Tohle asi nebude potřeba, pokud budou suroviny za prachy */</text:p>
        </text:list-item>
      </text:list>
      <text:p text:style-name="P27"><text:span text:style-name="T22">TODO: Schopnost </text:span>vidění magenergie</text:p>
      <text:p text:style-name="P17">TODO: Alchymistický recept: Tvárná pasta<text:line-break/>(Umožní přemodelovat pevné věci na něco jinýho).</text:p>
      <text:p text:style-name="P18">TODO: lektvar obří síly bude existovat (možná jak obří, tak zlobří?)</text:p>
      <text:list xml:id="list2904570988" text:style-name="L21">
        <text:list-item>
          <text:p text:style-name="P175">Nebude na něj ale recept (bude se vyrábět podobně jako lekvar regenerace)</text:p>
        </text:list-item>
        <text:list-item>
          <text:p text:style-name="P175"><text:soft-page-break/>Nebude dávat bonus k Fyzičce</text:p>
          <text:list>
            <text:list-item>
              <text:p text:style-name="P175">Umožní zvedat tunové kameny a podobně</text:p>
            </text:list-item>
            <text:list-item>
              <text:p text:style-name="P175">Dá bonus ke zranění (asi +2 jako má zlobr)</text:p>
            </text:list-item>
          </text:list>
        </text:list-item>
      </text:list>
      <text:h text:style-name="P117" text:outline-level="3">Zloděj</text:h>
      <text:p text:style-name="P78"><text:span text:style-name="T18">TODO: Sloučit </text:span><text:span text:style-name="T13">obří skoky</text:span><text:span text:style-name="T18"> a bezpečný dopad</text:span></text:p>
      <text:p text:style-name="P78"><text:span text:style-name="T18">TODO: </text:span><text:span text:style-name="T13">obří skoky</text:span><text:span text:style-name="T18"> možná dát spíš válečníkovi (zloděj by měl spíš někam vyšplhat než tam skákat).</text:span></text:p>
      <text:h text:style-name="Heading_20_2" text:outline-level="2">Herní postupy</text:h>
      <text:h text:style-name="Heading_20_3" text:outline-level="3">Plížení</text:h>
      <text:p text:style-name="P67">TODO: Zrevidovat tuhle kapitolu.</text:p>
      <text:h text:style-name="Heading_20_3" text:outline-level="3">Sledování</text:h>
      <text:p text:style-name="P67">TODO: Asi vyhodit porovnávání Finesy. Když mají oba dovednost, tak ten, kdo ověřuje, zda ho někdo sleduje, si <text:span text:style-name="T13">něčeho všimne</text:span> (a je pak na hráči, co s tím udělá).</text:p>
      <text:h text:style-name="Heading_20_3" text:outline-level="3">Sesílání kouzel</text:h>
      <text:p text:style-name="P11">TODO (Kapitola asi neexistuje)</text:p>
      <text:list xml:id="list122803381120161" text:continue-list="list122802869754784" text:style-name="L14">
        <text:list-item>
          <text:list>
            <text:list-item>
              <text:list>
                <text:list-item>
                  <text:p text:style-name="P200">Co je to <text:span text:style-name="T13">soustředění</text:span>, co ho vyžaduje.</text:p>
                </text:list-item>
                <text:list-item>
                  <text:p text:style-name="P201">TODO: <text:span text:style-name="T59">Zmínit, že kouzlení je vyčerpávájící, podobně jako boj (čistě fikční efekt).</text:span></text:p>
                </text:list-item>
              </text:list>
            </text:list-item>
          </text:list>
        </text:list-item>
      </text:list>
      <text:h text:style-name="Heading_20_3" text:outline-level="3"><text:soft-page-break/>Použití kouzelných předmětů</text:h>
      <text:h text:style-name="Heading_20_4" text:outline-level="4">Svitky s kouzly</text:h>
      <text:h text:style-name="Heading_20_4" text:outline-level="4">Rituály</text:h>
      <text:list xml:id="list122803053753368" text:continue-list="list122804037398973" text:style-name="L12">
        <text:list-item>
          <text:p text:style-name="P202">TODO: Pravidla pro svitky s rituálem (nedají se připoutat <text:span text:style-name="T80">(proč ne?)</text:span>, mohou vyžadovat ingredience, mohou být na jedno použití).</text:p>
        </text:list-item>
      </text:list>
      <text:h text:style-name="Heading_20_4" text:outline-level="4">Kouzelné hůlky a prsteny</text:h>
      <text:h text:style-name="Heading_20_3" text:outline-level="3">Boj</text:h>
      <text:p text:style-name="Text_20_body"><text:span text:style-name="T49">Co je a co není konflikt vůbec nemusíš řešit. Řešíš jen, jestli chceš někoho ohrozit nebo nějak omezit.</text:span><text:line-break/><draw:frame draw:style-name="fr2" draw:name="Obrázek1" text:anchor-type="as-char" svg:width="0.318cm" svg:height="0.318cm" draw:z-index="3"><draw:image xlink:href="Pictures/100002000000000F0000000F797B735E17E64B33.gif" xlink:type="simple" xlink:show="embed" xlink:actuate="onLoad" loext:mime-type="image/gif"/><svg:title>:arrow?</svg:title></draw:frame><text:span text:style-name="T53"> </text:span><text:span text:style-name="T49">Pokud ne, neházíš si.</text:span><text:line-break/><draw:frame draw:style-name="fr2" draw:name="Obrázek2" text:anchor-type="as-char" svg:width="0.318cm" svg:height="0.318cm" draw:z-index="4"><draw:image xlink:href="Pictures/100002000000000F0000000F797B735E17E64B33.gif" xlink:type="simple" xlink:show="embed" xlink:actuate="onLoad" loext:mime-type="image/gif"/><svg:title>:arrow?</svg:title></draw:frame><text:span text:style-name="T53"> </text:span><text:span text:style-name="T49">Pokud ano, házíš si </text:span><text:span text:style-name="Emphasis"><text:span text:style-name="T96">na úspěch</text:span></text:span><text:span text:style-name="T49">.</text:span><text:line-break/><text:line-break/><text:span text:style-name="T49">Hod na obranu je čistě reaktivní záležitost. Když tě někdo ohrožuje, vždycky si proti němu házíš (</text:span><text:span text:style-name="Emphasis"><text:span text:style-name="T96">na úspěch </text:span></text:span><text:span text:style-name="T49">nebo </text:span><text:span text:style-name="Emphasis"><text:span text:style-name="T96">na obranu</text:span></text:span><text:span text:style-name="T49">).</text:span><text:line-break/><draw:frame draw:style-name="fr2" draw:name="Obrázek3" text:anchor-type="as-char" svg:width="0.318cm" svg:height="0.318cm" draw:z-index="5"><draw:image xlink:href="Pictures/100002000000000F0000000F797B735E17E64B33.gif" xlink:type="simple" xlink:show="embed" xlink:actuate="onLoad" loext:mime-type="image/gif"/><svg:title>:arrow?</svg:title></draw:frame><text:span text:style-name="T53"> </text:span><text:span text:style-name="T49">Proti jednomu protivníkovi ale vždycky házíš jen jednou. Když už tedy proti němu házíš </text:span><text:span text:style-name="Emphasis"><text:span text:style-name="T96">na úspěch</text:span></text:span><text:span text:style-name="T49">, neházíš si proti němu </text:span><text:span text:style-name="Emphasis"><text:span text:style-name="T96">na obranu</text:span></text:span><text:span text:style-name="T49">, protože to by byl druhý hod proti tomu samému soupeři.</text:span> </text:p>
      <text:p text:style-name="Text_20_body"/>
      <text:p text:style-name="Text_20_body"><draw:frame draw:style-name="fr2" draw:name="Obrázek4" text:anchor-type="as-char" svg:width="0.318cm" svg:height="0.318cm" draw:z-index="6"><draw:image xlink:href="Pictures/100002000000000F0000000F797B735E17E64B33.gif" xlink:type="simple" xlink:show="embed" xlink:actuate="onLoad" loext:mime-type="image/gif"/><svg:title>:arrow?</svg:title></draw:frame><text:span text:style-name="T53"> </text:span><text:span text:style-name="T54">Vždy si hází dva soupeři proti sobě. V</text:span><text:span text:style-name="T49">ýsledkem každé </text:span><text:span text:style-name="T51">takové</text:span><text:span text:style-name="T49"> dvojice hodů je určitý počet úspěchů. Vítěz může za jeden ze svých úspěchů protivníka zranit (ale nemusí, může mu udělat i něco jiného). </text:span><text:span text:style-name="T52">Za ostatní úspěchy mu musí udělat něco jiného.</text:span><text:line-break/><text:soft-page-break/><text:line-break/><text:span text:style-name="T49">Hodem </text:span><text:span text:style-name="Emphasis"><text:span text:style-name="T96">na obranu</text:span></text:span><text:span text:style-name="T53"> </text:span><text:span text:style-name="T49">se tedy nebráníš jen před zraněním, ale před vším, co ti chce soupeř udělat. Protože když ho svým hodem </text:span><text:span text:style-name="Emphasis"><text:span text:style-name="T96">na obranu</text:span></text:span><text:span text:style-name="T53"> </text:span><text:span text:style-name="T49">přehodíš, nemá proti tobě žádné úspěchy a nemůže ti tedy nic udělat.</text:span> </text:p>
      <text:p text:style-name="Text_20_body"/>
      <text:list xml:id="list1201121562" text:style-name="L22">
        <text:list-item>
          <text:p text:style-name="P203">TODO: Přepsat kapitolu Boj – nejdřív vysvětlit zjednodušený souboj, tj čistě hody a zranění.</text:p>
        </text:list-item>
        <text:list-item>
          <text:p text:style-name="P203">TODO: Na začátku povídání o úspěších dát explicitní příklad, kde bude jeden hod <text:span text:style-name="T13">na úspěch</text:span> (který generuje úspěchy) a jeden <text:span text:style-name="T13">na obranu</text:span><text:span text:style-name="T18"> (který úspěchy negeneruje).</text:span></text:p>
        </text:list-item>
        <text:list-item>
          <text:p text:style-name="P204">TODO: Zdůraznit, že se vždycky hází na obranu (i proti útokům zezadu) a vysvětlit, proč tomu tak je (vliv náhody, schopnost manévrovat tak, aby si protivníci překáželi atd.). Plus že za útok do zad je nevýhoda.</text:p>
        </text:list-item>
      </text:list>
      <text:list xml:id="list122803588072399" text:continue-list="list122803381120161" text:style-name="L14">
        <text:list-item>
          <text:p text:style-name="P205">TODO: Kapitola Škrcení a zakousnutí</text:p>
          <text:list>
            <text:list-item>
              <text:p text:style-name="P205">Na chycení stačí jeden úspěch (pak už se dá škrtit), ale znamená to škrcení ve stoje. Když tě chce třeba tygr srazit na zem a zakousnout se do tebe, potřebuje dva úspěchy.</text:p>
            </text:list-item>
            <text:list-item>
              <text:p text:style-name="P205"><text:span text:style-name="T13">Na obranu</text:span> proti škrcení a zakousávání se hází Silou (protože se nedá uhýbat). Hmm, jenže škrcený se spíš bude chtít prát, takže bude házet <text:span text:style-name="T13">na úspěch</text:span> a to může, čím chce /<text:span text:style-name="T86">* Takže vynucovat hod Silou tím nepůjde, leda by dotyčného škrtila přesila a on se musel rozhodnout, koho ohrozí */</text:span>.</text:p>
            </text:list-item>
            <text:list-item>
              <text:p text:style-name="P206">Zranění při škrcení je 0, protože je to boj beze zbraně. Šelmy mají víc, protože mají zuby a drápy.</text:p>
            </text:list-item>
          </text:list>
        </text:list-item>
        <text:list-item>
          <text:p text:style-name="P207"><text:soft-page-break/>TODO: Sloučit plnou obranu a únik z nevýhody?</text:p>
          <text:list>
            <text:list-item>
              <text:p text:style-name="P208">Asi jo – <text:span text:style-name="T1">čím míň pravidel, tím líp.</text:span></text:p>
            </text:list-item>
            <text:list-item>
              <text:p text:style-name="P138">Mechanicky to moc nejde dohromady. Plná obrana dává bonusy na obranu, Únik z nevýhody je ofenzivní akce.</text:p>
            </text:list-item>
          </text:list>
        </text:list-item>
        <text:list-item>
          <text:p text:style-name="P209">TODO: Zmínit, že v těžké zbroji se dá stále bránit Finesou (to je asi spíš ke zbrojím).</text:p>
        </text:list-item>
        <text:list-item>
          <text:p text:style-name="P210">TODO: Napsat kapitolu o taktice v boji</text:p>
          <text:list>
            <text:list-item>
              <text:p text:style-name="P210"><text:span text:style-name="T76">Příklady</text:span> vynucování obrany slabším statem.</text:p>
            </text:list-item>
          </text:list>
        </text:list-item>
        <text:list-item>
          <text:p text:style-name="P211">TODO: Příklad chycení zbraně (kopí) nebo ruky se zbraní (dýka).</text:p>
        </text:list-item>
        <text:list-item>
          <text:p text:style-name="P212">TODO: Zrevidovat počítání výhod a nevýhod při obraně Silou nebo Duší.</text:p>
          <text:list>
            <text:list-item>
              <text:p text:style-name="P212">Výhody a nevýhody, které se vztahují k možnosti uhnout, nehrají roli.</text:p>
            </text:list-item>
            <text:list-item>
              <text:p text:style-name="P212">Co nevýhoda za zranění? Asi taky ne...</text:p>
              <text:list>
                <text:list-item>
                  <text:p text:style-name="P213">Vážně zraněný kouzelník určitě bude mít postih.</text:p>
                </text:list-item>
                <text:list-item>
                  <text:p text:style-name="P213">Oslepený kouzelník má asi smůlu (i když – může seslat modrý blesk zhruba někam do prostoru? Asi jo).</text:p>
                </text:list-item>
              </text:list>
            </text:list-item>
            <text:list-item>
              <text:p text:style-name="P213">Co kryt? Asi jo (menší část těla, která může hořet...)</text:p>
            </text:list-item>
          </text:list>
        </text:list-item>
        <text:list-item>
          <text:p text:style-name="P214">TODO: Příklady věcí, které jde obvykle dělat protivníkovi při střelbě, na melee, kouzlama a podobně.</text:p>
        </text:list-item>
        <text:list-item>
          <text:p text:style-name="P215"><text:soft-page-break/>TODO: Pořadí podle výsledků hodů (příklad se srážením z <text:span text:style-name="T57">naší</text:span> <text:span text:style-name="T57">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3481948735" text:style-name="L23">
        <text:list-item>
          <text:p text:style-name="P176">Čich (psí, hobití) řekne, kde zhruba neviditelný je.</text:p>
        </text:list-item>
      </text:list>
      <text:p text:style-name="P16"/>
      <text:h text:style-name="Heading_20_3" text:outline-level="3">Léčení zranění</text:h>
      <text:p text:style-name="Text_20_body">/<text:span text:style-name="T81">* Možná tuhle kapitolu nazvat spíš Újma a léčení, nebo tak něco (jsou různé druhy újmy, je jen fyzické zranění) */</text:span></text:p>
      <text:p text:style-name="P40">TODO: Explicitně napsat, že životy můžou jít do záporu, a že se pak všechny musejí vyléčit.</text:p>
      <text:p text:style-name="P38">TODO: Co se stane, když některá z vlastností klesne na 0 nebo níž.</text:p>
      <text:list xml:id="list122803213285203" text:continue-list="list122803053753368" text:style-name="L12">
        <text:list-item>
          <text:list>
            <text:list-item>
              <text:p text:style-name="P216">Síla: Vysílení nebo vyčerpání (bezvědomí).</text:p>
            </text:list-item>
            <text:list-item>
              <text:p text:style-name="P216">Finesa: <text:span text:style-name="T37">Točení hlavy, ztráta koordinace a rovnováhy.</text:span></text:p>
            </text:list-item>
            <text:list-item>
              <text:p text:style-name="P216">Duše: Apatie, ztráta příčetnosti nebo zdivočení (kontrolu převezmou instinkty).</text:p>
            </text:list-item>
          </text:list>
        </text:list-item>
      </text:list>
      <text:h text:style-name="Heading_20_2" text:outline-level="2">Hraní za postavu</text:h>
      <text:p text:style-name="P55"><text:span text:style-name="T68">TODO: </text:span><text:span text:style-name="T48">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69">osobitě</text:span></text:span><text:span text:style-name="T48">, že se liší rozhodování barbara z jižních plání od rozhodování šlechtického šermíře.</text:span> </text:p>
      <text:h text:style-name="Heading_20_2" text:outline-level="2"><text:soft-page-break/>Vedení hry</text:h>
      <text:h text:style-name="Heading_20_3" text:outline-level="3">Když se hráči zaseknou při plánování</text:h>
      <text:p text:style-name="P70">Zopakuj možnosti, které už navrhli, a nech je z nich nějakou vybrat.</text:p>
      <text:p text:style-name="P70">(Hráči dost často v průběhu debaty zavrhnou dobré nápady. Když jim je připomeneš, <text:span text:style-name="T92">dáš jim tím signál, že jsou použitelné. Výběr z několika možností je navíc vždycky jednodušší než „něco vymyslete“</text:span>).</text:p>
      <text:p text:style-name="P70"/>
      <text:p text:style-name="P60"/>
      <text:p text:style-name="P91"><draw:frame draw:style-name="fr1" draw:name="Frame1" text:anchor-type="paragraph" svg:width="10.22cm" draw:z-index="0"><draw:text-box fo:min-height="0.041cm"><text:section text:style-name="Sect1" text:name="post_content563123"><text:p text:style-name="P95">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soft-page-break/><text:line-break/></text:p>
      <text:p text:style-name="P60"/>
      <text:p text:style-name="P57"/>
      <text:p text:style-name="P57">TODO: Úpravy pravidel</text:p>
      <text:list xml:id="list633104903" text:style-name="L24">
        <text:list-item>
          <text:p text:style-name="P217">Nikdy neměň pravidla sám, vždycky si o tom promluv s hráči.</text:p>
          <text:list>
            <text:list-item>
              <text:p text:style-name="P217">Hráči mají stejné právo podílet se na rozhodování tom, jak bude vaše hra vypadat, jako ty.</text:p>
            </text:list-item>
            <text:list-item>
              <text:p text:style-name="P217">Zajistíš tím, že o změně budou všichni vědět.</text:p>
            </text:list-item>
            <text:list-item>
              <text:p text:style-name="P217">Víc hlav víc ví, takže výsledná změna bude obvykle lepší, než kdybys ji s nikým neprobral.;</text:p>
            </text:list-item>
          </text:list>
        </text:list-item>
      </text:list>
      <text:p text:style-name="P46">TODO: Flagy (co chtějí hráči zažít, získat, atd.) <text:span text:style-name="T30">(To jsem mo</text:span><text:span text:style-name="T4">žná už trochu naznačil</text:span><text:span text:style-name="T30">)</text:span></text:p>
      <text:p text:style-name="P12"><text:span text:style-name="T60">TODO: Znovu zvážit odstavec</text:span> <text:span text:style-name="Strong_20_Emphasis">Vedení hry bez příběhové imunity</text:span></text:p>
      <text:list xml:id="list3050206424" text:style-name="L25">
        <text:list-item>
          <text:p text:style-name="P218"><text:span text:style-name="Strong_20_Emphasis"><text:span text:style-name="T34">(Pieta: </text:span></text:span><text:span text:style-name="Strong_20_Emphasis"><text:span text:style-name="T33">Mezi paranoidní hrou plnou sviní a hrou bez imunity může být docela velkej rozdíl... ...a proto bych řekl, že tam nějaký takový odstavec určitě patří.</text:span></text:span><text:span text:style-name="Strong_20_Emphasis"><text:span text:style-name="T34">)</text:span></text:span></text:p>
        </text:list-item>
      </text:list>
      <text:p text:style-name="P33">TODO:</text:p>
      <text:list xml:id="list3921101453" text:style-name="L26">
        <text:list-item>
          <text:p text:style-name="P219"><text:span text:style-name="T50">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text:span><text:soft-page-break/><text:span text:style-name="T50">dopoledne, tak to vám dám slevu!" ale neodehrávat to celé (nakoupili jste, co jste potřebovali). Pro hráče už to nebude úplně neznámá osoba, ale někdo, koho skutečně potkali a vědí o něm, že v tomhle městě žije a pracuje.</text:span><text:span text:style-name="T78"><text:line-break/><text:line-break/></text:span><text:span text:style-name="T50">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78"> </text:span></text:p>
        </text:list-item>
      </text:list>
      <text:p text:style-name="P52">TODO: Jak používat Náhodný hod.</text:p>
      <text:list xml:id="list4261984695" text:style-name="L27">
        <text:list-item>
          <text:p text:style-name="P220">Když z výsledku plyne pro postavy riziko, měl bys dát hráčům možnost vybrat si, jestli ho chtějí podsoupit (viz příklad s plížením).</text:p>
        </text:list-item>
      </text:list>
      <text:p text:style-name="P53">TODO: Tvorba NPCček (jeden charakterovej rys, jeden vizuální, jeden rys chování – hláška, gestikulace, styl řeči a pod.)</text:p>
      <text:list xml:id="list2637675529" text:style-name="L28">
        <text:list-item>
          <text:p text:style-name="P221">jako nástroj pro GMa na tvorbu zajímavých NPCček se to dá použít taky, ale neplatí tam omezení, že z toho musí lézt snesitelná postava do družiny (byť se to teda s otravnejma NPCčkama nesmí přehánět)</text:p>
        </text:list-item>
      </text:list>
      <text:p text:style-name="P34">TODO: Pestrost hry (střídat prostředí, druhy zápletek, klidně i žánry)...</text:p>
      <text:list xml:id="list653683585" text:style-name="L29">
        <text:list-item>
          <text:p text:style-name="P222">Na tohle už dokonce kapitolu založenou mám (asi ze Hry bez přípravy).</text:p>
        </text:list-item>
      </text:list>
      <text:p text:style-name="P35">TODO: Když postava spustí past, musíš vždycky říct: „Stalo se to a to, co děláš?“ Nikdy nesmíš rovnou říct: „Hoď si na obranu!“ Výjimkou jsou situace, kdy postava do pasti rovnou vběhne.</text:p>
      <text:p text:style-name="P36"><text:soft-page-break/><text:span text:style-name="T77">TODO: </text:span>Monster reaction</text:p>
      <text:list xml:id="list397062565" text:style-name="L30">
        <text:list-item>
          <text:p text:style-name="P224">Primární roli hraje, co jsou protivníci zač a co chtějí. Medvědice bude bránit své mládě, hladový vlk bude útočit.</text:p>
        </text:list-item>
        <text:list-item>
          <text:p text:style-name="P223"><text:span text:style-name="T79"><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32">vždycky</text:span><text:span text:style-name="T79"> nejdřív mluvit a co bude dál, závisí na průběhu rozhovoru.</text:span></text:p>
        </text:list-item>
        <text:list-item>
          <text:p text:style-name="P224">Není žádnej důvod, proč ve chvíli, kdy postavy chtějí s druhou stranu mluvit, jim do toho házet vidle nepodařeným hodem.</text:p>
        </text:list-item>
      </text:list>
      <text:p text:style-name="P26">Vedení soubojů</text:p>
      <text:list xml:id="list2314536881" text:style-name="L31">
        <text:list-item>
          <text:p text:style-name="P225">TODO: Popisné „dohrávání“ souboje nebo kosení slabých protivníků.</text:p>
        </text:list-item>
      </text:list>
      <text:p text:style-name="P37"><text:span text:style-name="T41">+</text:span>Vedení kampaně</text:p>
      <text:p text:style-name="P37">Příprava</text:p>
      <text:p text:style-name="P37">Impr<text:span text:style-name="T39">o</text:span>v<text:span text:style-name="T39">i</text:span>zace</text:p>
      <text:p text:style-name="P37"/>
      <text:p text:style-name="P48">TODO: Vždycky dej hráčům možnost reagovat <text:span text:style-name="T44">(leda by na ně někdo připravil léčku)</text:span>.</text:p>
      <text:p text:style-name="P49">TODO <text:span text:style-name="T82">(napjatá situace – improvizační technika)</text:span>:</text:p>
      <text:p text:style-name="P49"><text:soft-page-break/><text:span text:style-name="T45">Napjatá situace jen něco úderného, třeba: "Na ambasádě je bomba!" Může to navrhnout kterýkoliv hráč. Potom společně vymyslíte, proč tam zrovna jsou postavy a jak se jich to týká.</text:span><text:line-break/><text:line-break/><text:span text:style-name="T45">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43">TODO:</text:p>
      <text:p text:style-name="P43"><text:span text:style-name="T45">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5">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5">S tím zjišťováním informací je to podobný. Když postava zajde do knihovny, informaci tam najde. Je to zjevně fun</text:span><text:span text:style-name="T46">k</text:span><text:span text:style-name="T45">ční řešení a já tu informaci chci dostat do hry, takže win-win. Failnutý hod by vedl jen k frustraci jak na straně hráčů (nedaří se nám nic zjistit) tak na mojí (nedaří se mi dostávat informace k hráčům).</text:span><text:line-break/><text:line-break/><text:span text:style-name="T45">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text:soft-page-break/>Bestiář</text:h>
      <text:p text:style-name="P90">TODO: Iluze by asi neměly fungovat na tvory, kteří nemají duši (zvířata a podobně). <text:span text:style-name="T116">Stejně tak psychická kouzla.<text:line-break/>- minimálně pro psychická kouzla to musím někde zmínit. Nejspíš v kapitole Bestiář.</text:span></text:p>
      <text:p text:style-name="P11">TODO: <text:span text:style-name="T97">Explicitně uvádět kategorii nestvůr (jedna nestvůra může mít i víc tagů)</text:span></text:p>
      <text:list xml:id="list3032571395" text:style-name="L32">
        <text:list-item>
          <text:p text:style-name="P226">magický tvor</text:p>
        </text:list-item>
        <text:list-item>
          <text:p text:style-name="P226">nemrtvý</text:p>
        </text:list-item>
        <text:list-item>
          <text:p text:style-name="P226">drak</text:p>
        </text:list-item>
        <text:list-item>
          <text:p text:style-name="P227">lykantrop</text:p>
        </text:list-item>
        <text:list-item>
          <text:p text:style-name="P226">atd.</text:p>
        </text:list-item>
      </text:list>
      <text:p text:style-name="P66">TODO: Zmínit pravidlo, že potvory se zbrojí 2 a víc si mohou <text:span text:style-name="T13">na obranu</text:span> házet Fyzičkou.</text:p>
      <text:h text:style-name="Heading_20_2" text:outline-level="2">Poklady</text:h>
      <text:list xml:id="list122802509476085" text:continue-list="list122803588072399" text:style-name="L14">
        <text:list-item>
          <text:list>
            <text:list-item>
              <text:p text:style-name="P177">Magické předměty</text:p>
              <text:list>
                <text:list-item>
                  <text:p text:style-name="P177">Ceny magických předmětů</text:p>
                </text:list-item>
              </text:list>
            </text:list-item>
            <text:list-item>
              <text:p text:style-name="P178">Přidělování cenností (money flow)</text:p>
            </text:list-item>
          </text:list>
        </text:list-item>
      </text:list>
      <text:h text:style-name="Heading_20_2" text:outline-level="2">Ceník</text:h>
      <text:list xml:id="list122802726767771" text:continue-numbering="true" text:style-name="L14">
        <text:list-item>
          <text:list>
            <text:list-item>
              <text:p text:style-name="P179">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P110" text:outline-level="2">Charsheety</text:h>
      <text:p text:style-name="P63">TODO: Zlodějovi dát lano</text:p>
      <text:p text:style-name="P63">TODO: Modrý blesk je proti Fyzičce</text:p>
      <text:p text:style-name="P63">TODO: Dát <text:span text:style-name="T89">postavám</text:span> louče nebo pochodně</text:p>
      <text:h text:style-name="P111" text:outline-level="2">Karty</text:h>
      <text:p text:style-name="P64">TODO: Fyzička místo Síly</text:p>
      <text:p text:style-name="P64">TODO: Rychlost: jako člověk, dvojnásobek lidské, polovina lidské atd.</text:p>
      <text:h text:style-name="Heading_20_2" text:outline-level="2">Obecně</text:h>
      <text:list xml:id="list2938057233" text:style-name="L33">
        <text:list-item>
          <text:p text:style-name="P228">TODO na všechny svitky s kouzly napsat, pro jakou jsou classu (Kouzelnické kouzlo, Hraničářské kouzlo...)</text:p>
        </text:list-item>
      </text:list>
      <text:list xml:id="list3532577622" text:style-name="L34">
        <text:list-item>
          <text:p text:style-name="P229">TODO: V hlavičce dungeonu zmínit, pro jaké úrovně je určený (začátečnické, pokročilé, mistrovské).</text:p>
        </text:list-item>
      </text:list>
      <text:list xml:id="list204467888" text:style-name="L35">
        <text:list-item>
          <text:p text:style-name="P230">TODO: Dát na začátek dungeonů přehled, kolik se tam dá získat kouzelných předmětů (a jakých) a kolik se tam dá celkem vydělat.</text:p>
        </text:list-item>
        <text:list-item>
          <text:p text:style-name="P231">TODO: Všechny pasti a tajné věci by měly být telegrafované (průvan, mech, obraz na stěně atd.)</text:p>
        </text:list-item>
        <text:list-item>
          <text:p text:style-name="P232"><text:soft-page-break/>TODO: Na svitky napsat, kdo se z nich kouzlo může naučit.</text:p>
        </text:list-item>
        <text:list-item>
          <text:p text:style-name="P233">TODO: Rozhodnout, jestli u potvor nechat „Kondice“, nebo to změnit na „Životy“, případně „Velikost.</text:p>
          <text:list>
            <text:list-item>
              <text:p text:style-name="P233">Asi <text:span text:style-name="T88">spíš</text:span> životy, to je hlavní informace.</text:p>
            </text:list-item>
            <text:list-item>
              <text:p text:style-name="P234">Nejspíš ve formátu: „7 žt“, ať to zabírá míň místa.</text:p>
            </text:list-item>
          </text:list>
        </text:list-item>
        <text:list-item>
          <text:p text:style-name="P235">TODO: Změnit Sílu na Fyzičku</text:p>
          <text:list>
            <text:list-item>
              <text:p text:style-name="P236">Možná pak zlobr nebude mít tolik a bude mít místo toho fakt brutální zranění?</text:p>
            </text:list-item>
          </text:list>
        </text:list-item>
      </text:list>
      <text:h text:style-name="Heading_20_2" text:outline-level="2">Pevnost</text:h>
      <text:list xml:id="list122802956150389" text:continue-list="list3532577622" text:style-name="L34">
        <text:list-item>
          <text:p text:style-name="P229">TODO: <text:span text:style-name="T62">t</text:span>ext, podle nějž postavy najdou pevnost.</text:p>
        </text:list-item>
        <text:list-item>
          <text:p text:style-name="P237">T<text:span text:style-name="T65">ODO</text:span> ohnivé šipky v pevnosti nemohou být ohnivé, protože magické pasti vypadají jinak.</text:p>
          <text:list>
            <text:list-item>
              <text:p text:style-name="P238">Nebo ve stěně musejí být magické runy.</text:p>
            </text:list-item>
          </text:list>
        </text:list-item>
      </text:list>
      <text:h text:style-name="Heading_20_2" text:outline-level="2">Důl</text:h>
      <text:list xml:id="list122802593637909" text:continue-numbering="true" text:style-name="L34">
        <text:list-item>
          <text:p text:style-name="P239">TODO: Runová stráž by měla asi dělat i něco jinýho než poplach, protože jen vyzní do ztracena (asi paralýzu, to dává smysl).</text:p>
          <text:list>
            <text:list-item>
              <text:p text:style-name="P240"><text:span text:style-name="T65">A </text:span>měla <text:span text:style-name="T65">by</text:span> mít nějaký password.</text:p>
              <text:list>
                <text:list-item>
                  <text:p text:style-name="P240">+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67">nesmí existovat</text:span><text:bookmark-end text:name="__RefHeading___Toc23890_4068460501"/></text:h>
      <text:p text:style-name="P10">Svitky nebo předměty s <text:span text:style-name="T13">hyperprostorem</text:span>. <text:span text:style-name="T13">Hyperprostor</text:span> na někoho jiného.</text:p>
      <text:list xml:id="list4074102314" text:style-name="L36">
        <text:list-item>
          <text:p text:style-name="P241">Celá skupina by se pak například dostala za mříž.</text:p>
        </text:list-item>
        <text:list-item>
          <text:p text:style-name="P241">(Může ale existovat předmět teleportující na pevně dané místo.)</text:p>
        </text:list-item>
      </text:list>
      <text:p text:style-name="P10">Lektvar neviditelnosti.</text:p>
      <text:list xml:id="list2919119896" text:style-name="L37">
        <text:list-item>
          <text:p text:style-name="P242">Celá družina by pořád byla neviditelná.</text:p>
        </text:list-item>
        <text:list-item>
          <text:p text:style-name="P244">Tak jinak – smí existovat, ale jen jako rare lektvar (bude se vyrábat přímo z nějakého neviditelného tvora, nebude existovat recept.</text:p>
        </text:list-item>
      </text:list>
      <text:p text:style-name="P10">Svitek s léčivým kouzlem?</text:p>
      <text:list xml:id="list664780436" text:style-name="L38">
        <text:list-item>
          <text:p text:style-name="P243">Tohle je otázka. <text:span text:style-name="T66">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245">Možná by léčivé kouzlo ze svitku mělo bejt slabší.</text:p>
          <text:list>
            <text:list-item>
              <text:p text:style-name="P246">Jak to ale udělat? Menší kostka než k6 jsou leda nějaký kz...</text:p>
            </text:list-item>
          </text:list>
        </text:list-item>
        <text:list-item>
          <text:p text:style-name="P247"><text:soft-page-break/>IMPORTANT: Léčení ze svitku jde seslat i v boji (protože svitky se dají připravit). Tzn. bylo by to lepší než hraničářské léčení (knězi plánu dát heal v boji – <text:span text:style-name="T85">asi na stejném principu jako u toho svitku</text:span>).</text:p>
        </text:list-item>
      </text:list>
      <text:h text:style-name="Heading_20_1" text:outline-level="1">N<text:span text:style-name="T1">ápady</text:span></text:h>
      <text:p text:style-name="P50"><text:span text:style-name="T1">Ebenová hůlka (nebo ob</text:span><text:span text:style-name="T8">e</text:span><text:span text:style-name="T1">cně nějaká hůlka na spell absorption) by mohla umět „nasát“ nějaké kouzlo (</text:span><text:span text:style-name="T7">hod </text:span><text:span text:style-name="T1">Duší) a pak ho jednou seslat.</text:span></text:p>
      <text:list xml:id="list3676456639" text:style-name="L39">
        <text:list-item>
          <text:p text:style-name="P139">Dokonce by to mohlo být tak, že za jeden úspěch ho jen nasaje a za dva ho dokáže rovnou vrátit (odrazit).</text:p>
        </text:list-item>
        <text:list-item>
          <text:p text:style-name="P248"><text:span text:style-name="T9">(Nebo by takhle mohlo fungovat hraničářské </text:span><text:span text:style-name="T3">magické zrcadlo</text:span><text:span text:style-name="T9">).</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3251128421" text:style-name="L40">
        <text:list-item>
          <text:p text:style-name="P140">Jde používat i cizí hůl, ale čaroděj si ji musí připoutat (asi jako jakýkoliv magický předmět).</text:p>
          <text:p text:style-name="P140">(Aby to ale neskončilo tak, že budu s sebou tahat deset holí s různými kouzly.)</text:p>
        </text:list-item>
      </text:list>
      <text:h text:style-name="Heading_20_3" text:outline-level="3">Theurg</text:h>
      <text:p text:style-name="P44">IDEA: Démoni se nezaklínají do předmětů, místo toho pomáhají theurgovi s výrobou. Kouzelný předmět je pak s tímto démonem magicky spojený, <text:span text:style-name="T36">ale démon do něj není „zakletý“.</text:span></text:p>
      <text:list xml:id="list2685803360" text:style-name="L41">
        <text:list-item>
          <text:p text:style-name="P141">Theurg se vypraví do sfér a uzavře obchod s démonem-kovářem.</text:p>
        </text:list-item>
      </text:list>
      <text:h text:style-name="Heading_20_1" text:outline-level="1">Z Dakara_RPG_0.6.206.doc</text:h>
      <text:h text:style-name="P107" text:outline-level="2">Domluva o zápletce a postavách</text:h>
      <text:p text:style-name="P83">TODO: Rozdělit to na dvě části. Shadowrun-like, kde jsou postavy členy týmu s jasným účelem (a každá z nich má motivaci k tomu, aby spolupracovala a chtěla těchto cílů dosáhnout) a volná metoda, kdy postavy drží při sobě na základě nějakých jiných důvodů.</text:p>
      <text:p text:style-name="P83">-- zdůraznit, že první metoda je preferovaná, protože předchází mnoha problémům, které při hře mohou nastat.</text:p>
      <text:p text:style-name="P87"> </text:p>
      <text:p text:style-name="P87"> </text:p>
      <text:p text:style-name="P82">Před tím, než se Vypravěč pustí do přípravy příběhu, by se měl nejprve společně se všemi hráči dohodnout, o čem příběh bude a jaké zhruba budou hlavní postavy. Při této domluvě by opět všichni měli mít stejné slovo (je však dobré mít na paměti, že pokud se Vypravěči nebude chtít takový příběh připravit, tak si nejspíš nezahraje nikdo a naopak pokud se hráčům nebude chtít hrát postavy v příběhu, který Vypravěč připravil, tak si ani on moc nezahraje).<text:line-break/>               Postavy a zápletka příběhu spolu úzce souvisí. Pokud totiž Vypravěč připraví hru o hrdinské záchraně dcery lenního pána a postavy budou tvořit bandu zlodějů a vrahů, nejspíš se jim do ta<text:soft-page-break/>kového úkolu nebude chtít (a nebo z něj budou chtít  vytěžit něco úplně jiného, než nezištnou záchranu šlechtičny). A naopak pokud po družině ctnostných rytířů někdo bude chtít, aby někoho za peníze zabili, nejspíš se sám se zlou potáže. Něco jiného však je, pokud se rytířská družina pokouší zachránit šlechtičnu a při tom rytíři potkají někoho, kdo se je pokusí najmout na vraždu – to může být například vodítko k tomu, kdo za únosem stojí.<text:line-break/>               Při hraní Dakary se v žádném případě není nutné omezovat na protřelé hrdiny, pro které je boj a nebezpečí denním chlebem. Můžete se vžít do osudů libovolných obyvatel světa, ať už to bude universitní výprava za magickými tajemstvími dávno ztraceného města, tvrdý život výrostků na ulicích královského města, tajemné obřady a rituály v hlubinách hvozdu, či vysoká hra politiků na kolbišti večerních bálů a dalších společenských událostí.</text:p>
      <text:p text:style-name="P86"> </text:p>
      <text:p text:style-name="P82">Příklady základní zápletky příběhu:</text:p>
      <text:p text:style-name="P103"><text:span text:style-name="T113">-</text:span><text:span text:style-name="T56">        </text:span><text:span text:style-name="T114">průzkum starých ruin, tajemného místa či nějakého podzemí</text:span></text:p>
      <text:p text:style-name="P103"><text:span text:style-name="T113">-</text:span><text:span text:style-name="T56">        </text:span><text:span text:style-name="T114">nájemná práce: někdo si postavy najme na osobní ochranu, ochranu karavany, na získání nějakého předmětu, na likvidaci nějaké osoby či skupiny osob, atp.</text:span></text:p>
      <text:p text:style-name="P103"><text:span text:style-name="T113">-</text:span><text:span text:style-name="T56">        </text:span><text:span text:style-name="T114">výprava za pokladem, nebo za informací, kde by se poklad mohl nacházet</text:span></text:p>
      <text:p text:style-name="P103"><text:soft-page-break/><text:span text:style-name="T113">-</text:span><text:span text:style-name="T56">        </text:span><text:span text:style-name="T114">vojenské úkoly (pokud postavy cítí povinnost poslouchat vojenské rozkazy): Průzkum nepřátelského území, doručení důležité zprávy, zajmutí nepřátelského posla, likvidace důležité osoby (třeba velitele), likvidace vojenského materiálu (zničení zbraní, zapálení nepřátelského tábora), otrava protivníkových zásob jídla</text:span></text:p>
      <text:p text:style-name="P103"><text:span text:style-name="T113">-</text:span><text:span text:style-name="T56">        </text:span><text:span text:style-name="T114">zápletky magického rázu: Shánění vzácných surovin pro nějakého alchymistu, pátrání po magických knihách či svitcích. Infiltrace do laboratoře cizího alchymisty či mága a odcizení jeho výzkumu. Průzkum magických trhlin do mystických říší, jednání s jejich obyvateli. Likvidace divokých tvorů, kteří pronikli trhlinami a páchají značné škody. Lámání magických prokletí.</text:span></text:p>
      <text:p text:style-name="P86"> </text:p>
      <text:p text:style-name="P82">Samozřejmě je také možné připravit hru tak, že se skutečnou zápletku příběhu postavy dozví až v průběhu hry. V tomto případě je pak ale velice důležité, aby Vypravěč nespoléhal na to, že postavy budou jednat podle jeho očekávání. Takový příběh se totiž může rozvinout prakticky libovolným směrem a Vypravěč by měl být připraven se tomu průběžně přizpůsobovat.</text:p>
      <text:p text:style-name="P86"> </text:p>
      <text:h text:style-name="P113" text:outline-level="2">Domluva o zkušenosti postav</text:h>
      <text:p text:style-name="P82">Je také potřeba se domluvit, jak budou hráčské postavy zkušené. Není příliš vhodné, aby hráči hráli různě zkušené postavy, protože méně zkušené postavy mají méně znalostí, dovedností a schopností a jejich hráči by tudíž pro své postavy mohli obtížně hledat uplatnění.</text:p>
      <text:p text:style-name="P86"><text:soft-page-break/> </text:p>
      <text:p text:style-name="P82">Možné úrovně zkušenosti začínajících postav jsou:</text:p>
      <text:p text:style-name="P102"><text:span text:style-name="T113">-</text:span><text:span text:style-name="T56">        </text:span><text:span text:style-name="T114">pokročilí</text:span></text:p>
      <text:p text:style-name="P102"><text:span text:style-name="T113">-</text:span><text:span text:style-name="T56">        </text:span><text:span text:style-name="T115">profesionálové</text:span></text:p>
      <text:p text:style-name="P102"><text:span text:style-name="T113">-</text:span><text:span text:style-name="T56">        </text:span><text:span text:style-name="T114">veteráni</text:span></text:p>
      <text:p text:style-name="P102"><text:span text:style-name="T113">-</text:span><text:span text:style-name="T56">        </text:span><text:span text:style-name="T114">mistři</text:span></text:p>
      <text:p text:style-name="P86"> </text:p>
      <text:p text:style-name="P82">Pokud se nedohodnete jinak, tak všechny hráčské postavy začínají jako profesionálové. V oblasti, na kterou se soustředí, to už tedy nejsou žádní začátečníci a mají ukončené studium, kvalitní výcvik, nebo odpovídající praktické zkušenosti</text:p>
      <text:p text:style-name="P86"> </text:p>
      <text:h text:style-name="P113" text:outline-level="2">Motivace pro účast v příběhu</text:h>
      <text:p text:style-name="Text_20_body"><text:span text:style-name="T114">Je důležité, aby prvotní popis zápletky zněl všem postavám tak, aby se příběhu skutečně chtěly zúčastnit. Pokud by totiž dobrodružství začínalo například tím, že Vadorský král vyhlašuje odměnu na zabití nějaké strašlivé bestie, tak je z pohledu začínajících nezkušených postav naprosto logické se něčemu takovému raději vyhnout, protože se dá čekat, že to bude přesahovat jejich možnosti a schopnosti. Pamatujte, že v Dakaře platí, že ne všechny úkoly jsou splnitelné a ne všechny protivníky mohou postavy v rovném souboji porazit. Dobře odhadnout své možnosti a nepouštět se do jisté sebevraždy je dobrý základ pro přežití. Jenže z hlediska hry samotné je takové rozhodnutí nešťastné: Postavy odmítnou účastnit se dobrodružství, které Vypravěč vytvořil a nikdo si nezahraje. Něče</text:span><text:soft-page-break/><text:span text:style-name="T114">mu takovému byste se tedy měli vyhnout domluvou pokud možno ještě dříve, než Vypravěč vůbec něco začne připravovat.<text:line-break/>               Jako téměř u všeho, co se hraní Dakary týká, se však i k tomuto příkladu dá přistoupit různě. Vyhlášení odměny může být jen jedna z informací, které mají postavy k dispozici a Vypravěč ani nepředpokládá, že by se do toho postavy chtěly vrhnout (ale ani to nevylučuje, hráčům kromě vědomí rizika v takovém rozhodnutí nic nebrání). V takovém případě ovšem postavy potřebují pro svou účast v příběhu nějakou jinou motivaci.<text:line-break/>               Jedna z možností, jak zajistit, aby všechny postavy měly dobrý důvod se příběhu zúčastnit, je, že Vypravěč předem motivace postav vymyslí a nabídne je jednotlivým hráčům. Tento postup se používá zejména tehdy, pokud lze očekávat, že v průběhu příběhu bude mezi postavami docházet ke konfliktům. Pokud chcete, aby postavy spolupracovaly, je dobré, aby všechny měly motivaci stejnou.<text:line-break/>               Stejně dobře bude také fungovat, když motivaci svých postav nezávisle na sobě vymyslí sami hráči. Vypravěč například může nastínit, že by pro hráče rád připravil příběh o záchraně knížecí dcery a jeden z hráčů mu stranou navrhne, že by si chtěl zkusit zahrát vraha, který se k této výpravě přidá z úplně jiných důvodů. Vypravěč návrh zváží a pokud usoudí, že tomu nic nebrání a příběh tak bude zajímavější, může to tak být.</text:span></text:p>
      <text:p text:style-name="P86"> </text:p>
      <text:p text:style-name="P82">Příklady motivace postavy pro účast v příběhu:</text:p>
      <text:p text:style-name="P103"><text:soft-page-break/><text:span text:style-name="T112">-</text:span><text:span text:style-name="T55">       </text:span><text:span text:style-name="T114">Postava dostala nějaký úkol a bude se ho snažit splnit. Zbytek družiny o tom může a nemusí vědět. Může jít například o nějakou vojenskou misi, úkol může zadat učitel či Mistr postavy, její lenní pán (šlechtic), nadřízený z tajné sekty nebo organizace, jíž je postava členem, nebo jí za to může někdo zaplatit (nájemná vražda, apod.).</text:span></text:p>
      <text:p text:style-name="P103"><text:span text:style-name="T112">-</text:span><text:span text:style-name="T55">       </text:span><text:span text:style-name="T114">Získání pokladu, finanční odměna, atp. Pozor na to, že některým postavám na penězích moc nezáleží. Pro ně ale může být lákavé něco jiného, například magické předměty, nebo třeba dávno ztracené knihy.</text:span></text:p>
      <text:p text:style-name="P103"><text:span text:style-name="T112">-</text:span><text:span text:style-name="T55">       </text:span><text:span text:style-name="T114">Pomoc někomu jinému. Ať už jiné hráčské postavě (za předpokladu, že se tyto postavy znají a mají důvod si vzájemně pomáhat), nebo nějaké nehráčské postavě (šlechtic může chtít zachránit dámu svého srdce, protože se mu líbí – ostatním členům družiny však vůbec nemusí o svém původu a důvodech nic říkat).</text:span></text:p>
      <text:p text:style-name="P103"><text:span text:style-name="T112">-</text:span><text:span text:style-name="T55">       </text:span><text:span text:style-name="T114">Pátrání po informacích. Postava chce rozřešit nějakou záhadu, zjistit, kdo něco konkrétního udělal a proč, a podobně.</text:span></text:p>
      <text:p text:style-name="P103"><text:span text:style-name="T112">-</text:span><text:span text:style-name="T55">       </text:span><text:span text:style-name="T114">Krátkodobá nucená motivace: Náhoda svede postavy do nebezpečné situace, kterou nejlépe překonají společně.</text:span></text:p>
      <text:p text:style-name="P86"> </text:p>
      <text:p text:style-name="P84">TODO: Pokud použiju mechaniku cílů, tak bych to asi tady měl zohlednit (případně ji uvést už tady namísto motivací)</text:p>
      <text:p text:style-name="P86"> </text:p>
      <text:h text:style-name="P113" text:outline-level="2"><text:soft-page-break/>Motivace ke spolupráci</text:h>
      <text:p text:style-name="P82">Hráčské postavy měly po většinu času pokud možno držet pohromadě. Je tomu tak proto, že když by se každá postava hned na začátku vyprávění rozprchla někam jinam, tak spolu jednak za celou dobu hry nepromluví (protože se vůbec nepotkají) a navíc se Vypravěč bude muset věnovat vždy jen jednomu z hráčů (a odehrávat s ním, co se prožívá jeho postava), aniž by do toho postavy ostatních hráčů mohly zasahovat. Neznamená to však, že by se za celou dobu postavy od sebe nemohly hnout. Není problém, pokud se například jedna z postav vydá na výzvědy (protože je jako jediná dobrá v plížení a vyzvídání) a pak se k ostatním opět připojí. Nemělo by se to však moc přehánět, aby se hra nerozpadla na sólo akce jednotlivých postav.<text:line-break/>               K tomu, aby postavy v příběhu pokud možno spolupracovaly o své vlastní vůli (a nikoliv kvůli tomu, že hráči vědí, že by se hra rozbila, kdyby se každá z postav rozprchla někam jinam), je dobré, aby měly ke spolupráci nějaký dobrý důvod. Tím může být to, že mají společný cíl, ale není to jediná možnost. Do výpravy ctnostných rytířů na záchranu knížecí dcery se klidně může vloudit vrah, jehož cílem je princeznu najít a zabít. Má tak sice diametrálně odlišný cíl od zbytku skupiny, ale pro účely tohoto příběhu má důvod spolupracovat, protože díky spolupráci s ostatními postavami může šlechtičnu snáze najít a dostat se k ní dostatečně blízko. Tuto motivaci samozřejmě hráč nebude probírat s ostatními hráči postav, ale domluví se na ní pouze s Vypravěčem. Ostatní hráči tak nepřijdou o možnost (a případné překvapení) v průběhu hry zjišťovat, že jejich postavy mají ve svých řadách zrádce.</text:p>
      <text:p text:style-name="P86"> </text:p>
      <text:h text:style-name="P113" text:outline-level="2"><text:soft-page-break/>Motivace pro účast v kampani</text:h>
      <text:p text:style-name="P82">Zatím jsme mluvili o tom, že by postavy měly mít společnou motivaci pro účast v příběhu. Pokud je ovšem nespojuje nic dalšího, tak se dost možná po jeho skončení rozejdou (a bránit v tom bude jen touha hráčů hrát společnou hru). K tomu, aby postavy chtěly nadále spolupracovat, i když například naleznou poklad, kvůli kterému se daly dohromady, je dobré vymyslet jim nějakou motivaci pro dlouhodobou spolupráci.</text:p>
      <text:p text:style-name="P86"> </text:p>
      <text:h text:style-name="P118" text:outline-level="3">Společný dlouhodobý cíl</text:h>
      <text:p text:style-name="P82">Nejjednodušší je, když má kampaň nějaký dlouhodobý cíl, který je zároveň cílem pro všechny zúčastněné postavy. Může to být například:</text:p>
      <text:p text:style-name="P103"><text:span text:style-name="T113">-</text:span><text:span text:style-name="T56">        </text:span><text:span text:style-name="T114">Společný cíl daleké cesty.</text:span></text:p>
      <text:p text:style-name="P103"><text:span text:style-name="T113">-</text:span><text:span text:style-name="T56">        </text:span><text:span text:style-name="T114">Spolupráce na získání nějakého opravdu vzácného magického předmětu.</text:span></text:p>
      <text:p text:style-name="P103"><text:span text:style-name="T112">-</text:span><text:span text:style-name="T55">       </text:span><text:span text:style-name="T114">Boj za udržení nějakého území (nejlépe takového, k němuž mají všechny postavy vztah).</text:span></text:p>
      <text:p text:style-name="P103"><text:span text:style-name="T112">-</text:span><text:span text:style-name="T55">       </text:span><text:span text:style-name="T114">Vojenská kampaň (postavy jsou v něčích službách).</text:span></text:p>
      <text:p text:style-name="P103"><text:span text:style-name="T113">-</text:span><text:span text:style-name="T56">        </text:span><text:span text:style-name="T114">Postavy slouží společnému pánu, případně společně pracují pro nějakou organizaci.</text:span></text:p>
      <text:p text:style-name="P103"><text:span text:style-name="T113">-</text:span><text:span text:style-name="T56">        </text:span><text:span text:style-name="T114">Boj proti společnému nepříteli.</text:span></text:p>
      <text:p text:style-name="P86"> </text:p>
      <text:p text:style-name="P82"><text:soft-page-break/>Pokud se postavy spřátelí, dost možná budou chtít spolupracovat i bez dalších důvodů, prostě proto, že si vzájemně věří a v nebezpečném světě Dakary je dobré nějaké spolehlivé parťáky mít. Možná spolu budou chtít spolupracovat, protože předchozí výprava vynesla slušnou částku a peníze se vždycky hodí. V každém případě však nikdy neuškodí, když mají postavy ještě nějakou další, příběhovou motivaci, proč držet pohromadě.<text:line-break/>               Pokud kampaň dlouhodobý cíl nemá (není to nezbytně nutné), je možné ji pojmout jako sérii navazujících krátkodobých příběhů. Postavy se mezi nimi pravděpodobně věnují vlastním věcem (to samozřejmě není nutné odehrávat) a pokud se opět vyskytne nějaký společný cíl, opět se pustí do nového dobrodružství. Ostatně i dlouhodobých cílů postavy nejspíš časem dosáhnou, a bude potřeba vymyslet nějaké nové.</text:p>
      <text:p text:style-name="P86"> </text:p>
      <text:h text:style-name="P118" text:outline-level="3">Členství ve stejné jednotce či skupině</text:h>
      <text:p text:style-name="P82">Další z možností, jak zajistit, aby postavy měly důvod ke dlouhodobé spolupráci, je vytvořit je jako členy nějakého týmu, na rozdíl od skupiny jednotlivců, které dohromady svedla náhoda či situace. Takový tým může být například:</text:p>
      <text:p text:style-name="P103"><text:span text:style-name="T113">-</text:span><text:span text:style-name="T56">        </text:span><text:span text:style-name="T114">žoldácká kumpanie</text:span></text:p>
      <text:p text:style-name="P103"><text:span text:style-name="T113">-</text:span><text:span text:style-name="T56">        </text:span><text:span text:style-name="T114">skupina hledačů pokladů</text:span></text:p>
      <text:p text:style-name="P103"><text:span text:style-name="T113">-</text:span><text:span text:style-name="T56">        </text:span><text:span text:style-name="T114">družina ve službách nějakého velmože</text:span></text:p>
      <text:p text:style-name="P103"><text:span text:style-name="T113">-</text:span><text:span text:style-name="T56">        </text:span><text:span text:style-name="T114">vojenská jednotka</text:span></text:p>
      <text:p text:style-name="P103"><text:span text:style-name="T113">-</text:span><text:span text:style-name="T56">        </text:span><text:span text:style-name="T114">jednotka městské gardy</text:span></text:p>
      <text:p text:style-name="P86"> </text:p>
      <text:p text:style-name="P82"><text:soft-page-break/>Pokud zvolíte tuto variantu, nejspíš bude vhodné předem určit vnitřní i nějakou hierarchii týmu (kdo je velitel, od koho skupina přijímá rozkazy). Charakter týmu bude pak také rámcově určovat ladění jednotlivých příběhů: Armádní jednotka bude nejspíš posílána na vojenské mise (eliminace cílů na území nepřítele, výzvědy, sledování, likvidace či zajímání poslů, záškodnické akce), a podobně.</text:p>
      <text:p text:style-name="P86"> </text:p>
      <text:h text:style-name="P113" text:outline-level="2">Moralita postav</text:h>
      <text:p text:style-name="P82">Hrdinové příběhů v žádném případě nemusí být jen ctnostní rytíři či ochránci slabých. Klidně to mohou být i rabiáti, nájemní vrazi, či prostě jen dobrodruzi, kterým je vlastní život cennější než životy druhých. Morálka a názory tvé postavy jsou zcela na tobě, je však dobré brát v úvahu, že tvá postava bude chtít spolupracovat se zbytkem týmu, a že morálka týmu jako celku bude do značné míry určovat ráz hry: Příběhy družiny postav, které budou ze zásady odmítat zabíjet jinak než v sebeobraně se zřejmě budou značně lišit od týmu zabijáků bez špetky svědomí.<text:line-break/>               Skupina, v níž se sejdou postavy s různými zásadami, může být zajímavá, protože bude často docházet ke konfliktům názorů, ale nejspíš v ní nikdy nenastane situace, kdy by si postavy vzájemně zcela věřily. Pokud tedy chcete hrát partu kamarádů, kteří za sebe v případě nouze položí život, je dobré si o tom promluvit ještě před začátkem hry a charaktery postav tomu trochu přizpůsobit. Neznamená to však, že postavy musí nutně jako parta kamarádů začínat. Klidně se nemusí vůbec znát a vzájemnou důvěru si mohou vybudovat až v průběhu hry – takové přátelství je pak obvykle dokonce silnější, než když je určené předem.</text:p>
      <text:p text:style-name="P86"><text:soft-page-break/> </text:p>
      <text:h text:style-name="P113" text:outline-level="2">Riziko smrti hráčských postav</text:h>
      <text:p text:style-name="P82">Domluvte se předem a otevřeně, jak moc bude postavám ve hře hrozit smrt. Samozřejmě to neznamená, že když se rozhodnete, že postavy by pokud možno neměly umírat, tak se v příběhu nebudou vyskytovat protivníci, které postavy nemohou v přímém boji porazit, ani jiná smrtelná nebezpečí. Hráči by si vždy měli uvědomovat, že každé dobrodružství je nebezpečný podnik a vítězství ani přežití jejich postav ve skutečnosti nikdy není předem jisté. Na rozdíl od počítačové hry, kde vám autoři téměř nikdy nedají do cesty protivníka, který je nad vaše síly, nic takového ve hrách na prožívání příběhů neplatí. Většina dobrých příběhů v sobě má jistou složku napětí a nebezpečí a riziko smrti postavy je obvykle dobrým způsobem, jak toho dosáhnout. Jenže umírání hráčských postav s sebou také nese několik dost podstatných nepříjemností:</text:p>
      <text:p text:style-name="P103"><text:span text:style-name="T113">-</text:span><text:span text:style-name="T56">        </text:span><text:span text:style-name="T114">I v případě, že hrajete krátký jednorázový příběh, se vám může stát, že se vám postavy a prostředí natolik zalíbí, že po ukončení stávajícího příběhu budete se stejnými postavami chtít pokračovat v nějakém dalším. Ale to se dost dobře nedá udělat, pokud některé postavy v tomto příběhu zahynou.</text:span></text:p>
      <text:p text:style-name="P103"><text:span text:style-name="T113">-</text:span><text:span text:style-name="T56">        </text:span><text:span text:style-name="T114">Může to vést k neshodám o tom, zda byla smrt spravedlivá (pokud si nejste jisti, že to všichni dokážete snadno přijmout a smířit se s tím, raději se do toho nepouštějte, následné hádky za to určitě nestojí).</text:span></text:p>
      <text:p text:style-name="P102"><text:soft-page-break/><text:span text:style-name="T113">-</text:span><text:span text:style-name="T56">        </text:span><text:span text:style-name="T114">Může to také vést k tomu, že daný hráč velkou část příběhu nebude moci hrát (stále ale bude moci sledovat hru ostatních hráčů, případně mu může Vypravěč svěřovat role nehráčských postav).</text:span></text:p>
      <text:p text:style-name="P86"> </text:p>
      <text:h text:style-name="P118" text:outline-level="3">Příběhová imunita</text:h>
      <text:p text:style-name="P85">Pokud se chcete problémů spojených se smrtí hráčských postav vyvarovat, řekněte si předem, že postavy budou mít <text:span text:style-name="T31">příběhovou imunitu</text:span>. To znamená, že pokud by měla postava podle pravidel umřít, stane se jí místo toho nějaká jiná nepříjemnost (podle rozhodnutí Vypravěče). Může být vážně zraněna (a může z toho mít trvalé následky, které vyléčí pouze tehdy, když najde dostatečně mocného léčitele). Může padnou do zajetí (a ostatní postavy ji pak mohou chtít vysvobodit). Může přijít o nějaký mocný magický předmět (a dost možná ho pak bude chtít získat zpět).</text:p>
      <text:p text:style-name="P85">               Je dobré držet se toho, že ať už se postavě stane cokoliv, nemá to trvalé a neodstranitelné následky, protože odstraňování těchto následků postavám dává velmi dobrou motivaci k dalšímu dobrodružství. Pozor ale na to, aby tato nepříjemnost neměla podobný efekt jako smrt postavy v tom, že hráč už za ni nebude moci rozumně dál hrát (to se může stát například při úplné ztrátě paměti, apod.).</text:p>
      <text:p text:style-name="P85"><text:soft-page-break/>               Pokud budete hrát s příběhovou imunitou, tak hráčské postavy stále mohou umřít ve chvíli, kdy se tak rozhodne hráč postavy. Musí tomu však samozřejmě odpovídat herní situace, postava neumře jen tak z ničeho nic. Hráč se může takto rozhodnout například proto, že tato konkrétní smrt postavy bude mít smysl a postava tak dojde k naplnění svého příběhu (obětuje se za svého pána či přítele, apod.). </text:p>
      <text:p text:style-name="P88"> </text:p>
      <text:h text:style-name="P118" text:outline-level="3">Hra bez příběhové imunity</text:h>
      <text:p text:style-name="P82">Pro některé styly hry, například horor, temnou fantasy, či příběhy o nájemných zabijácích či agentech zapletených do vysoké politiky, se vyloženě nehodí, aby postavám smrt nehrozila. Skutečné riziko smrti postavy totiž do příběhu přináší atmosféru napětí a opravdového nebezpečí. Právě proto byste měli předem zvážit, co bude pro vaši hru vhodnější (zda skutečné riziko smrti postav za cenu případných nevýhod uvedených výše), nebo raději jiné formy porážky či neúspěchu postav, za cenu nižšího napětí při hře.<text:line-break/>               Pokud nějakému hráči umře postava, pro další příběh si bude muset vytvořit jinou. Pozor ale na to, že pokud se to mělo stávat příliš často, může to znamenat, že mu na jeho postavách přestane záležet (protože si ostatně vždycky může vytvořit další) a vysoké riziko smrti pak zamýšlené napětí paradoxně nepřinášet nebude – to je totiž dané vědomím možnosti ztratit něco, na čem hráči záleží. </text:p>
      <text:p text:style-name="P86"> </text:p>
      <text:h text:style-name="P113" text:outline-level="2"><text:soft-page-break/>Týmová hra</text:h>
      <text:p text:style-name="P82">Kromě toho, že tým je obvykle výkonnější než skupina nespolupracujících jednotlivců, má týmová hra ještě jeden velice podstatný účel: Do akce se současně zapojí víc postav (ideálně všechny) a tudíž se nestane, že by hrál jen jeden hráč a ostatní se nudili.           Na to, že by postavy měly být schopné a ochotné spolupracovat, je tedy dobré myslet už při rozhodování o tom, kdo bude hrát jakou postavu.</text:p>
      <text:p text:style-name="P86"> </text:p>
      <text:h text:style-name="P118" text:outline-level="3">Týmová mentalita postav</text:h>
      <text:p text:style-name="P82">Oblíbenými hlavními postavami některých příběhů jsou vlci samotáři. Jsou obvykle velice všestranné (dokáží si poradit s každou situací) a téměř vždy se drží hesla, že nejlepší je pracovat sám. Pokud chcete hrát týmově, tak tohle je přesně ten druh postav, kterému je potřeba se zdaleka vyhnout. Týmová postava by naopak měla mít tyto vlastnosti:</text:p>
      <text:p text:style-name="P103"><text:span text:style-name="T113">-</text:span><text:span text:style-name="T56">        </text:span><text:span text:style-name="T114">Je ochotna se na své parťáky spolehnout.</text:span></text:p>
      <text:p text:style-name="P103"><text:span text:style-name="T113">-</text:span><text:span text:style-name="T56">        </text:span><text:span text:style-name="T114">Nenechá parťáka ve štychu (leda by k tomu měla opravdu dobrý důvod).</text:span></text:p>
      <text:p text:style-name="P103"><text:span text:style-name="T113">-</text:span><text:span text:style-name="T56">        </text:span><text:span text:style-name="T114">Má nějaké slabiny a v něčem naopak vyniká. Díky tomu se pak různé postavy v týmu doplňují.</text:span></text:p>
      <text:p text:style-name="P86"> </text:p>
      <text:p text:style-name="P82">Kromě toho je dobré si uvědomit, že pokud má postava dlouhodobě fungovat v týmu, měla by se vyvarovat akcí, které týmové spolupráci brání nebo ji rozbíjí, zejména:</text:p>
      <text:p text:style-name="P102"><text:soft-page-break/><text:span text:style-name="T113">-</text:span><text:span text:style-name="T56">        </text:span><text:span text:style-name="T114">Postava by nikdy neměla nikoho z týmu podrazit (leda by to bylo domluvené s Vypravěčem, šlo o krátkodobou postavu a konflikt v rámci týmu by byl hlavní zápletku příběhu).</text:span></text:p>
      <text:p text:style-name="P102"><text:span text:style-name="T113">-</text:span><text:span text:style-name="T56">        </text:span><text:span text:style-name="T114">Postava by nikdy neměla na nikoho z týmu donášet informace.</text:span></text:p>
      <text:p text:style-name="P102"><text:span text:style-name="T113">-</text:span><text:span text:style-name="T56">        </text:span><text:span text:style-name="T114">Postava by neměla dělat nic, co by kazilo pověst týmu (to je velice důležité, protože dobrá pověst je pro dobrodruhy obvykle velice cenná a pověst týmu je vizitkou každého jeho člena).</text:span></text:p>
      <text:p text:style-name="P82">Tato doporučení by se měla dodržovat především dlouhodobě. Určitě nebude vadit, když nezkušená postava udělá špatné rozhodnutí. Důležité je, aby se byla ochotna poučit, když ji ostatní členové týmu vysvětlí, proč něco takového dělat nemá. Hra v týmu s postavou, na kterou se opakovaně nedá spolehnout, obvykle bývá pro ostatní hráče nepříjemná.</text:p>
      <text:p text:style-name="P86"> </text:p>
      <text:h text:style-name="P118" text:outline-level="3">Rozdělení rolí v týmu</text:h>
      <text:p text:style-name="P82">Kromě toho, že by týmové postavy měly mít své slabé a silné stránky, by se také měly pokud možno doplňovat. Pokud by se totiž jejich silné a slabé stránky překrývaly, tak se pouze stanou silnými a slabými stránkami celého týmu.<text:line-break/>               Při společné domluvě o tom, jakou roli budou jednotlivé postavy v týmu zastávat (tedy jaké budou silné stránky jednotlivých postav), nemusíte svým spoluhráčům říkat úplně všechno, co bude vaše postava umět (Vypravěči ale samozřejmě ano), stačí se domluvit na hlavním zaměření postav. To, že hráči předem nevědí, co všechno dokáží postavy jejich spoluhráčů, totiž do hry přináší prvek <text:soft-page-break/>tajemství a možnost překvapení, a to by ve hře pokud možno chybět nemělo.<text:line-break/>               Koncept, kdy je každá postava zaměřená trochu na něco jiného (jedna postava je například dobrá v boji z blízka, druhá ve střelbě a třetí umí kouzlit), také neberte jako pravidlo, ale spíš jako doporučení. Pokud vás například bude bavit hrát skupinu žoldáků zaměřených především na boj a Vypravěč bude souhlasit s tím, že pro takovou kumpanii připraví příběh, klidně se do toho pusťte. Hra se dá stejně dobře postavit třeba na vztazích mezi postavami a zajímavých charakterech, nemusí to nutně být logická hádanka založená na správném použití různých schopností a dovedností.</text:p>
      <text:p text:style-name="P83">/* TODO: Možná zmínit, jaké role jsou vlastně k dispozici, nebo alespoň odkázat na příslušné kapitoly */</text:p>
      <text:p text:style-name="P86"> </text:p>
      <text:h text:style-name="P106" text:outline-level="1">Individuální část přípravy hry</text:h>
      <text:p text:style-name="P86"> </text:p>
      <text:h text:style-name="P113" text:outline-level="2">Příprava příběhu</text:h>
      <text:p text:style-name="P82">Tato část pravidel je určena především pro Vypravěče, ale neznamená to, že by si ji nemohli přečíst všichni hráči (třeba proto, že si časem také budou chtít vyzkoušet připravit a vést nějaké dobrodružství).</text:p>
      <text:p text:style-name="P86"> </text:p>
      <text:h text:style-name="P126" text:outline-level="4">Improvizace</text:h>
      <text:p text:style-name="P82">Dakaru je v zásadě možné hrát i zcela bez přípravy a všechno vymýšlet až v průběhu hraní – improvizovat. Druhá krajní možnost je připravit příběh předem do nejmenších detailů, včetně toho v jakém pořadí se události stanou.<text:line-break/>               Varianta improvizace naráží na to, že některé věci a souvislosti tě napadnou, jen když si je rozmyslíš někde v klidu a máš na to dostatek času. Varianta napevno připraveného příběhu zas zadrhává na základním principu hry, který říká, že hráči mají naprostou svobodu v rozhodování za své postavy. Hráči totiž mívají ve zvyku rozhodovat se za postavy úplně jinak, než při přípravě předpokládáš.<text:line-break/>               Rozumný přístup tedy leží někde mezi těmito extrémy. Kde přesně se správná cesta nachází je individuální, každému Vypravěči vyhovuje něco trochu jiného.<text:line-break/><text:soft-page-break/>               Nejlepší je vůbec nespoléhat na svůj odhad toho, k čemu se v připravených situacích hráčské postavy rozhodnou a místo toho připravit pouze místa, kde by se <text:span text:style-name="T12">mohlo</text:span> něco stát a nehráčské postavy, které <text:span text:style-name="T12">mají v úmyslu</text:span> něco udělat a nechat hráče, ať skrze rozhodnutí svých postav příběh poskládají sami. Když postavy zamíří nějakým směrem, který nemáš vůbec připravený, ještě to neznamená katastrofu, vždy je možné improvizovat. Zamysli se nad tím, jak na danou situaci budou reagovat připravené nehráčské postavy (pokud se o ní vůbec dozví) a zohledni výsledek jejich akcí do dalšího děje. Pokud se hra dostala do úplně slepé uličky, vždycky můžeš přidat novou nehráčskou postavu, která třeba zmíní něco o několika dalších zajímavých místech, které máš připravené. Hráči mají rádi volnost v rozhodování (více možností, co dělat či jak něco udělat, více možností kam jít, a podobně), ale v konečném důsledku si stejně obvykle vybírají jen z možností, které jim předložíš, takže můžeš mít dobrou kontrolu nad tím, kam příběh směřuje, aniž bys hráče přímo do něčeho nutil.<text:line-break/>               Nikdy také nepřipravuj předem daný výsledek nějaké scény. „Postavy přijedou na hrad a tam je zajme hradní posádka a vsadí do vězení“ je ukázkový příklad toho, co by v přípravě hry nemělo být. Postavy totiž na hrad vůbec nemusí dorazit, mohou se rozhodnout dělat něco jiného. A i v případě, že na hrad skutečně dorazí, se nemusí nechat zajmout (mohou například magicky zjistit, co se tam na ně chystá a na hrad se dostat potají místo hlavní branou, mohou ze zdánlivě neřešitelné situace uniknout díky dobrým nápadům a magickým schopnostem, atd.). Žádná situace, která zahrnuje hráčské postavy, není tak jednoznačná, aby bylo možné předem určit její výsledek.</text:p>
      <text:p text:style-name="P86"> </text:p>
      <text:h text:style-name="P126" text:outline-level="4"><text:soft-page-break/>Nehráčské postavy</text:h>
      <text:p text:style-name="P82">Hybatelem děje jsou postavy – ať už hráčské nebo nehráčské. Ať už je zápletka jakákoliv, vždycky je to důsledek činnosti nějaké postavy: Choť bohatého měšťana někdo unesl, nebo možná utekla sama, ale i k tomu určitě měla nějaký důvod. Vždycky je to někdo konkrétní, kdo něco udělá, nebo se nějak rozhodne. Tím, že o příběhu nebudeš přemýšlet jako o nesouvisejících událostech, ale jako o důsledcích činnosti nebo rozhodnutí nějakých konkrétních osob, si velice usnadníš vedení hry a bude se ti mnohem lépe improvizovat. Ať už se ve hře stane cokoliv, bude ti stačit rozhodnout, kdo z důležitých postav se o tom dozvěděl a co s tím bude dělat.<text:line-break/>               Tenhle přístup je ve skutečnosti velice podobný tomu, jak hrají hráči postav: Na základě toho, co se jejich postavy dozví, nebo co se jim stane, hráči uvažují, co by jejich postava v takové situaci nebo na základě této informace udělala. Díky tomu jsou schopni zareagovat na libovolnou událost a tedy kdykoliv improvizovat.<text:line-break/>               K tomu, aby ses mohl takto rozhodovat, potřebuješ to samé co hráči: Mít připravené nehráčské postavy.</text:p>
      <text:p text:style-name="P86"> </text:p>
      <text:h text:style-name="P120" text:outline-level="5">Jaké nehráčské postavy připravit</text:h>
      <text:p text:style-name="P82">Připravit je třeba především postavy, které nějak souvisí s příběhem a jeho zápletkou. V předchozím příkladě by to asi byl manžel unesené paní domu a ten, kdo si její únos objednal. U těchto postav je dobré promyslet hlavně jejich motivace: Kdo a proč její únos zosnoval? Co tím chce získat? V případě manžela je vcelku zřejmé, proč chce svou choť získat zpět, ale i tak je dobré si jeho motivaci uvědomit, protože to pomůže například při rozhodování, jak bude reagovat na to, když se jí něco stane. <text:line-break/>               Další skupina nehráčských postav, které je vhodné alespoň trochu připravit, jsou „prodloužené ruce“ těchto hlavních postav v <text:soft-page-break/>pozadí. S postavami pravděpodobně nebude jednat přímo samotný bohatý měšťan, ale nějaký jeho zástupce. Ten, kdo únos zosnoval, to také nejspíš nebude dělat sám, ale někomu to přikázal. Tito služebníci či žoldáci se pak nejspíš nebudou rozhodovat sami za sebe, ale v případě nějaké nenadálé situace se půjdou zeptat svého pánem či mecenáše, co mají dělat dál.<text:line-break/>               Mezi nehráčské postavy patří také „náhodní kolemjdoucí“, případně ti, kdo v místech, kde se bude děj odehrávat, prostě žijí, či tam dělají svou práci. Tyto postavy obvykle není třeba podrobně připravovat, neuškodí ale, když se mezi nimi občas vyskytne někdo zajímavý, kdo sice nemusí mít s příběhem vůbec nic společného, ale může to být nějaká známá nebo důležitá osoba, nebo někdo, koho použiješ v nějakém dalším příběhu.<text:line-break/>               Poslední důležitá skupina jsou nehráčské postavy, které mají ke hráčským postavám nějaký vztah. Sem patř například známosti postav (o tom blíže pojednává kapitola Tvorba postavy), osoby zmíněné v minulosti jednotlivých postav, nebo kdokoliv jiný, kdo s nimi má něco společného. Zapojování těchto postav do příběhu (klidně i z důvodů, které s hlavní zápletkou přímo nesouvisí), může pomoci tomu, že budou hráčské postavy mnohem více zainteresované na tom, co se děje. Kolem těchto osob se navíc téměř vždy dá postavit dobrá zápletka příběhu (případně se může nějaká vyvinout v průběhu hry). U každé takové postavy je dobré předem určit, jaký má k postavám (či k nějaké konkrétní postavě) vztah: Může to být blízký přítel, může v tom být láska, může nějakou postavu z nějakých důvodů nenávidět, chtít se jí pomstít, nebo může jít o čistě obchodní vztah (a dotyčný třeba nebude váhat postavu podrazit, když z toho bude mít zisk).<text:line-break/>               Všechny nehráčské postavy by se také měly nějak jmenovat, nebo si nějak říkat (někdo může používat přezdívky, případně z nějakých důvodů nebude chtít prozradit své pravé jméno – u takových postav je důležité vymyslet jména předem, aby pak hráči mohli od<text:soft-page-break/>halovat, kdo se za těmi různými jmény vlastně skrývá). Vymýšlení jmen je možné nechat i na vlastní hru (případně si pak nechat poradit od hráčů, pokud tě zrovna žádné jméno nenapadne), určitě je ale dobré si vymyšlená jména zapsat.<text:line-break/>               Další možnost, která se hodí hlavně pro méně významné nebo epizodní postavy, je připravit si několik jmen bez přiřazení komu vlastně patří a postupně je v příběhu používat podle toho, s kým se zrovna budou chtít hráčské postavy bavit.</text:p>
      <text:p text:style-name="P86"> </text:p>
      <text:h text:style-name="P120" text:outline-level="5">Vliv nehráčských postav</text:h>
      <text:p text:style-name="P82">Při hře občas používáme souhrnnou charakteristiku možností a schopností nehráčské postavy nazývanou <text:span text:style-name="T31">Vliv</text:span> s hodnocení v rozsahu od 0 do 6. Po stránce schopností (ať už magických či nemagických) Vliv odpovídá úrovním zkušenosti hráčských postav, nehráčská postava se schopnostmi na úrovni profesionála tedy bude mít hodnocení Vlivu 3, velmistr bude mít hodnocení vlivu 6. Kromě toho může Vliv zahrnovat i bohatství a politickou moc nehráčské postavy. Král nebo šéf nějaké velké podsvětní organizace tedy budou mít vysoké hodnocení Vlivu (5 nebo 6), přestože jejich osobní schopnosti mohou mít výrazně nižší úroveň.</text:p>
      <text:p text:style-name="P86"> </text:p>
      <text:h text:style-name="P126" text:outline-level="4">Protivníci</text:h>
      <text:p text:style-name="P82">U případných protivníků je docela vhodné připravit si bojové hodnoty, nebo alespoň to, jakou mají zbroj a zbraně, případně jaké ovládají magické schopnosti či kouzla. Nehráčské postavy se řídí stejnými pravidly jako postavy hráčské (tedy zbytkem této příručky).</text:p>
      <text:p text:style-name="P83">/* TODO: Odkaz na bestiář a kapitolu o přípravě statů NPC. */</text:p>
      <text:p text:style-name="P86"><text:soft-page-break/> </text:p>
      <text:h text:style-name="P126" text:outline-level="4">Místa</text:h>
      <text:p text:style-name="P82">Děj se musí někde odehrávat a je na tobě, abys rozhodl, jak bude takové prostředí vypadat a abys ho později při hře hráčům popsal. Můžeš začít například tím, kde se postavy poprvé setkají. Bude to přeplněná síň nějakého hostince? Rušné náměstí? Či snad nějaká osamělá ulička? Hráčské postavy to mohou do značné míry ovlivnit, třeba tím, že ti oznámí, že se chtějí bavit v nějakém opuštěném skladišti, a že stráví nějaký čas jeho hledáním.<text:line-break/>               Některá místa tedy budeš vymýšlet až v průběhu hry (podle toho, kam se hráčské postavy vydají), ale některá je dobré mít připravena předem (alespoň to jak vypadají, kdo tam žije a případně i co se tam může zajímavého stát). Je dobré si dopředu vymyslet i názvy či jména těchto lokací (jak se jmenují konkrétní města, vesnice, atp). Vymýšlení jmen při hře může nějaký čas zabrat a rozhodně působí mnohem lépe, když je vidět, že máš jména a názvy připravené.<text:line-break/>               Není ale nutné předem vymýšlet a sepisovat popisy těchto míst, ani co konkrétního se na nich bude dít, to stačí dělat až při vlastní hře. Vždycky máš navíc možnost nechat si pomoci od ostatních hráčů. Když tě zrovna nic zajímavého nenapadne, můžeš říct například: „Jste na nádvoří starého hradu. Máte někdo nápad, jak by to tam asi tak mohlo vypadat?“ Není totiž pravda, že Vypravěč musí vymyslet úplně všechno sám. Hru přece budete hrát společně, takže není důvod, proč byste se nemohli o tvorbu podělit.</text:p>
      <text:p text:style-name="P86"> </text:p>
      <text:h text:style-name="P126" text:outline-level="4"><text:soft-page-break/>Informace</text:h>
      <text:p text:style-name="P82">Postavy se obvykle rozhodují na základě informací, které od tebe dostanou. Pokud se například dozví, že se poklad nachází ve zřícenině starého hradu, nejspíš nepůjdou prohledávat místní kostel (leda by na základě jiných informací měly podezření, že i tam se nachází něco zajímavého). Informace tohoto druhu hráčským postavám obvykle někdo řekne (poradí jim, sdělí jim něco za úplatu, případně to z něj hráčské postavy vytáhnou – vyslýcháním či mučením, magicky, nebo i jemnějšími manipulacemi, třeba s pomocí svádění), případě se je někde dočtou (třeba s tím, že nebudou rozumět jazyku, kterým je zpráva napsána, takže budou muset sehnat překlad).<text:line-break/>               Tím, že postavám dáváš k dispozici určité informace, můžeš vést příběh určitým směrem, aniž by to působilo násilně.<text:line-break/>               Nějaké informace mohou hráči dostat ještě před začátkem příběhu, obvykle podle minulosti a dovedností své postavy (protože dovednosti zahrnují i znalosti). Je vhodné tyto informace sdělovat každému hráči zvlášť – když všichni hráči nebudou vědět všechno, tak si pak při hře budou mít skrze své postavy o čem povídat.<text:line-break/>               Další druh informací souvisí s nebezpečností hry: Čím větší bude riziko smrti (nebo vážných následků) hráčských postav, tím budou postavy opatrnější a budou se snažit předem připravit na případné nebezpečné situace. K tomu jsou obvykle potřeba informace – komu patří místo, kam se postavy potřebují dostat, jak dobře je zabezpečené, atd. Informace tohoto druhu obvykle můžeš vymýšlet za běhu (vyplývají z toho, co už jsi připravil, tedy z vlastností místa a osob, které s ním mají něco společného), přesto je dobré počítat s tím, že je hráči mohou chtít získávat.</text:p>
      <text:p text:style-name="P86"> </text:p>
      <text:h text:style-name="P126" text:outline-level="4"><text:soft-page-break/>Vedlejší dějové linie</text:h>
      <text:p text:style-name="P82">Příběh nemusí mít jen jednu zápletku a tyto další dějové linie mohou a nemusí s hlavní zápletkou souviset. Vedlejší dějové linie se vytváří podobně jako hlavní zápletka příběhu. K tomu, aby byly pro hráčské postavy opravdu zajímavé, je ale dobré, aby se týkaly něčeho, co je pro nějakou postavu důležité, nebo jí na tom skutečně záleží. Následující dva odstavce uvádí příklady, jak toho dosáhnout.</text:p>
      <text:p text:style-name="P86"> </text:p>
      <text:h text:style-name="P120" text:outline-level="5">Využití příběhových námětů v historii postav</text:h>
      <text:p text:style-name="P82">Hráči mají při tvorbě postav možnost vytvořit v rámci minulosti svých postav takzvané <text:span text:style-name="T31">Příběhové náměty</text:span> (více se o tom dozvíš v kapitole <text:span text:style-name="T31">Tvorba postavy</text:span>). Příběhový námět je něco, co nějak souvisí s historií postavy a mohlo by se to při hře vynořit. Při využívání těchto námětů je dobré myslet na to, že všechny hráčské postavy jsou hlavní postavy příběhu a není tedy dobré některé z nich opomíjet. Na druhou stranu není příliš rozumné snažit se hned v první hře rozvinout úplně všechny náměty, které hráči vymysleli. Rozumný přístup je tedy vybrat si od každé postavy jeden (a postupně je do hry zapojovat) a až když se to bude hodit, tak postupně přidávat další.</text:p>
      <text:p text:style-name="P86"> </text:p>
      <text:h text:style-name="P120" text:outline-level="5">Využití známostí či kontaktů postav</text:h>
      <text:p text:style-name="P82">Hráči si mohou v rámci Tvorby postavy vymyslet osoby, se kterými jejich postava bude znát (viz odstavec <text:span text:style-name="T31">Známosti</text:span> v kapitole <text:span text:style-name="T31">Tvorba postavy</text:span>), případně v rámci dovednosti Sítě (viz kapitola <text:span text:style-name="T31">Dovednosti</text:span>) určit kontakty, přes které postava se svou sítí komunikuje. Postavě to dává možnost požádat tyto osoby o pomoc či <text:soft-page-break/>informace, ale současně to tobě dává možnost využít je k rozvíjení příběhu. Kontakty či známosti mohou od postavy něco chtít (třeba jako protislužbu za něco, co už pro ni udělali), mohou se dostat do problémů a požádat postavu o pomoc, atd.</text:p>
      <text:p text:style-name="P86"> </text:p>
      <text:h text:style-name="P120" text:outline-level="5">Využití cílů postav</text:h>
      <text:p text:style-name="P83">TODO</text:p>
      <text:p text:style-name="P83">/* Tohle zatím nechám být */</text:p>
      <text:p text:style-name="P86"> </text:p>
      <text:h text:style-name="P126" text:outline-level="4">Prostor pro využití schopností postav</text:h>
      <text:p text:style-name="P82">Při přípravě příběhu je dobré myslet na to, aby hráčské postavy měly jak uplatnit své schopnosti. Pokud totiž nějaký hráč hraje postavu zaměřenou čistě na boj a v příběhu se vůbec bojovat nebude, nejspíš se bude docela nudit. Naopak postava učence se zas bude cítit zbytečná v příběhu, kde družina půjde z jednoho boje do druhého.</text:p>
      <text:p text:style-name="P86"> </text:p>
      <text:h text:style-name="P126" text:outline-level="4">Materiály ke hře</text:h>
      <text:p text:style-name="P82">Materiály ke hře se rozumí vše, co nesouvisí přímo s příběhem, ale může to významně přispět k zážitku ze hry. Je to například mapa království, mapy různých míst, měst, budov či podzemí. Pokud hrajete večer a chceš navodit atmosféru temného podzemí, můžete hrát při zapálených svíčkách. V některých případech je možné připravit reálné ukázky toho, co postavy najdou, například svitek s runovým písmem. Vzít si skutečný svitek do ruky a prohlédnout si jej je pro hráče něco úplně jiného, než když jim to jen popíšeš. Zážitek <text:soft-page-break/>ze hry může podpořit také vhodně zvolená atmosferická hudba.<text:line-break/>               Dále je vhodné připravit si seznam magických předmětů a pokladů, které postavy mohou nalézt či získat, spolu s tím kde se nachází. Hráči budou zkoušet prohledávat kde co, pokud budou věřit, že by tam mohli nalézt něco cenného nebo užitečného, a je rozhodně lepší mít předem promyslené a napsané, než to pokaždé vymýšlet, až když se tě na to zeptají.<text:line-break/>               Nic z toho není ke hře nezbytně nutné, ale pokud tě to bude bavit, určitě stojí za to si s tím pohrát, hráči to při hře zaručeně ocení (byť by to přímo nedali najevo).</text:p>
      <text:p text:style-name="Text_20_body"/>
      <text:h text:style-name="Heading_20_1" text:outline-level="1">+Seznam dovedností</text:h>
      <text:p text:style-name="Text_20_body"> </text:p>
      <text:h text:style-name="P119" text:outline-level="5">Somatická magie</text:h>
      <text:p text:style-name="Text_20_body"><text:span text:style-name="T12">Specializace:</text:span> <text:span text:style-name="T31">Konkrétní schopnost, Magické zdroje</text:span> (tedy +1 bod harmonie)</text:p>
      <text:p text:style-name="Text_20_body"> </text:p>
      <text:h text:style-name="P119" text:outline-level="5">Theurgie</text:h>
      <text:p text:style-name="Text_20_body"><text:span text:style-name="T12">Specializace:</text:span> <text:span text:style-name="T31">Konkrétní základní kouzlo, Magické zdroje</text:span> (tedy +1 bod quintessence)</text:p>
      <text:p text:style-name="Text_20_body"> </text:p>
      <text:h text:style-name="P119" text:outline-level="5">Thaumaturgie</text:h>
      <text:p text:style-name="Text_20_body"><text:span text:style-name="T12">Specializace:</text:span> <text:span text:style-name="T31">Konkrétní modlitba či rituál, Magické zdroje</text:span> (tedy +1 bod přízně)</text:p>
      <text:p text:style-name="Text_20_body"> </text:p>
      <text:h text:style-name="P119" text:outline-level="5">Přírodní magie</text:h>
      <text:p text:style-name="Text_20_body"><text:span text:style-name="T12">Specializace:</text:span> <text:span text:style-name="T31">Konkrétní základní kouzlo, Magické zdroje</text:span> (tedy +1 bod přírodní energie)</text:p>
      <text:p text:style-name="Text_20_body"> </text:p>
      <text:h text:style-name="P119" text:outline-level="5">Telepatie</text:h>
      <text:p text:style-name="Text_20_body"><text:span text:style-name="T12">Specializace:</text:span> <text:span text:style-name="T31">Konkrétní základní kouzlo, Magické zdroje</text:span> (tedy +1 bod vůle)</text:p>
      <text:p text:style-name="Text_20_body"><text:soft-page-break/> </text:p>
      <text:h text:style-name="P119" text:outline-level="5">Alchymie</text:h>
      <text:p text:style-name="Text_20_body"><text:span text:style-name="T12">Specializace:</text:span> <text:span text:style-name="T31">Konkrétní receptura, Magické zdroje</text:span> (tedy +1 bod transmutace)</text:p>
      <text:p text:style-name="Text_20_body"> </text:p>
      <text:h text:style-name="P119" text:outline-level="5">Jednání</text:h>
      <text:p text:style-name="Text_20_body"><text:span text:style-name="T31">Specializace:</text:span> <text:span text:style-name="T31">Etiketa</text:span> (jedno konkrétní prostředí) (3), <text:span text:style-name="T31">Klam, Vyjednávání, Uplácení, Zastrašování a vydírání, Vyslýchání, Velení, Rétorika, Znalost mysli, Vyučování, Psychická odolnost</text:span></text:p>
      <text:p text:style-name="Text_20_body">Etiketa každého sociálního prostředí je samostatná specializace, například: <text:span text:style-name="T31">Stavovská etiketa, Vojenská etiketa, Žoldácká etiketa, Kupecká etiketa</text:span> (prostředí kupeckých karavan), <text:span text:style-name="T31">Vesnická etiketa, Druidská etiketa, Církevní etiketa, Akademická etiketa, Námořnická etiketa, Zálesácká etiketa, Měšťanská etiketa, Pouliční etiketa, Stavovská etiketa.</text:span></text:p>
      <text:p text:style-name="Text_20_body"> </text:p>
      <text:h text:style-name="P119" text:outline-level="5">Sítě</text:h>
      <text:p text:style-name="Text_20_body">Strop: Jednání + 1</text:p>
      <text:p text:style-name="Text_20_body"><text:span text:style-name="T12">Specializace:</text:span> <text:span text:style-name="T31">Černý trh, Obchodní výzvědná síť, Výkonná síť, Síť kontaktů v konkrétním oboru</text:span> (zbrojířství, alchymie, runové očarování), <text:span text:style-name="T31">Síť kontaktů ve specifické sociální struktuře</text:span> (univerzita, druidské kruhy, vyšší společnost v nějakém městě, královský dvůr, dvůr nějakého vysokého šlechtice, konkrétní obchodní společnost).</text:p>
      <text:p text:style-name="Text_20_body"> </text:p>
      <text:h text:style-name="P119" text:outline-level="5"><text:soft-page-break/>Zálesácké učení</text:h>
      <text:p text:style-name="Text_20_body"><text:span text:style-name="T12">Specializace:</text:span> <text:span text:style-name="T31">Honba, Lov, Stopování, Zametání stop, Plížení, Líčení pastí na zvěř, Znalost divočiny, Krocení a cvičení zvířat, Rybaření (4), Bylinkářství (4), Vnímání</text:span></text:p>
      <text:p text:style-name="Text_20_body"> </text:p>
      <text:h text:style-name="P119" text:outline-level="5">Léčitelství</text:h>
      <text:p text:style-name="Text_20_body"><text:span text:style-name="T12">Specializace:</text:span> <text:span text:style-name="T31">Léčení, První pomoc, Pitva, Výroba léčiv a protijedů, Bylinkářství (4), Znalost jedů (4), Porodní asistence, Anatomie</text:span></text:p>
      <text:p text:style-name="Text_20_body"> </text:p>
      <text:h text:style-name="P119" text:outline-level="5">Učenost</text:h>
      <text:p text:style-name="Text_20_body"><text:span text:style-name="T12">Specializace:</text:span> <text:span text:style-name="T31">Anatomie, Architektura, Astrologie, Čtení a psaní, Filosofie a teorie magie, Geografie, Heraldika, Historie, Matematika, Navigace, Teologie, Právo, Logické hry</text:span> (například šachy)<text:span text:style-name="T12">,</text:span> <text:span text:style-name="T31">Znalost jazyka</text:span> (Živé: Vadorština (Písmo: Takadské runy), Duramština (Písmo: Duramské znakové písmo), Takadština (Písmo: Takadské runy), Gorlandština (Písmo: Kagarské klínové písmo), Kagarština (Písmo: Kagarské klínové písmo), Nemetština (Písmo: Nemetské oghamové písmo), Mrtvé: Stará helidština (Písmo: Helidské glyfy), Starosimérština (Písmo: Simérské klínové písmo), Starokagarština (Písmo: Kagarské klínové písmo), Starotakadština (Písmo: Takadské runy))</text:p>
      <text:p text:style-name="Text_20_body"> </text:p>
      <text:h text:style-name="P119" text:outline-level="5"><text:soft-page-break/>Zlodějské praktiky</text:h>
      <text:p text:style-name="Text_20_body"><text:span text:style-name="T12">Specializace:</text:span> <text:span text:style-name="T31">Líčení a zneškodňování pastí, Otevírání zámků, Šifry (6), Odezírání ze rtů, Padělatelství (6),</text:span> <text:span text:style-name="T31">Nenápadnost, Ostražitost, Plížení, Vnímání, Hledání, Schovávání předmětů, Zlodějská gesta, Falešná hra, Uzlování a únik z pout, Vybírání kapes, Odhad ceny, Znalost podsvětí, Znalost procedur městské stráže</text:span></text:p>
      <text:p text:style-name="Text_20_body"> </text:p>
      <text:h text:style-name="P119" text:outline-level="5">Fyzická zdatnost</text:h>
      <text:p text:style-name="Text_20_body"><text:span text:style-name="T12">Specializace:</text:span> <text:span text:style-name="T31">Síla, Stamina, Běh, Skok, Pochod, Šplh</text:span></text:p>
      <text:p text:style-name="Text_20_body"> </text:p>
      <text:h text:style-name="P119" text:outline-level="5">Boj zblízka</text:h>
      <text:p text:style-name="Text_20_body">Strop: Fyzická zdatnost + 1</text:p>
      <text:p text:style-name="Text_20_body"><text:span text:style-name="T12">Specializace:</text:span> <text:span text:style-name="T31">Biče, Boj beze zbraně, Zápas, Nože a dýky, Šavle a meče</text:span> (včetně tesáku), <text:span text:style-name="T31">Pádné zbraně</text:span> (včetně obušku), <text:span text:style-name="T31">Řemdihy, Meč a štít, Bodná zbraň a štít, Pádná zbraň a štít, Řemdih a štít, Tyčové zbraně, Cepy, Uhýbání, Boj se dvěma zbraněmi, Boj z jezdeckého zvířete</text:span> (strop: Jezdectví + 2), <text:span text:style-name="T31">Škrtící šňůra</text:span></text:p>
      <text:p text:style-name="Text_20_body"> </text:p>
      <text:h text:style-name="P119" text:outline-level="5">Střelba</text:h>
      <text:p text:style-name="Text_20_body"><text:span text:style-name="T12">Specializace:</text:span> <text:span text:style-name="T31">Foukačka, Prak, Tyčový prak, Kuše, Minikuše, Luky, Střelba z jezdeckého zvířete</text:span> (Strop: Jezdectví + 2)</text:p>
      <text:p text:style-name="Text_20_body"> </text:p>
      <text:h text:style-name="P119" text:outline-level="5"><text:soft-page-break/>Vrhací zbraně</text:h>
      <text:p text:style-name="Text_20_body"><text:span text:style-name="T12">Specializace:</text:span> <text:span text:style-name="T31">Vrhací dýky, Vrhací hvězdice, Vrhací šipky, Kameny a granáty, Vrhací disk, Vrhací sekery, Oštěpy, Vrh z jezdeckého zvířete</text:span> (Strop: Jezdectví + 2)</text:p>
      <text:p text:style-name="Text_20_body"> </text:p>
      <text:h text:style-name="P127" text:outline-level="6">Samostatné magické dovednosti</text:h>
      <text:p text:style-name="Text_20_body"><text:span text:style-name="T31">Udržování magie, Runopisectví, Tvarování kouzel, Věštění</text:span> (Astrologie, Věštění z karet, Astragyromantie (věštění z kostek a kostí), Aeromantie (věštění z úkazů v atmosféře),  Selenomantie (předpovídání prostřednictvím sledování úkazů na nebi, zvláště měsíčních fází), Zoomantie (věštění podle chování zvířat), Austromantie (věštění s pomocí naslouchání větru), Bletonomantie, (věštění pomocí tekoucí vody), Ceromantie, (věštění s pomocí roztaveného vosku), Hieromantie (věštění z vnitřností zvířat, obvykle rituálně obětovaných), Antropomantie, (věštění z lidských vnitřností při rituální oběti), Věštění z křišťálové koule, Výklad snů, Věštění z čajových lístků, Věštění z mincí, Výklad vizí (vize většinou přicházejí po požití halucinogenních látek nebo po provedení náboženského obřadu))</text:p>
      <text:p text:style-name="Text_20_body"> </text:p>
      <text:h text:style-name="P127" text:outline-level="6">Samostatné umělecké dovednosti</text:h>
      <text:p text:style-name="Text_20_body"><text:span text:style-name="T31">Hra na hudební nástroj</text:span> (Flétny a píšťaly (příčná flétna, zobcová flétna, fujara, šalmaj), Dudy, Loutny, Harfy, Bicí nástroje (bubny, bubínky, rolničky), Rohy a trouby), <text:span text:style-name="T31">Malba, Herectví, Umělecký přednes, Imitace hlasu</text:span> (Odolávání: Imitace hlasu nebo jiná dovednost pracující s hlasem (např. Herectví)), <text:span text:style-name="T31">Skládání hudby, Sochařství, Tanec, Zpěv</text:span></text:p>
      <text:p text:style-name="Text_20_body"> </text:p>
      <text:h text:style-name="P127" text:outline-level="6"><text:soft-page-break/>Samostatné fyzické dovednosti</text:h>
      <text:p text:style-name="Text_20_body"><text:span text:style-name="T31">Akrobacie</text:span> (Strop: Fyzická zdatnost + 2), <text:span text:style-name="T31">Žonglování, Plavání</text:span> (Strop: Fyzická zdatnost + 2), <text:span text:style-name="T31">Horolezectví</text:span> (Strop: Fyzická zdatnost + 2), <text:span text:style-name="T31">Znalost exotické divočiny, Znalost podzemí, Jezdectví</text:span> (Strop: Vozatajství + 3), <text:span text:style-name="T31">Vozatajství</text:span> (Strop: Jezdectví + 3), <text:span text:style-name="T31">Ovládání malých lodí</text:span></text:p>
      <text:p text:style-name="Text_20_body"> </text:p>
      <text:h text:style-name="P127" text:outline-level="6">Samostatné sociální dovednosti</text:h>
      <text:p text:style-name="Text_20_body"><text:span text:style-name="T31">Sexuální praktiky a svádění</text:span> (Strop: Jednání + 2), <text:span text:style-name="T31">Společenská či hazardní hra, Mučení</text:span> (Odolávání: Psychická odolnost), <text:span text:style-name="T31">Herectví</text:span> (Strop: Jednání + 2, Odolávání: Herectví), <text:span text:style-name="T31">Převleky a líčení</text:span> (Odolávání: Ostražitost nebo Převleky a líčení), <text:span text:style-name="T31">Obchod</text:span> (Požadavky: Matematika 1), <text:span text:style-name="T31">Odhad ceny, Znalost města, Znalost tajných gest</text:span></text:p>
      <text:p text:style-name="Text_20_body"> </text:p>
      <text:h text:style-name="P127" text:outline-level="6">Samostatné akademické dovednosti</text:h>
      <text:p text:style-name="P89">Historie Starších říší, Málo známý jazyk, Málo známé písmo</text:p>
      <text:p text:style-name="Text_20_body"> </text:p>
      <text:h text:style-name="P127" text:outline-level="6">Řemesla</text:h>
      <text:p text:style-name="Text_20_body"><text:span text:style-name="T31">Dřevařství, Hornictví, Hrnčířství, Iluminace, Kamenictví, Kaligrafie, Kartografie, Klenotnictví, Konstrukce obléhacích zbraní, Kožedělnictví, Kovářství, Krejčířství, Lazebnictví, Loďařství, Námořnictví,  Řeznictví,</text:span> <text:span text:style-name="T31">Stavitelství</text:span> (Strop: Architektura + 3), <text:span text:style-name="T31">Tesařina, Vaření, Výroba pastí, Zámečnictví, Zbrojířství, Zednictví, Zlatnictví</text:span></text:p>
      <text:p text:style-name="Text_20_body"><text:soft-page-break/> </text:p>
      <text:h text:style-name="P127" text:outline-level="6">Speciální samostatné dovednosti</text:h>
      <text:p text:style-name="P89">Demolice, Střelba z balisty, Střelba z katapultu, Odpalování raket, Použití plamenometu</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1" svg:font-family="'Lucida Sans Unicode'"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76</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23T12:27:26.155000000</dc:date>
    <meta:print-date>2113-01-01T00:00:00</meta:print-date>
    <meta:editing-cycles>20541</meta:editing-cycles>
    <meta:editing-duration>P60DT11H5M53S</meta:editing-duration>
    <meta:generator>LibreOffice/6.0.5.2$Windows_X86_64 LibreOffice_project/54c8cbb85f300ac59db32fe8a675ff7683cd5a16</meta:generator>
    <dc:creator>York </dc:creator>
    <meta:document-statistic meta:table-count="1" meta:image-count="6" meta:object-count="0" meta:page-count="76" meta:paragraph-count="737" meta:word-count="12346" meta:character-count="78491" meta:non-whitespace-character-count="65999"/>
  </office:meta>
</office:document-meta>
</file>